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kip_nsp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K_cap</text:p>
          </table:table-cell>
          <table:table-cell office:value-type="string" calcext:value-type="string">
            <text:p>k_low</text:p>
          </table:table-cell>
          <table:table-cell office:value-type="string" calcext:value-type="string">
            <text:p>NMI_max</text:p>
          </table:table-cell>
          <table:table-cell office:value-type="string" calcext:value-type="string">
            <text:p>NMI_min</text:p>
          </table:table-cell>
          <table:table-cell office:value-type="string" calcext:value-type="string">
            <text:p>NMI_avg</text:p>
          </table:table-cell>
          <table:table-cell office:value-type="string" calcext:value-type="string">
            <text:p>NMI_med</text:p>
          </table:table-cell>
          <table:table-cell office:value-type="string" calcext:value-type="string">
            <text:p>UNIX_TIME</text:p>
          </table:table-cell>
          <table:table-cell office:value-type="string" calcext:value-type="string">
            <text:p>total_points</text:p>
          </table:table-cell>
          <table:table-cell office:value-type="string" calcext:value-type="string">
            <text:p>algo_choice</text:p>
          </table:table-cell>
          <table:table-cell office:value-type="string" calcext:value-type="string">
            <text:p>num_elements</text:p>
          </table:table-cell>
          <table:table-cell office:value-type="string" calcext:value-type="string">
            <text:p>in_file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plambda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511435527776" calcext:value-type="float">
            <text:p>0.511435527776</text:p>
          </table:table-cell>
          <table:table-cell office:value-type="float" office:value="1508134109.74602" calcext:value-type="float">
            <text:p>1508134109.7460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507997789465" calcext:value-type="float">
            <text:p>0.507997789465</text:p>
          </table:table-cell>
          <table:table-cell office:value-type="float" office:value="1508145138.25294" calcext:value-type="float">
            <text:p>1508145138.2529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505260160146" calcext:value-type="float">
            <text:p>0.505260160146</text:p>
          </table:table-cell>
          <table:table-cell office:value-type="float" office:value="1508135788.33907" calcext:value-type="float">
            <text:p>1508135788.3390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505214936539" calcext:value-type="float">
            <text:p>0.505214936539</text:p>
          </table:table-cell>
          <table:table-cell office:value-type="float" office:value="1508203191.41341" calcext:value-type="float">
            <text:p>1508203191.4134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9" calcext:value-type="float">
            <text:p>999</text:p>
          </table:table-cell>
          <table:table-cell office:value-type="float" office:value="0.505147379517" calcext:value-type="float">
            <text:p>0.505147379517</text:p>
          </table:table-cell>
          <table:table-cell office:value-type="float" office:value="0.505022892418" calcext:value-type="float">
            <text:p>0.505022892418</text:p>
          </table:table-cell>
          <table:table-cell office:value-type="float" office:value="0.505047789838" calcext:value-type="float">
            <text:p>0.505047789838</text:p>
          </table:table-cell>
          <table:table-cell office:value-type="float" office:value="0.505022892418" calcext:value-type="float">
            <text:p>0.505022892418</text:p>
          </table:table-cell>
          <table:table-cell office:value-type="float" office:value="1508136548.80088" calcext:value-type="float">
            <text:p>1508136548.8008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503510785219" calcext:value-type="float">
            <text:p>0.503510785219</text:p>
          </table:table-cell>
          <table:table-cell office:value-type="float" office:value="1508133929.96843" calcext:value-type="float">
            <text:p>1508133929.9684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502671667656" calcext:value-type="float">
            <text:p>0.502671667656</text:p>
          </table:table-cell>
          <table:table-cell office:value-type="float" office:value="1508145342.33873" calcext:value-type="float">
            <text:p>1508145342.3387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501342073327" calcext:value-type="float">
            <text:p>0.501342073327</text:p>
          </table:table-cell>
          <table:table-cell office:value-type="float" office:value="1508144787.84259" calcext:value-type="float">
            <text:p>1508144787.8425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50115486552" calcext:value-type="float">
            <text:p>0.50115486552</text:p>
          </table:table-cell>
          <table:table-cell office:value-type="float" office:value="1508144165.48712" calcext:value-type="float">
            <text:p>1508144165.4871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501063872215" calcext:value-type="float">
            <text:p>0.501063872215</text:p>
          </table:table-cell>
          <table:table-cell office:value-type="float" office:value="1508144788.94366" calcext:value-type="float">
            <text:p>1508144788.9436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500928592768" calcext:value-type="float">
            <text:p>0.500928592768</text:p>
          </table:table-cell>
          <table:table-cell office:value-type="float" office:value="1508143373.97025" calcext:value-type="float">
            <text:p>1508143373.9702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500135502216" calcext:value-type="float">
            <text:p>0.500135502216</text:p>
          </table:table-cell>
          <table:table-cell office:value-type="float" office:value="1508142922.76399" calcext:value-type="float">
            <text:p>1508142922.7639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99" calcext:value-type="float">
            <text:p>1499</text:p>
          </table:table-cell>
          <table:table-cell office:value-type="float" office:value="0.499610857949" calcext:value-type="float">
            <text:p>0.499610857949</text:p>
          </table:table-cell>
          <table:table-cell office:value-type="float" office:value="0.499600247868" calcext:value-type="float">
            <text:p>0.499600247868</text:p>
          </table:table-cell>
          <table:table-cell office:value-type="float" office:value="0.499602369884" calcext:value-type="float">
            <text:p>0.499602369884</text:p>
          </table:table-cell>
          <table:table-cell office:value-type="float" office:value="0.499600247868" calcext:value-type="float">
            <text:p>0.499600247868</text:p>
          </table:table-cell>
          <table:table-cell office:value-type="float" office:value="1508131025.66762" calcext:value-type="float">
            <text:p>1508131025.6676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98767209535" calcext:value-type="float">
            <text:p>0.498767209535</text:p>
          </table:table-cell>
          <table:table-cell office:value-type="float" office:value="1508142486.35732" calcext:value-type="float">
            <text:p>1508142486.3573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97139400543" calcext:value-type="float">
            <text:p>0.497139400543</text:p>
          </table:table-cell>
          <table:table-cell office:value-type="float" office:value="1508145650.48065" calcext:value-type="float">
            <text:p>1508145650.4806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96265464471" calcext:value-type="float">
            <text:p>0.496265464471</text:p>
          </table:table-cell>
          <table:table-cell office:value-type="float" office:value="1508142243.55939" calcext:value-type="float">
            <text:p>1508142243.5593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9" calcext:value-type="float">
            <text:p>999</text:p>
          </table:table-cell>
          <table:table-cell office:value-type="float" office:value="0.496158828779" calcext:value-type="float">
            <text:p>0.496158828779</text:p>
          </table:table-cell>
          <table:table-cell office:value-type="float" office:value="0.496120704114" calcext:value-type="float">
            <text:p>0.496120704114</text:p>
          </table:table-cell>
          <table:table-cell office:value-type="float" office:value="0.496151203846" calcext:value-type="float">
            <text:p>0.496151203846</text:p>
          </table:table-cell>
          <table:table-cell office:value-type="float" office:value="0.496158828779" calcext:value-type="float">
            <text:p>0.496158828779</text:p>
          </table:table-cell>
          <table:table-cell office:value-type="float" office:value="1508134373.42206" calcext:value-type="float">
            <text:p>1508134373.4220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95587076535" calcext:value-type="float">
            <text:p>0.495587076535</text:p>
          </table:table-cell>
          <table:table-cell office:value-type="float" office:value="1508145875.95624" calcext:value-type="float">
            <text:p>1508145875.9562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93200201649" calcext:value-type="float">
            <text:p>0.493200201649</text:p>
          </table:table-cell>
          <table:table-cell office:value-type="float" office:value="1508203479.68102" calcext:value-type="float">
            <text:p>1508203479.6810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93145373117" calcext:value-type="float">
            <text:p>0.493145373117</text:p>
          </table:table-cell>
          <table:table-cell office:value-type="float" office:value="1508133744.97495" calcext:value-type="float">
            <text:p>1508133744.9749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9291721214" calcext:value-type="float">
            <text:p>0.49291721214</text:p>
          </table:table-cell>
          <table:table-cell office:value-type="float" office:value="1508141852.68123" calcext:value-type="float">
            <text:p>1508141852.6812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91341189829" calcext:value-type="float">
            <text:p>0.491341189829</text:p>
          </table:table-cell>
          <table:table-cell office:value-type="float" office:value="1508200393.20819" calcext:value-type="float">
            <text:p>1508200393.2081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91323198808" calcext:value-type="float">
            <text:p>0.491323198808</text:p>
          </table:table-cell>
          <table:table-cell office:value-type="float" office:value="1508130693.90119" calcext:value-type="float">
            <text:p>1508130693.9011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90642684807" calcext:value-type="float">
            <text:p>0.490642684807</text:p>
          </table:table-cell>
          <table:table-cell office:value-type="float" office:value="1508141661.88009" calcext:value-type="float">
            <text:p>1508141661.8800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89981459402" calcext:value-type="float">
            <text:p>0.489981459402</text:p>
          </table:table-cell>
          <table:table-cell office:value-type="float" office:value="1508131554.92695" calcext:value-type="float">
            <text:p>1508131554.9269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499" calcext:value-type="float">
            <text:p>1499</text:p>
          </table:table-cell>
          <table:table-cell office:value-type="float" office:value="0.489821606427" calcext:value-type="float">
            <text:p>0.489821606427</text:p>
          </table:table-cell>
          <table:table-cell office:value-type="float" office:value="0.489692817821" calcext:value-type="float">
            <text:p>0.489692817821</text:p>
          </table:table-cell>
          <table:table-cell office:value-type="float" office:value="0.489718575542" calcext:value-type="float">
            <text:p>0.489718575542</text:p>
          </table:table-cell>
          <table:table-cell office:value-type="float" office:value="0.489692817821" calcext:value-type="float">
            <text:p>0.489692817821</text:p>
          </table:table-cell>
          <table:table-cell office:value-type="float" office:value="1508132683.98489" calcext:value-type="float">
            <text:p>1508132683.9848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89588053056" calcext:value-type="float">
            <text:p>0.489588053056</text:p>
          </table:table-cell>
          <table:table-cell office:value-type="float" office:value="1508130411.80763" calcext:value-type="float">
            <text:p>1508130411.8076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8954133589" calcext:value-type="float">
            <text:p>0.48954133589</text:p>
          </table:table-cell>
          <table:table-cell office:value-type="float" office:value="1508138742.6685" calcext:value-type="float">
            <text:p>1508138742.668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893999109" calcext:value-type="float">
            <text:p>0.4893999109</text:p>
          </table:table-cell>
          <table:table-cell office:value-type="float" office:value="1508135254.37869" calcext:value-type="float">
            <text:p>1508135254.3786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9" calcext:value-type="float">
            <text:p>999</text:p>
          </table:table-cell>
          <table:table-cell office:value-type="float" office:value="0.488776534922" calcext:value-type="float">
            <text:p>0.488776534922</text:p>
          </table:table-cell>
          <table:table-cell office:value-type="float" office:value="0.457029270031" calcext:value-type="float">
            <text:p>0.457029270031</text:p>
          </table:table-cell>
          <table:table-cell office:value-type="float" office:value="0.482427081943" calcext:value-type="float">
            <text:p>0.482427081943</text:p>
          </table:table-cell>
          <table:table-cell office:value-type="float" office:value="0.488776534922" calcext:value-type="float">
            <text:p>0.488776534922</text:p>
          </table:table-cell>
          <table:table-cell office:value-type="float" office:value="1508137026.97043" calcext:value-type="float">
            <text:p>1508137026.9704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88665273025" calcext:value-type="float">
            <text:p>0.488665273025</text:p>
          </table:table-cell>
          <table:table-cell office:value-type="float" office:value="1508141504.45885" calcext:value-type="float">
            <text:p>1508141504.4588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88531628921" calcext:value-type="float">
            <text:p>0.488531628921</text:p>
          </table:table-cell>
          <table:table-cell office:value-type="float" office:value="1508125474.90582" calcext:value-type="float">
            <text:p>1508125474.9058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88179146605" calcext:value-type="float">
            <text:p>0.488179146605</text:p>
          </table:table-cell>
          <table:table-cell office:value-type="float" office:value="1508200329.55422" calcext:value-type="float">
            <text:p>1508200329.5542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" calcext:value-type="float">
            <text:p>99</text:p>
          </table:table-cell>
          <table:table-cell office:value-type="float" office:value="0.488078964438" calcext:value-type="float">
            <text:p>0.488078964438</text:p>
          </table:table-cell>
          <table:table-cell office:value-type="float" office:value="0.487086866688" calcext:value-type="float">
            <text:p>0.487086866688</text:p>
          </table:table-cell>
          <table:table-cell office:value-type="float" office:value="0.487880544888" calcext:value-type="float">
            <text:p>0.487880544888</text:p>
          </table:table-cell>
          <table:table-cell office:value-type="float" office:value="0.488078964438" calcext:value-type="float">
            <text:p>0.488078964438</text:p>
          </table:table-cell>
          <table:table-cell office:value-type="float" office:value="1508149199.85163" calcext:value-type="float">
            <text:p>1508149199.8516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88062231536" calcext:value-type="float">
            <text:p>0.488062231536</text:p>
          </table:table-cell>
          <table:table-cell office:value-type="float" office:value="1508137415.37567" calcext:value-type="float">
            <text:p>1508137415.3756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87342080158" calcext:value-type="float">
            <text:p>0.487342080158</text:p>
          </table:table-cell>
          <table:table-cell office:value-type="float" office:value="1508147596.93002" calcext:value-type="float">
            <text:p>1508147596.9300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87339898043" calcext:value-type="float">
            <text:p>0.487339898043</text:p>
          </table:table-cell>
          <table:table-cell office:value-type="float" office:value="1508141224.08895" calcext:value-type="float">
            <text:p>1508141224.0889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999" calcext:value-type="float">
            <text:p>1999</text:p>
          </table:table-cell>
          <table:table-cell office:value-type="float" office:value="0.487334402942" calcext:value-type="float">
            <text:p>0.487334402942</text:p>
          </table:table-cell>
          <table:table-cell office:value-type="float" office:value="0.487273191258" calcext:value-type="float">
            <text:p>0.487273191258</text:p>
          </table:table-cell>
          <table:table-cell office:value-type="float" office:value="0.487322160606" calcext:value-type="float">
            <text:p>0.487322160606</text:p>
          </table:table-cell>
          <table:table-cell office:value-type="float" office:value="0.487334402942" calcext:value-type="float">
            <text:p>0.487334402942</text:p>
          </table:table-cell>
          <table:table-cell office:value-type="float" office:value="1508128214.72338" calcext:value-type="float">
            <text:p>1508128214.7233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87197500891" calcext:value-type="float">
            <text:p>0.487197500891</text:p>
          </table:table-cell>
          <table:table-cell office:value-type="float" office:value="1508197927.31315" calcext:value-type="float">
            <text:p>1508197927.3131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" calcext:value-type="float">
            <text:p>99</text:p>
          </table:table-cell>
          <table:table-cell office:value-type="float" office:value="0.487147001576" calcext:value-type="float">
            <text:p>0.487147001576</text:p>
          </table:table-cell>
          <table:table-cell office:value-type="float" office:value="0.473985284797" calcext:value-type="float">
            <text:p>0.473985284797</text:p>
          </table:table-cell>
          <table:table-cell office:value-type="float" office:value="0.476617628153" calcext:value-type="float">
            <text:p>0.476617628153</text:p>
          </table:table-cell>
          <table:table-cell office:value-type="float" office:value="0.473985284797" calcext:value-type="float">
            <text:p>0.473985284797</text:p>
          </table:table-cell>
          <table:table-cell office:value-type="float" office:value="1508148026.00767" calcext:value-type="float">
            <text:p>1508148026.0076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87106063353" calcext:value-type="float">
            <text:p>0.487106063353</text:p>
          </table:table-cell>
          <table:table-cell office:value-type="float" office:value="1508148476.92461" calcext:value-type="float">
            <text:p>1508148476.9246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999" calcext:value-type="float">
            <text:p>1999</text:p>
          </table:table-cell>
          <table:table-cell office:value-type="float" office:value="0.487090049125" calcext:value-type="float">
            <text:p>0.487090049125</text:p>
          </table:table-cell>
          <table:table-cell office:value-type="float" office:value="0.487076573475" calcext:value-type="float">
            <text:p>0.487076573475</text:p>
          </table:table-cell>
          <table:table-cell office:value-type="float" office:value="0.487079268605" calcext:value-type="float">
            <text:p>0.487079268605</text:p>
          </table:table-cell>
          <table:table-cell office:value-type="float" office:value="0.487076573475" calcext:value-type="float">
            <text:p>0.487076573475</text:p>
          </table:table-cell>
          <table:table-cell office:value-type="float" office:value="1508127221.53134" calcext:value-type="float">
            <text:p>1508127221.5313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499" calcext:value-type="float">
            <text:p>1499</text:p>
          </table:table-cell>
          <table:table-cell office:value-type="float" office:value="0.486859294657" calcext:value-type="float">
            <text:p>0.486859294657</text:p>
          </table:table-cell>
          <table:table-cell office:value-type="float" office:value="0.486804496589" calcext:value-type="float">
            <text:p>0.486804496589</text:p>
          </table:table-cell>
          <table:table-cell office:value-type="float" office:value="0.486815456203" calcext:value-type="float">
            <text:p>0.486815456203</text:p>
          </table:table-cell>
          <table:table-cell office:value-type="float" office:value="0.486804496589" calcext:value-type="float">
            <text:p>0.486804496589</text:p>
          </table:table-cell>
          <table:table-cell office:value-type="float" office:value="1508132931.93631" calcext:value-type="float">
            <text:p>1508132931.9363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86791105484" calcext:value-type="float">
            <text:p>0.486791105484</text:p>
          </table:table-cell>
          <table:table-cell office:value-type="float" office:value="1508133209.90179" calcext:value-type="float">
            <text:p>1508133209.9017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86756213401" calcext:value-type="float">
            <text:p>0.486756213401</text:p>
          </table:table-cell>
          <table:table-cell office:value-type="float" office:value="1508126281.1398" calcext:value-type="float">
            <text:p>1508126281.139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86735501957" calcext:value-type="float">
            <text:p>0.486735501957</text:p>
          </table:table-cell>
          <table:table-cell office:value-type="float" office:value="1508147043.5804" calcext:value-type="float">
            <text:p>1508147043.580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86711442619" calcext:value-type="float">
            <text:p>0.486711442619</text:p>
          </table:table-cell>
          <table:table-cell office:value-type="float" office:value="1508126029.20414" calcext:value-type="float">
            <text:p>1508126029.2041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86626635586" calcext:value-type="float">
            <text:p>0.486626635586</text:p>
          </table:table-cell>
          <table:table-cell office:value-type="float" office:value="1508146298.5622" calcext:value-type="float">
            <text:p>1508146298.562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" calcext:value-type="float">
            <text:p>99</text:p>
          </table:table-cell>
          <table:table-cell office:value-type="float" office:value="0.48633534963" calcext:value-type="float">
            <text:p>0.48633534963</text:p>
          </table:table-cell>
          <table:table-cell office:value-type="float" office:value="0.47320725186" calcext:value-type="float">
            <text:p>0.47320725186</text:p>
          </table:table-cell>
          <table:table-cell office:value-type="float" office:value="0.483709730076" calcext:value-type="float">
            <text:p>0.483709730076</text:p>
          </table:table-cell>
          <table:table-cell office:value-type="float" office:value="0.48633534963" calcext:value-type="float">
            <text:p>0.48633534963</text:p>
          </table:table-cell>
          <table:table-cell office:value-type="float" office:value="1508146554.97865" calcext:value-type="float">
            <text:p>1508146554.9786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" calcext:value-type="float">
            <text:p>299</text:p>
          </table:table-cell>
          <table:table-cell office:value-type="float" office:value="0.485891362477" calcext:value-type="float">
            <text:p>0.485891362477</text:p>
          </table:table-cell>
          <table:table-cell office:value-type="float" office:value="0.481673539005" calcext:value-type="float">
            <text:p>0.481673539005</text:p>
          </table:table-cell>
          <table:table-cell office:value-type="float" office:value="0.482517103699" calcext:value-type="float">
            <text:p>0.482517103699</text:p>
          </table:table-cell>
          <table:table-cell office:value-type="float" office:value="0.481673539005" calcext:value-type="float">
            <text:p>0.481673539005</text:p>
          </table:table-cell>
          <table:table-cell office:value-type="float" office:value="1508197558.04261" calcext:value-type="float">
            <text:p>1508197558.0426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85825545968" calcext:value-type="float">
            <text:p>0.485825545968</text:p>
          </table:table-cell>
          <table:table-cell office:value-type="float" office:value="1508128733.26889" calcext:value-type="float">
            <text:p>1508128733.2688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8534766464" calcext:value-type="float">
            <text:p>0.48534766464</text:p>
          </table:table-cell>
          <table:table-cell office:value-type="float" office:value="1508129065.65406" calcext:value-type="float">
            <text:p>1508129065.6540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9" calcext:value-type="float">
            <text:p>2999</text:p>
          </table:table-cell>
          <table:table-cell office:value-type="float" office:value="0.485283690056" calcext:value-type="float">
            <text:p>0.485283690056</text:p>
          </table:table-cell>
          <table:table-cell office:value-type="float" office:value="0.48525390092" calcext:value-type="float">
            <text:p>0.48525390092</text:p>
          </table:table-cell>
          <table:table-cell office:value-type="float" office:value="0.485259858747" calcext:value-type="float">
            <text:p>0.485259858747</text:p>
          </table:table-cell>
          <table:table-cell office:value-type="float" office:value="0.48525390092" calcext:value-type="float">
            <text:p>0.48525390092</text:p>
          </table:table-cell>
          <table:table-cell office:value-type="float" office:value="1508128429.55919" calcext:value-type="float">
            <text:p>1508128429.5591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84638570702" calcext:value-type="float">
            <text:p>0.484638570702</text:p>
          </table:table-cell>
          <table:table-cell office:value-type="float" office:value="1508129263.20218" calcext:value-type="float">
            <text:p>1508129263.2021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483902148229" calcext:value-type="float">
            <text:p>0.483902148229</text:p>
          </table:table-cell>
          <table:table-cell office:value-type="float" office:value="1508123826.82181" calcext:value-type="float">
            <text:p>1508123826.8218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83719927447" calcext:value-type="float">
            <text:p>0.483719927447</text:p>
          </table:table-cell>
          <table:table-cell office:value-type="float" office:value="1508130015.35481" calcext:value-type="float">
            <text:p>1508130015.3548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83544362225" calcext:value-type="float">
            <text:p>0.483544362225</text:p>
          </table:table-cell>
          <table:table-cell office:value-type="float" office:value="1508200117.74048" calcext:value-type="float">
            <text:p>1508200117.7404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83482279178" calcext:value-type="float">
            <text:p>0.483482279178</text:p>
          </table:table-cell>
          <table:table-cell office:value-type="float" office:value="1508197395.21618" calcext:value-type="float">
            <text:p>1508197395.2161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999" calcext:value-type="float">
            <text:p>3999</text:p>
          </table:table-cell>
          <table:table-cell office:value-type="float" office:value="0.483390552134" calcext:value-type="float">
            <text:p>0.483390552134</text:p>
          </table:table-cell>
          <table:table-cell office:value-type="float" office:value="0.482846857954" calcext:value-type="float">
            <text:p>0.482846857954</text:p>
          </table:table-cell>
          <table:table-cell office:value-type="float" office:value="0.48295559679" calcext:value-type="float">
            <text:p>0.48295559679</text:p>
          </table:table-cell>
          <table:table-cell office:value-type="float" office:value="0.482846857954" calcext:value-type="float">
            <text:p>0.482846857954</text:p>
          </table:table-cell>
          <table:table-cell office:value-type="float" office:value="1508123427.29842" calcext:value-type="float">
            <text:p>1508123427.2984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83227725451" calcext:value-type="float">
            <text:p>0.483227725451</text:p>
          </table:table-cell>
          <table:table-cell office:value-type="float" office:value="1508202807.87791" calcext:value-type="float">
            <text:p>1508202807.8779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8321318817" calcext:value-type="float">
            <text:p>0.48321318817</text:p>
          </table:table-cell>
          <table:table-cell office:value-type="float" office:value="1508128175.24339" calcext:value-type="float">
            <text:p>1508128175.2433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81936736698" calcext:value-type="float">
            <text:p>0.481936736698</text:p>
          </table:table-cell>
          <table:table-cell office:value-type="float" office:value="1508140487.73578" calcext:value-type="float">
            <text:p>1508140487.7357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81877180158" calcext:value-type="float">
            <text:p>0.481877180158</text:p>
          </table:table-cell>
          <table:table-cell office:value-type="float" office:value="1508140855.37142" calcext:value-type="float">
            <text:p>1508140855.3714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81764218665" calcext:value-type="float">
            <text:p>0.481764218665</text:p>
          </table:table-cell>
          <table:table-cell office:value-type="float" office:value="1508139066.57804" calcext:value-type="float">
            <text:p>1508139066.5780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8174998177" calcext:value-type="float">
            <text:p>0.48174998177</text:p>
          </table:table-cell>
          <table:table-cell office:value-type="float" office:value="1508134727.22637" calcext:value-type="float">
            <text:p>1508134727.2263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81551448506" calcext:value-type="float">
            <text:p>0.481551448506</text:p>
          </table:table-cell>
          <table:table-cell office:value-type="float" office:value="1508140503.68411" calcext:value-type="float">
            <text:p>1508140503.6841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81490518709" calcext:value-type="float">
            <text:p>0.481490518709</text:p>
          </table:table-cell>
          <table:table-cell office:value-type="float" office:value="1508139725.21216" calcext:value-type="float">
            <text:p>1508139725.2121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81407043146" calcext:value-type="float">
            <text:p>0.481407043146</text:p>
          </table:table-cell>
          <table:table-cell office:value-type="float" office:value="1508138383.73752" calcext:value-type="float">
            <text:p>1508138383.7375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8127987692" calcext:value-type="float">
            <text:p>0.48127987692</text:p>
          </table:table-cell>
          <table:table-cell office:value-type="float" office:value="1508126942.76417" calcext:value-type="float">
            <text:p>1508126942.7641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80680070747" calcext:value-type="float">
            <text:p>0.480680070747</text:p>
          </table:table-cell>
          <table:table-cell office:value-type="float" office:value="1508137975.03603" calcext:value-type="float">
            <text:p>1508137975.0360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80357187385" calcext:value-type="float">
            <text:p>0.480357187385</text:p>
          </table:table-cell>
          <table:table-cell office:value-type="float" office:value="1508126934.60055" calcext:value-type="float">
            <text:p>1508126934.6005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80169239223" calcext:value-type="float">
            <text:p>0.480169239223</text:p>
          </table:table-cell>
          <table:table-cell office:value-type="float" office:value="1508129842.11431" calcext:value-type="float">
            <text:p>1508129842.1143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79844695339" calcext:value-type="float">
            <text:p>0.479844695339</text:p>
          </table:table-cell>
          <table:table-cell office:value-type="float" office:value="1508137794.85936" calcext:value-type="float">
            <text:p>1508137794.8593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office:value-type="float" office:value="0.479176757197" calcext:value-type="float">
            <text:p>0.479176757197</text:p>
          </table:table-cell>
          <table:table-cell office:value-type="float" office:value="0.479173157946" calcext:value-type="float">
            <text:p>0.479173157946</text:p>
          </table:table-cell>
          <table:table-cell office:value-type="float" office:value="0.479173877796" calcext:value-type="float">
            <text:p>0.479173877796</text:p>
          </table:table-cell>
          <table:table-cell office:value-type="float" office:value="0.479173157946" calcext:value-type="float">
            <text:p>0.479173157946</text:p>
          </table:table-cell>
          <table:table-cell office:value-type="float" office:value="1508145477.60245" calcext:value-type="float">
            <text:p>1508145477.6024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78966525279" calcext:value-type="float">
            <text:p>0.478966525279</text:p>
          </table:table-cell>
          <table:table-cell office:value-type="float" office:value="1508137568.33456" calcext:value-type="float">
            <text:p>1508137568.3345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78316735361" calcext:value-type="float">
            <text:p>0.478316735361</text:p>
          </table:table-cell>
          <table:table-cell office:value-type="float" office:value="1508199941.27024" calcext:value-type="float">
            <text:p>1508199941.2702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77280209526" calcext:value-type="float">
            <text:p>0.477280209526</text:p>
          </table:table-cell>
          <table:table-cell office:value-type="float" office:value="1508125802.52151" calcext:value-type="float">
            <text:p>1508125802.5215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75923209845" calcext:value-type="float">
            <text:p>0.475923209845</text:p>
          </table:table-cell>
          <table:table-cell office:value-type="float" office:value="1508197087.4345" calcext:value-type="float">
            <text:p>1508197087.434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999" calcext:value-type="float">
            <text:p>3999</text:p>
          </table:table-cell>
          <table:table-cell office:value-type="float" office:value="0.475791934699" calcext:value-type="float">
            <text:p>0.475791934699</text:p>
          </table:table-cell>
          <table:table-cell office:value-type="float" office:value="0.47563364694" calcext:value-type="float">
            <text:p>0.47563364694</text:p>
          </table:table-cell>
          <table:table-cell office:value-type="float" office:value="0.475665304492" calcext:value-type="float">
            <text:p>0.475665304492</text:p>
          </table:table-cell>
          <table:table-cell office:value-type="float" office:value="0.47563364694" calcext:value-type="float">
            <text:p>0.47563364694</text:p>
          </table:table-cell>
          <table:table-cell office:value-type="float" office:value="1508123254.48864" calcext:value-type="float">
            <text:p>1508123254.4886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75290458988" calcext:value-type="float">
            <text:p>0.475290458988</text:p>
          </table:table-cell>
          <table:table-cell office:value-type="float" office:value="1508125100.39508" calcext:value-type="float">
            <text:p>1508125100.3950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" calcext:value-type="float">
            <text:p>499</text:p>
          </table:table-cell>
          <table:table-cell office:value-type="float" office:value="0.474994916383" calcext:value-type="float">
            <text:p>0.474994916383</text:p>
          </table:table-cell>
          <table:table-cell office:value-type="float" office:value="0.470944843002" calcext:value-type="float">
            <text:p>0.470944843002</text:p>
          </table:table-cell>
          <table:table-cell office:value-type="float" office:value="0.471754857678" calcext:value-type="float">
            <text:p>0.471754857678</text:p>
          </table:table-cell>
          <table:table-cell office:value-type="float" office:value="0.470944843002" calcext:value-type="float">
            <text:p>0.470944843002</text:p>
          </table:table-cell>
          <table:table-cell office:value-type="float" office:value="1508195360.48387" calcext:value-type="float">
            <text:p>1508195360.4838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74221298569" calcext:value-type="float">
            <text:p>0.474221298569</text:p>
          </table:table-cell>
          <table:table-cell office:value-type="float" office:value="1508202909.94902" calcext:value-type="float">
            <text:p>1508202909.9490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73933062328" calcext:value-type="float">
            <text:p>0.473933062328</text:p>
          </table:table-cell>
          <table:table-cell office:value-type="float" office:value="1508195537.82755" calcext:value-type="float">
            <text:p>1508195537.8275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71079922468" calcext:value-type="float">
            <text:p>0.471079922468</text:p>
          </table:table-cell>
          <table:table-cell office:value-type="float" office:value="1508194857.12712" calcext:value-type="float">
            <text:p>1508194857.1271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69201227122" calcext:value-type="float">
            <text:p>0.469201227122</text:p>
          </table:table-cell>
          <table:table-cell office:value-type="float" office:value="1508199463.10445" calcext:value-type="float">
            <text:p>1508199463.1044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" calcext:value-type="float">
            <text:p>299</text:p>
          </table:table-cell>
          <table:table-cell office:value-type="float" office:value="0.469124285461" calcext:value-type="float">
            <text:p>0.469124285461</text:p>
          </table:table-cell>
          <table:table-cell office:value-type="float" office:value="0.463852879304" calcext:value-type="float">
            <text:p>0.463852879304</text:p>
          </table:table-cell>
          <table:table-cell office:value-type="float" office:value="0.468070004229" calcext:value-type="float">
            <text:p>0.468070004229</text:p>
          </table:table-cell>
          <table:table-cell office:value-type="float" office:value="0.469124285461" calcext:value-type="float">
            <text:p>0.469124285461</text:p>
          </table:table-cell>
          <table:table-cell office:value-type="float" office:value="1508197070.30385" calcext:value-type="float">
            <text:p>1508197070.3038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468476649419" calcext:value-type="float">
            <text:p>0.468476649419</text:p>
          </table:table-cell>
          <table:table-cell office:value-type="float" office:value="1508121765.99012" calcext:value-type="float">
            <text:p>1508121765.9901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office:value-type="float" office:value="0.466660628713" calcext:value-type="float">
            <text:p>0.466660628713</text:p>
          </table:table-cell>
          <table:table-cell office:value-type="float" office:value="0.457312983698" calcext:value-type="float">
            <text:p>0.457312983698</text:p>
          </table:table-cell>
          <table:table-cell office:value-type="float" office:value="0.459182512701" calcext:value-type="float">
            <text:p>0.459182512701</text:p>
          </table:table-cell>
          <table:table-cell office:value-type="float" office:value="0.457312983698" calcext:value-type="float">
            <text:p>0.457312983698</text:p>
          </table:table-cell>
          <table:table-cell office:value-type="float" office:value="1508153527.43938" calcext:value-type="float">
            <text:p>1508153527.4393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66319088921" calcext:value-type="float">
            <text:p>0.466319088921</text:p>
          </table:table-cell>
          <table:table-cell office:value-type="float" office:value="1508150256.47485" calcext:value-type="float">
            <text:p>1508150256.4748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65925911122" calcext:value-type="float">
            <text:p>0.465925911122</text:p>
          </table:table-cell>
          <table:table-cell office:value-type="float" office:value="1508150461.41472" calcext:value-type="float">
            <text:p>1508150461.4147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65665643658" calcext:value-type="float">
            <text:p>0.465665643658</text:p>
          </table:table-cell>
          <table:table-cell office:value-type="float" office:value="1508150056.786" calcext:value-type="float">
            <text:p>1508150056.78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" calcext:value-type="float">
            <text:p>49</text:p>
          </table:table-cell>
          <table:table-cell office:value-type="float" office:value="0.463452846329" calcext:value-type="float">
            <text:p>0.463452846329</text:p>
          </table:table-cell>
          <table:table-cell office:value-type="float" office:value="0.463414119827" calcext:value-type="float">
            <text:p>0.463414119827</text:p>
          </table:table-cell>
          <table:table-cell office:value-type="float" office:value="0.463445101028" calcext:value-type="float">
            <text:p>0.463445101028</text:p>
          </table:table-cell>
          <table:table-cell office:value-type="float" office:value="0.463452846329" calcext:value-type="float">
            <text:p>0.463452846329</text:p>
          </table:table-cell>
          <table:table-cell office:value-type="float" office:value="1508150868.39605" calcext:value-type="float">
            <text:p>1508150868.3960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" calcext:value-type="float">
            <text:p>499</text:p>
          </table:table-cell>
          <table:table-cell office:value-type="float" office:value="0.462980847949" calcext:value-type="float">
            <text:p>0.462980847949</text:p>
          </table:table-cell>
          <table:table-cell office:value-type="float" office:value="0.462811317051" calcext:value-type="float">
            <text:p>0.462811317051</text:p>
          </table:table-cell>
          <table:table-cell office:value-type="float" office:value="0.462946941769" calcext:value-type="float">
            <text:p>0.462946941769</text:p>
          </table:table-cell>
          <table:table-cell office:value-type="float" office:value="0.462980847949" calcext:value-type="float">
            <text:p>0.462980847949</text:p>
          </table:table-cell>
          <table:table-cell office:value-type="float" office:value="1508195228.15877" calcext:value-type="float">
            <text:p>1508195228.1587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62821441643" calcext:value-type="float">
            <text:p>0.462821441643</text:p>
          </table:table-cell>
          <table:table-cell office:value-type="float" office:value="1508202839.94385" calcext:value-type="float">
            <text:p>1508202839.9438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62539656183" calcext:value-type="float">
            <text:p>0.462539656183</text:p>
          </table:table-cell>
          <table:table-cell office:value-type="float" office:value="1508151189.41172" calcext:value-type="float">
            <text:p>1508151189.4117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61814998162" calcext:value-type="float">
            <text:p>0.461814998162</text:p>
          </table:table-cell>
          <table:table-cell office:value-type="float" office:value="1508151653.98235" calcext:value-type="float">
            <text:p>1508151653.9823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61059379038" calcext:value-type="float">
            <text:p>0.461059379038</text:p>
          </table:table-cell>
          <table:table-cell office:value-type="float" office:value="1508195291.95458" calcext:value-type="float">
            <text:p>1508195291.9545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459488667248" calcext:value-type="float">
            <text:p>0.459488667248</text:p>
          </table:table-cell>
          <table:table-cell office:value-type="float" office:value="1508124064.74344" calcext:value-type="float">
            <text:p>1508124064.7434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57682039316" calcext:value-type="float">
            <text:p>0.457682039316</text:p>
          </table:table-cell>
          <table:table-cell office:value-type="float" office:value="1508152244.35267" calcext:value-type="float">
            <text:p>1508152244.3526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57421074537" calcext:value-type="float">
            <text:p>0.457421074537</text:p>
          </table:table-cell>
          <table:table-cell office:value-type="float" office:value="1508152533.76835" calcext:value-type="float">
            <text:p>1508152533.7683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57319484486" calcext:value-type="float">
            <text:p>0.457319484486</text:p>
          </table:table-cell>
          <table:table-cell office:value-type="float" office:value="1508153892.10934" calcext:value-type="float">
            <text:p>1508153892.1093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9" calcext:value-type="float">
            <text:p>999</text:p>
          </table:table-cell>
          <table:table-cell office:value-type="float" office:value="0.456561027583" calcext:value-type="float">
            <text:p>0.456561027583</text:p>
          </table:table-cell>
          <table:table-cell office:value-type="float" office:value="0.456410303306" calcext:value-type="float">
            <text:p>0.456410303306</text:p>
          </table:table-cell>
          <table:table-cell office:value-type="float" office:value="0.456530882728" calcext:value-type="float">
            <text:p>0.456530882728</text:p>
          </table:table-cell>
          <table:table-cell office:value-type="float" office:value="0.456561027583" calcext:value-type="float">
            <text:p>0.456561027583</text:p>
          </table:table-cell>
          <table:table-cell office:value-type="float" office:value="1508136344.19842" calcext:value-type="float">
            <text:p>1508136344.1984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9" calcext:value-type="float">
            <text:p>2999</text:p>
          </table:table-cell>
          <table:table-cell office:value-type="float" office:value="0.456058966422" calcext:value-type="float">
            <text:p>0.456058966422</text:p>
          </table:table-cell>
          <table:table-cell office:value-type="float" office:value="0.456056917848" calcext:value-type="float">
            <text:p>0.456056917848</text:p>
          </table:table-cell>
          <table:table-cell office:value-type="float" office:value="0.456057327562" calcext:value-type="float">
            <text:p>0.456057327562</text:p>
          </table:table-cell>
          <table:table-cell office:value-type="float" office:value="0.456056917848" calcext:value-type="float">
            <text:p>0.456056917848</text:p>
          </table:table-cell>
          <table:table-cell office:value-type="float" office:value="1508125555.43424" calcext:value-type="float">
            <text:p>1508125555.4342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9" calcext:value-type="float">
            <text:p>499</text:p>
          </table:table-cell>
          <table:table-cell office:value-type="float" office:value="0.454607028408" calcext:value-type="float">
            <text:p>0.454607028408</text:p>
          </table:table-cell>
          <table:table-cell office:value-type="float" office:value="0.45114493596" calcext:value-type="float">
            <text:p>0.45114493596</text:p>
          </table:table-cell>
          <table:table-cell office:value-type="float" office:value="0.453914609919" calcext:value-type="float">
            <text:p>0.453914609919</text:p>
          </table:table-cell>
          <table:table-cell office:value-type="float" office:value="0.454607028408" calcext:value-type="float">
            <text:p>0.454607028408</text:p>
          </table:table-cell>
          <table:table-cell office:value-type="float" office:value="1508194276.49635" calcext:value-type="float">
            <text:p>1508194276.4963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54077200439" calcext:value-type="float">
            <text:p>0.454077200439</text:p>
          </table:table-cell>
          <table:table-cell office:value-type="float" office:value="1508149609.63915" calcext:value-type="float">
            <text:p>1508149609.6391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9" calcext:value-type="float">
            <text:p>999</text:p>
          </table:table-cell>
          <table:table-cell office:value-type="float" office:value="0.453549043729" calcext:value-type="float">
            <text:p>0.453549043729</text:p>
          </table:table-cell>
          <table:table-cell office:value-type="float" office:value="0.449912487858" calcext:value-type="float">
            <text:p>0.449912487858</text:p>
          </table:table-cell>
          <table:table-cell office:value-type="float" office:value="0.450639799032" calcext:value-type="float">
            <text:p>0.450639799032</text:p>
          </table:table-cell>
          <table:table-cell office:value-type="float" office:value="0.449912487858" calcext:value-type="float">
            <text:p>0.449912487858</text:p>
          </table:table-cell>
          <table:table-cell office:value-type="float" office:value="1508192889.86427" calcext:value-type="float">
            <text:p>1508192889.8642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9" calcext:value-type="float">
            <text:p>999</text:p>
          </table:table-cell>
          <table:table-cell office:value-type="float" office:value="0.453447137815" calcext:value-type="float">
            <text:p>0.453447137815</text:p>
          </table:table-cell>
          <table:table-cell office:value-type="float" office:value="0.449833722677" calcext:value-type="float">
            <text:p>0.449833722677</text:p>
          </table:table-cell>
          <table:table-cell office:value-type="float" office:value="0.450556405705" calcext:value-type="float">
            <text:p>0.450556405705</text:p>
          </table:table-cell>
          <table:table-cell office:value-type="float" office:value="0.449833722677" calcext:value-type="float">
            <text:p>0.449833722677</text:p>
          </table:table-cell>
          <table:table-cell office:value-type="float" office:value="1508193154.13433" calcext:value-type="float">
            <text:p>1508193154.1343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53071946687" calcext:value-type="float">
            <text:p>0.453071946687</text:p>
          </table:table-cell>
          <table:table-cell office:value-type="float" office:value="1508149606.87464" calcext:value-type="float">
            <text:p>1508149606.8746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49427697885" calcext:value-type="float">
            <text:p>0.449427697885</text:p>
          </table:table-cell>
          <table:table-cell office:value-type="float" office:value="1508202361.84408" calcext:value-type="float">
            <text:p>1508202361.8440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999" calcext:value-type="float">
            <text:p>3999</text:p>
          </table:table-cell>
          <table:table-cell office:value-type="float" office:value="0.448763100242" calcext:value-type="float">
            <text:p>0.448763100242</text:p>
          </table:table-cell>
          <table:table-cell office:value-type="float" office:value="0.448587577814" calcext:value-type="float">
            <text:p>0.448587577814</text:p>
          </table:table-cell>
          <table:table-cell office:value-type="float" office:value="0.448727995756" calcext:value-type="float">
            <text:p>0.448727995756</text:p>
          </table:table-cell>
          <table:table-cell office:value-type="float" office:value="0.448763100242" calcext:value-type="float">
            <text:p>0.448763100242</text:p>
          </table:table-cell>
          <table:table-cell office:value-type="float" office:value="1508121461.07837" calcext:value-type="float">
            <text:p>1508121461.0783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47708710319" calcext:value-type="float">
            <text:p>0.447708710319</text:p>
          </table:table-cell>
          <table:table-cell office:value-type="float" office:value="1508192256.62898" calcext:value-type="float">
            <text:p>1508192256.6289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43320385081" calcext:value-type="float">
            <text:p>0.443320385081</text:p>
          </table:table-cell>
          <table:table-cell office:value-type="float" office:value="1508149828.18376" calcext:value-type="float">
            <text:p>1508149828.1837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9" calcext:value-type="float">
            <text:p>999</text:p>
          </table:table-cell>
          <table:table-cell office:value-type="float" office:value="0.442828742628" calcext:value-type="float">
            <text:p>0.442828742628</text:p>
          </table:table-cell>
          <table:table-cell office:value-type="float" office:value="0.439814568914" calcext:value-type="float">
            <text:p>0.439814568914</text:p>
          </table:table-cell>
          <table:table-cell office:value-type="float" office:value="0.442225907885" calcext:value-type="float">
            <text:p>0.442225907885</text:p>
          </table:table-cell>
          <table:table-cell office:value-type="float" office:value="0.442828742628" calcext:value-type="float">
            <text:p>0.442828742628</text:p>
          </table:table-cell>
          <table:table-cell office:value-type="float" office:value="1508192593.03176" calcext:value-type="float">
            <text:p>1508192593.0317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9" calcext:value-type="float">
            <text:p>4999</text:p>
          </table:table-cell>
          <table:table-cell office:value-type="float" office:value="0.440542662932" calcext:value-type="float">
            <text:p>0.440542662932</text:p>
          </table:table-cell>
          <table:table-cell office:value-type="float" office:value="0.440503169201" calcext:value-type="float">
            <text:p>0.440503169201</text:p>
          </table:table-cell>
          <table:table-cell office:value-type="float" office:value="0.440534764186" calcext:value-type="float">
            <text:p>0.440534764186</text:p>
          </table:table-cell>
          <table:table-cell office:value-type="float" office:value="0.440542662932" calcext:value-type="float">
            <text:p>0.440542662932</text:p>
          </table:table-cell>
          <table:table-cell office:value-type="float" office:value="1508123650.69079" calcext:value-type="float">
            <text:p>1508123650.6907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39779571564" calcext:value-type="float">
            <text:p>0.439779571564</text:p>
          </table:table-cell>
          <table:table-cell office:value-type="float" office:value="1508190881.89343" calcext:value-type="float">
            <text:p>1508190881.8934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38927060861" calcext:value-type="float">
            <text:p>0.438927060861</text:p>
          </table:table-cell>
          <table:table-cell office:value-type="float" office:value="1508202543.6859" calcext:value-type="float">
            <text:p>1508202543.685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99" calcext:value-type="float">
            <text:p>1499</text:p>
          </table:table-cell>
          <table:table-cell office:value-type="float" office:value="0.438739658469" calcext:value-type="float">
            <text:p>0.438739658469</text:p>
          </table:table-cell>
          <table:table-cell office:value-type="float" office:value="0.43872835649" calcext:value-type="float">
            <text:p>0.43872835649</text:p>
          </table:table-cell>
          <table:table-cell office:value-type="float" office:value="0.438730616885" calcext:value-type="float">
            <text:p>0.438730616885</text:p>
          </table:table-cell>
          <table:table-cell office:value-type="float" office:value="0.43872835649" calcext:value-type="float">
            <text:p>0.43872835649</text:p>
          </table:table-cell>
          <table:table-cell office:value-type="float" office:value="1508191171.42687" calcext:value-type="float">
            <text:p>1508191171.4268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36854679875" calcext:value-type="float">
            <text:p>0.436854679875</text:p>
          </table:table-cell>
          <table:table-cell office:value-type="float" office:value="1508187831.204" calcext:value-type="float">
            <text:p>1508187831.20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9" calcext:value-type="float">
            <text:p>999</text:p>
          </table:table-cell>
          <table:table-cell office:value-type="float" office:value="0.435910601588" calcext:value-type="float">
            <text:p>0.435910601588</text:p>
          </table:table-cell>
          <table:table-cell office:value-type="float" office:value="0.435905966597" calcext:value-type="float">
            <text:p>0.435905966597</text:p>
          </table:table-cell>
          <table:table-cell office:value-type="float" office:value="0.43590967459" calcext:value-type="float">
            <text:p>0.43590967459</text:p>
          </table:table-cell>
          <table:table-cell office:value-type="float" office:value="0.435910601588" calcext:value-type="float">
            <text:p>0.435910601588</text:p>
          </table:table-cell>
          <table:table-cell office:value-type="float" office:value="1508192586.8618" calcext:value-type="float">
            <text:p>1508192586.861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35840284369" calcext:value-type="float">
            <text:p>0.435840284369</text:p>
          </table:table-cell>
          <table:table-cell office:value-type="float" office:value="1508197251.98473" calcext:value-type="float">
            <text:p>1508197251.9847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99" calcext:value-type="float">
            <text:p>1499</text:p>
          </table:table-cell>
          <table:table-cell office:value-type="float" office:value="0.435802375231" calcext:value-type="float">
            <text:p>0.435802375231</text:p>
          </table:table-cell>
          <table:table-cell office:value-type="float" office:value="0.435665626785" calcext:value-type="float">
            <text:p>0.435665626785</text:p>
          </table:table-cell>
          <table:table-cell office:value-type="float" office:value="0.435692976475" calcext:value-type="float">
            <text:p>0.435692976475</text:p>
          </table:table-cell>
          <table:table-cell office:value-type="float" office:value="0.435665626785" calcext:value-type="float">
            <text:p>0.435665626785</text:p>
          </table:table-cell>
          <table:table-cell office:value-type="float" office:value="1508190866.35538" calcext:value-type="float">
            <text:p>1508190866.3553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33490683769" calcext:value-type="float">
            <text:p>0.433490683769</text:p>
          </table:table-cell>
          <table:table-cell office:value-type="float" office:value="1508196944.56214" calcext:value-type="float">
            <text:p>1508196944.5621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433346336962" calcext:value-type="float">
            <text:p>0.433346336962</text:p>
          </table:table-cell>
          <table:table-cell office:value-type="float" office:value="1508122868.73783" calcext:value-type="float">
            <text:p>1508122868.7378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31712433591" calcext:value-type="float">
            <text:p>0.431712433591</text:p>
          </table:table-cell>
          <table:table-cell office:value-type="float" office:value="1508190259.89321" calcext:value-type="float">
            <text:p>1508190259.8932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31199287475" calcext:value-type="float">
            <text:p>0.431199287475</text:p>
          </table:table-cell>
          <table:table-cell office:value-type="float" office:value="1508194477.77524" calcext:value-type="float">
            <text:p>1508194477.7752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30128246305" calcext:value-type="float">
            <text:p>0.430128246305</text:p>
          </table:table-cell>
          <table:table-cell office:value-type="float" office:value="1508187271.2817" calcext:value-type="float">
            <text:p>1508187271.281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99" calcext:value-type="float">
            <text:p>1999</text:p>
          </table:table-cell>
          <table:table-cell office:value-type="float" office:value="0.426740659924" calcext:value-type="float">
            <text:p>0.426740659924</text:p>
          </table:table-cell>
          <table:table-cell office:value-type="float" office:value="0.426436338035" calcext:value-type="float">
            <text:p>0.426436338035</text:p>
          </table:table-cell>
          <table:table-cell office:value-type="float" office:value="0.426679795546" calcext:value-type="float">
            <text:p>0.426679795546</text:p>
          </table:table-cell>
          <table:table-cell office:value-type="float" office:value="0.426740659924" calcext:value-type="float">
            <text:p>0.426740659924</text:p>
          </table:table-cell>
          <table:table-cell office:value-type="float" office:value="1508187914.25168" calcext:value-type="float">
            <text:p>1508187914.2516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24853387157" calcext:value-type="float">
            <text:p>0.424853387157</text:p>
          </table:table-cell>
          <table:table-cell office:value-type="float" office:value="1508202074.83294" calcext:value-type="float">
            <text:p>1508202074.8329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24475661564" calcext:value-type="float">
            <text:p>0.424475661564</text:p>
          </table:table-cell>
          <table:table-cell office:value-type="float" office:value="1508199763.29643" calcext:value-type="float">
            <text:p>1508199763.2964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9" calcext:value-type="float">
            <text:p>4999</text:p>
          </table:table-cell>
          <table:table-cell office:value-type="float" office:value="0.422143405054" calcext:value-type="float">
            <text:p>0.422143405054</text:p>
          </table:table-cell>
          <table:table-cell office:value-type="float" office:value="0.422047941793" calcext:value-type="float">
            <text:p>0.422047941793</text:p>
          </table:table-cell>
          <table:table-cell office:value-type="float" office:value="0.422067034445" calcext:value-type="float">
            <text:p>0.422067034445</text:p>
          </table:table-cell>
          <table:table-cell office:value-type="float" office:value="0.422047941793" calcext:value-type="float">
            <text:p>0.422047941793</text:p>
          </table:table-cell>
          <table:table-cell office:value-type="float" office:value="1508122001.41642" calcext:value-type="float">
            <text:p>1508122001.4164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20784087323" calcext:value-type="float">
            <text:p>0.420784087323</text:p>
          </table:table-cell>
          <table:table-cell office:value-type="float" office:value="1508194709.6817" calcext:value-type="float">
            <text:p>1508194709.681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20023252775" calcext:value-type="float">
            <text:p>0.420023252775</text:p>
          </table:table-cell>
          <table:table-cell office:value-type="float" office:value="1508201675.83886" calcext:value-type="float">
            <text:p>1508201675.8388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17382782439" calcext:value-type="float">
            <text:p>0.417382782439</text:p>
          </table:table-cell>
          <table:table-cell office:value-type="float" office:value="1508199764.71122" calcext:value-type="float">
            <text:p>1508199764.7112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16974820321" calcext:value-type="float">
            <text:p>0.416974820321</text:p>
          </table:table-cell>
          <table:table-cell office:value-type="float" office:value="1508187102.67761" calcext:value-type="float">
            <text:p>1508187102.6776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16456488608" calcext:value-type="float">
            <text:p>0.416456488608</text:p>
          </table:table-cell>
          <table:table-cell office:value-type="float" office:value="1508196529.4445" calcext:value-type="float">
            <text:p>1508196529.444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999" calcext:value-type="float">
            <text:p>3999</text:p>
          </table:table-cell>
          <table:table-cell office:value-type="float" office:value="0.414964103138" calcext:value-type="float">
            <text:p>0.414964103138</text:p>
          </table:table-cell>
          <table:table-cell office:value-type="float" office:value="0.414829909442" calcext:value-type="float">
            <text:p>0.414829909442</text:p>
          </table:table-cell>
          <table:table-cell office:value-type="float" office:value="0.414856748181" calcext:value-type="float">
            <text:p>0.414856748181</text:p>
          </table:table-cell>
          <table:table-cell office:value-type="float" office:value="0.414829909442" calcext:value-type="float">
            <text:p>0.414829909442</text:p>
          </table:table-cell>
          <table:table-cell office:value-type="float" office:value="1508154339.82697" calcext:value-type="float">
            <text:p>1508154339.8269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14484575163" calcext:value-type="float">
            <text:p>0.414484575163</text:p>
          </table:table-cell>
          <table:table-cell office:value-type="float" office:value="1508198992.21641" calcext:value-type="float">
            <text:p>1508198992.2164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9" calcext:value-type="float">
            <text:p>4999</text:p>
          </table:table-cell>
          <table:table-cell office:value-type="float" office:value="0.414390622043" calcext:value-type="float">
            <text:p>0.414390622043</text:p>
          </table:table-cell>
          <table:table-cell office:value-type="float" office:value="0.414390051083" calcext:value-type="float">
            <text:p>0.414390051083</text:p>
          </table:table-cell>
          <table:table-cell office:value-type="float" office:value="0.414390165275" calcext:value-type="float">
            <text:p>0.414390165275</text:p>
          </table:table-cell>
          <table:table-cell office:value-type="float" office:value="0.414390051083" calcext:value-type="float">
            <text:p>0.414390051083</text:p>
          </table:table-cell>
          <table:table-cell office:value-type="float" office:value="1508153503.56259" calcext:value-type="float">
            <text:p>1508153503.5625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999" calcext:value-type="float">
            <text:p>3999</text:p>
          </table:table-cell>
          <table:table-cell office:value-type="float" office:value="0.41246577904" calcext:value-type="float">
            <text:p>0.41246577904</text:p>
          </table:table-cell>
          <table:table-cell office:value-type="float" office:value="0.412378741246" calcext:value-type="float">
            <text:p>0.412378741246</text:p>
          </table:table-cell>
          <table:table-cell office:value-type="float" office:value="0.412396148805" calcext:value-type="float">
            <text:p>0.412396148805</text:p>
          </table:table-cell>
          <table:table-cell office:value-type="float" office:value="0.412378741246" calcext:value-type="float">
            <text:p>0.412378741246</text:p>
          </table:table-cell>
          <table:table-cell office:value-type="float" office:value="1508153246.75048" calcext:value-type="float">
            <text:p>1508153246.7504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12107197932" calcext:value-type="float">
            <text:p>0.412107197932</text:p>
          </table:table-cell>
          <table:table-cell office:value-type="float" office:value="1508161217.55071" calcext:value-type="float">
            <text:p>1508161217.5507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1141795668" calcext:value-type="float">
            <text:p>0.41141795668</text:p>
          </table:table-cell>
          <table:table-cell office:value-type="float" office:value="1508159527.55126" calcext:value-type="float">
            <text:p>1508159527.5512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9" calcext:value-type="float">
            <text:p>2999</text:p>
          </table:table-cell>
          <table:table-cell office:value-type="float" office:value="0.410514308239" calcext:value-type="float">
            <text:p>0.410514308239</text:p>
          </table:table-cell>
          <table:table-cell office:value-type="float" office:value="0.410464800406" calcext:value-type="float">
            <text:p>0.410464800406</text:p>
          </table:table-cell>
          <table:table-cell office:value-type="float" office:value="0.410474701972" calcext:value-type="float">
            <text:p>0.410474701972</text:p>
          </table:table-cell>
          <table:table-cell office:value-type="float" office:value="0.410464800406" calcext:value-type="float">
            <text:p>0.410464800406</text:p>
          </table:table-cell>
          <table:table-cell office:value-type="float" office:value="1508160857.38837" calcext:value-type="float">
            <text:p>1508160857.3883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999" calcext:value-type="float">
            <text:p>1999</text:p>
          </table:table-cell>
          <table:table-cell office:value-type="float" office:value="0.410510660076" calcext:value-type="float">
            <text:p>0.410510660076</text:p>
          </table:table-cell>
          <table:table-cell office:value-type="float" office:value="0.410261671614" calcext:value-type="float">
            <text:p>0.410261671614</text:p>
          </table:table-cell>
          <table:table-cell office:value-type="float" office:value="0.410311469306" calcext:value-type="float">
            <text:p>0.410311469306</text:p>
          </table:table-cell>
          <table:table-cell office:value-type="float" office:value="0.410261671614" calcext:value-type="float">
            <text:p>0.410261671614</text:p>
          </table:table-cell>
          <table:table-cell office:value-type="float" office:value="1508160946.60409" calcext:value-type="float">
            <text:p>1508160946.6040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9" calcext:value-type="float">
            <text:p>2999</text:p>
          </table:table-cell>
          <table:table-cell office:value-type="float" office:value="0.41044546066" calcext:value-type="float">
            <text:p>0.41044546066</text:p>
          </table:table-cell>
          <table:table-cell office:value-type="float" office:value="0.410271854483" calcext:value-type="float">
            <text:p>0.410271854483</text:p>
          </table:table-cell>
          <table:table-cell office:value-type="float" office:value="0.410410739425" calcext:value-type="float">
            <text:p>0.410410739425</text:p>
          </table:table-cell>
          <table:table-cell office:value-type="float" office:value="0.41044546066" calcext:value-type="float">
            <text:p>0.41044546066</text:p>
          </table:table-cell>
          <table:table-cell office:value-type="float" office:value="1508160742.34306" calcext:value-type="float">
            <text:p>1508160742.3430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10429144549" calcext:value-type="float">
            <text:p>0.410429144549</text:p>
          </table:table-cell>
          <table:table-cell office:value-type="float" office:value="1508192879.52956" calcext:value-type="float">
            <text:p>1508192879.5295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9" calcext:value-type="float">
            <text:p>999</text:p>
          </table:table-cell>
          <table:table-cell office:value-type="float" office:value="0.410252115349" calcext:value-type="float">
            <text:p>0.410252115349</text:p>
          </table:table-cell>
          <table:table-cell office:value-type="float" office:value="0.410127262344" calcext:value-type="float">
            <text:p>0.410127262344</text:p>
          </table:table-cell>
          <table:table-cell office:value-type="float" office:value="0.410227144748" calcext:value-type="float">
            <text:p>0.410227144748</text:p>
          </table:table-cell>
          <table:table-cell office:value-type="float" office:value="0.410252115349" calcext:value-type="float">
            <text:p>0.410252115349</text:p>
          </table:table-cell>
          <table:table-cell office:value-type="float" office:value="1508171059.41986" calcext:value-type="float">
            <text:p>1508171059.4198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499" calcext:value-type="float">
            <text:p>1499</text:p>
          </table:table-cell>
          <table:table-cell office:value-type="float" office:value="0.409876726733" calcext:value-type="float">
            <text:p>0.409876726733</text:p>
          </table:table-cell>
          <table:table-cell office:value-type="float" office:value="0.409770965002" calcext:value-type="float">
            <text:p>0.409770965002</text:p>
          </table:table-cell>
          <table:table-cell office:value-type="float" office:value="0.409792117348" calcext:value-type="float">
            <text:p>0.409792117348</text:p>
          </table:table-cell>
          <table:table-cell office:value-type="float" office:value="0.409770965002" calcext:value-type="float">
            <text:p>0.409770965002</text:p>
          </table:table-cell>
          <table:table-cell office:value-type="float" office:value="1508166628.28052" calcext:value-type="float">
            <text:p>1508166628.2805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499" calcext:value-type="float">
            <text:p>1499</text:p>
          </table:table-cell>
          <table:table-cell office:value-type="float" office:value="0.409613945962" calcext:value-type="float">
            <text:p>0.409613945962</text:p>
          </table:table-cell>
          <table:table-cell office:value-type="float" office:value="0.409585893692" calcext:value-type="float">
            <text:p>0.409585893692</text:p>
          </table:table-cell>
          <table:table-cell office:value-type="float" office:value="0.409608335508" calcext:value-type="float">
            <text:p>0.409608335508</text:p>
          </table:table-cell>
          <table:table-cell office:value-type="float" office:value="0.409613945962" calcext:value-type="float">
            <text:p>0.409613945962</text:p>
          </table:table-cell>
          <table:table-cell office:value-type="float" office:value="1508165871.14324" calcext:value-type="float">
            <text:p>1508165871.1432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499" calcext:value-type="float">
            <text:p>1499</text:p>
          </table:table-cell>
          <table:table-cell office:value-type="float" office:value="0.409576698018" calcext:value-type="float">
            <text:p>0.409576698018</text:p>
          </table:table-cell>
          <table:table-cell office:value-type="float" office:value="0.409446109288" calcext:value-type="float">
            <text:p>0.409446109288</text:p>
          </table:table-cell>
          <table:table-cell office:value-type="float" office:value="0.409550580272" calcext:value-type="float">
            <text:p>0.409550580272</text:p>
          </table:table-cell>
          <table:table-cell office:value-type="float" office:value="0.409576698018" calcext:value-type="float">
            <text:p>0.409576698018</text:p>
          </table:table-cell>
          <table:table-cell office:value-type="float" office:value="1508165708.10018" calcext:value-type="float">
            <text:p>1508165708.1001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9" calcext:value-type="float">
            <text:p>999</text:p>
          </table:table-cell>
          <table:table-cell office:value-type="float" office:value="0.409278794889" calcext:value-type="float">
            <text:p>0.409278794889</text:p>
          </table:table-cell>
          <table:table-cell office:value-type="float" office:value="0.409233871969" calcext:value-type="float">
            <text:p>0.409233871969</text:p>
          </table:table-cell>
          <table:table-cell office:value-type="float" office:value="0.409269810305" calcext:value-type="float">
            <text:p>0.409269810305</text:p>
          </table:table-cell>
          <table:table-cell office:value-type="float" office:value="0.409278794889" calcext:value-type="float">
            <text:p>0.409278794889</text:p>
          </table:table-cell>
          <table:table-cell office:value-type="float" office:value="1508171232.77978" calcext:value-type="float">
            <text:p>1508171232.7797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999" calcext:value-type="float">
            <text:p>1999</text:p>
          </table:table-cell>
          <table:table-cell office:value-type="float" office:value="0.409090327188" calcext:value-type="float">
            <text:p>0.409090327188</text:p>
          </table:table-cell>
          <table:table-cell office:value-type="float" office:value="0.408897265641" calcext:value-type="float">
            <text:p>0.408897265641</text:p>
          </table:table-cell>
          <table:table-cell office:value-type="float" office:value="0.408935877951" calcext:value-type="float">
            <text:p>0.408935877951</text:p>
          </table:table-cell>
          <table:table-cell office:value-type="float" office:value="0.408897265641" calcext:value-type="float">
            <text:p>0.408897265641</text:p>
          </table:table-cell>
          <table:table-cell office:value-type="float" office:value="1508162101.19412" calcext:value-type="float">
            <text:p>1508162101.1941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" calcext:value-type="float">
            <text:p>499</text:p>
          </table:table-cell>
          <table:table-cell office:value-type="float" office:value="0.409019801196" calcext:value-type="float">
            <text:p>0.409019801196</text:p>
          </table:table-cell>
          <table:table-cell office:value-type="float" office:value="0.408988502648" calcext:value-type="float">
            <text:p>0.408988502648</text:p>
          </table:table-cell>
          <table:table-cell office:value-type="float" office:value="0.408994762358" calcext:value-type="float">
            <text:p>0.408994762358</text:p>
          </table:table-cell>
          <table:table-cell office:value-type="float" office:value="0.408988502648" calcext:value-type="float">
            <text:p>0.408988502648</text:p>
          </table:table-cell>
          <table:table-cell office:value-type="float" office:value="1508176841.7047" calcext:value-type="float">
            <text:p>1508176841.704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08984935999" calcext:value-type="float">
            <text:p>0.408984935999</text:p>
          </table:table-cell>
          <table:table-cell office:value-type="float" office:value="1508194266.90967" calcext:value-type="float">
            <text:p>1508194266.9096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999" calcext:value-type="float">
            <text:p>3999</text:p>
          </table:table-cell>
          <table:table-cell office:value-type="float" office:value="0.408925424503" calcext:value-type="float">
            <text:p>0.408925424503</text:p>
          </table:table-cell>
          <table:table-cell office:value-type="float" office:value="0.408921426274" calcext:value-type="float">
            <text:p>0.408921426274</text:p>
          </table:table-cell>
          <table:table-cell office:value-type="float" office:value="0.40892222592" calcext:value-type="float">
            <text:p>0.40892222592</text:p>
          </table:table-cell>
          <table:table-cell office:value-type="float" office:value="0.408921426274" calcext:value-type="float">
            <text:p>0.408921426274</text:p>
          </table:table-cell>
          <table:table-cell office:value-type="float" office:value="1508154589.56755" calcext:value-type="float">
            <text:p>1508154589.5675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9" calcext:value-type="float">
            <text:p>2999</text:p>
          </table:table-cell>
          <table:table-cell office:value-type="float" office:value="0.408832473638" calcext:value-type="float">
            <text:p>0.408832473638</text:p>
          </table:table-cell>
          <table:table-cell office:value-type="float" office:value="0.408702771955" calcext:value-type="float">
            <text:p>0.408702771955</text:p>
          </table:table-cell>
          <table:table-cell office:value-type="float" office:value="0.408728712291" calcext:value-type="float">
            <text:p>0.408728712291</text:p>
          </table:table-cell>
          <table:table-cell office:value-type="float" office:value="0.408702771955" calcext:value-type="float">
            <text:p>0.408702771955</text:p>
          </table:table-cell>
          <table:table-cell office:value-type="float" office:value="1508159780.37255" calcext:value-type="float">
            <text:p>1508159780.3725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08671091805" calcext:value-type="float">
            <text:p>0.408671091805</text:p>
          </table:table-cell>
          <table:table-cell office:value-type="float" office:value="1508161589.60109" calcext:value-type="float">
            <text:p>1508161589.6010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07864679198" calcext:value-type="float">
            <text:p>0.407864679198</text:p>
          </table:table-cell>
          <table:table-cell office:value-type="float" office:value="1508192061.94017" calcext:value-type="float">
            <text:p>1508192061.9401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07581863608" calcext:value-type="float">
            <text:p>0.407581863608</text:p>
          </table:table-cell>
          <table:table-cell office:value-type="float" office:value="1508181724.46669" calcext:value-type="float">
            <text:p>1508181724.4666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999" calcext:value-type="float">
            <text:p>3999</text:p>
          </table:table-cell>
          <table:table-cell office:value-type="float" office:value="0.407573391489" calcext:value-type="float">
            <text:p>0.407573391489</text:p>
          </table:table-cell>
          <table:table-cell office:value-type="float" office:value="0.407543786701" calcext:value-type="float">
            <text:p>0.407543786701</text:p>
          </table:table-cell>
          <table:table-cell office:value-type="float" office:value="0.407567470531" calcext:value-type="float">
            <text:p>0.407567470531</text:p>
          </table:table-cell>
          <table:table-cell office:value-type="float" office:value="0.407573391489" calcext:value-type="float">
            <text:p>0.407573391489</text:p>
          </table:table-cell>
          <table:table-cell office:value-type="float" office:value="1508154820.72893" calcext:value-type="float">
            <text:p>1508154820.7289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0705636876" calcext:value-type="float">
            <text:p>0.40705636876</text:p>
          </table:table-cell>
          <table:table-cell office:value-type="float" office:value="1508170458.64441" calcext:value-type="float">
            <text:p>1508170458.6444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9" calcext:value-type="float">
            <text:p>4999</text:p>
          </table:table-cell>
          <table:table-cell office:value-type="float" office:value="0.407055823309" calcext:value-type="float">
            <text:p>0.407055823309</text:p>
          </table:table-cell>
          <table:table-cell office:value-type="float" office:value="0.406973599274" calcext:value-type="float">
            <text:p>0.406973599274</text:p>
          </table:table-cell>
          <table:table-cell office:value-type="float" office:value="0.406990044081" calcext:value-type="float">
            <text:p>0.406990044081</text:p>
          </table:table-cell>
          <table:table-cell office:value-type="float" office:value="0.406973599274" calcext:value-type="float">
            <text:p>0.406973599274</text:p>
          </table:table-cell>
          <table:table-cell office:value-type="float" office:value="1508153880.56926" calcext:value-type="float">
            <text:p>1508153880.5692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406960561721" calcext:value-type="float">
            <text:p>0.406960561721</text:p>
          </table:table-cell>
          <table:table-cell office:value-type="float" office:value="1508120640.91223" calcext:value-type="float">
            <text:p>1508120640.9122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06295904786" calcext:value-type="float">
            <text:p>0.406295904786</text:p>
          </table:table-cell>
          <table:table-cell office:value-type="float" office:value="1508196849.01695" calcext:value-type="float">
            <text:p>1508196849.0169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9" calcext:value-type="float">
            <text:p>4999</text:p>
          </table:table-cell>
          <table:table-cell office:value-type="float" office:value="0.406234268329" calcext:value-type="float">
            <text:p>0.406234268329</text:p>
          </table:table-cell>
          <table:table-cell office:value-type="float" office:value="0.406175383319" calcext:value-type="float">
            <text:p>0.406175383319</text:p>
          </table:table-cell>
          <table:table-cell office:value-type="float" office:value="0.406222491327" calcext:value-type="float">
            <text:p>0.406222491327</text:p>
          </table:table-cell>
          <table:table-cell office:value-type="float" office:value="0.406234268329" calcext:value-type="float">
            <text:p>0.406234268329</text:p>
          </table:table-cell>
          <table:table-cell office:value-type="float" office:value="1508153893.01279" calcext:value-type="float">
            <text:p>1508153893.0127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06107952497" calcext:value-type="float">
            <text:p>0.406107952497</text:p>
          </table:table-cell>
          <table:table-cell office:value-type="float" office:value="1508193190.57364" calcext:value-type="float">
            <text:p>1508193190.5736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" calcext:value-type="float">
            <text:p>499</text:p>
          </table:table-cell>
          <table:table-cell office:value-type="float" office:value="0.406071612151" calcext:value-type="float">
            <text:p>0.406071612151</text:p>
          </table:table-cell>
          <table:table-cell office:value-type="float" office:value="0.405938952011" calcext:value-type="float">
            <text:p>0.405938952011</text:p>
          </table:table-cell>
          <table:table-cell office:value-type="float" office:value="0.406045080123" calcext:value-type="float">
            <text:p>0.406045080123</text:p>
          </table:table-cell>
          <table:table-cell office:value-type="float" office:value="0.406071612151" calcext:value-type="float">
            <text:p>0.406071612151</text:p>
          </table:table-cell>
          <table:table-cell office:value-type="float" office:value="1508176312.70904" calcext:value-type="float">
            <text:p>1508176312.7090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0593938245" calcext:value-type="float">
            <text:p>0.40593938245</text:p>
          </table:table-cell>
          <table:table-cell office:value-type="float" office:value="1508188116.17708" calcext:value-type="float">
            <text:p>1508188116.1770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05890716797" calcext:value-type="float">
            <text:p>0.405890716797</text:p>
          </table:table-cell>
          <table:table-cell office:value-type="float" office:value="1508199342.14681" calcext:value-type="float">
            <text:p>1508199342.1468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" calcext:value-type="float">
            <text:p>499</text:p>
          </table:table-cell>
          <table:table-cell office:value-type="float" office:value="0.404232844531" calcext:value-type="float">
            <text:p>0.404232844531</text:p>
          </table:table-cell>
          <table:table-cell office:value-type="float" office:value="0.404168366779" calcext:value-type="float">
            <text:p>0.404168366779</text:p>
          </table:table-cell>
          <table:table-cell office:value-type="float" office:value="0.404181262329" calcext:value-type="float">
            <text:p>0.404181262329</text:p>
          </table:table-cell>
          <table:table-cell office:value-type="float" office:value="0.404168366779" calcext:value-type="float">
            <text:p>0.404168366779</text:p>
          </table:table-cell>
          <table:table-cell office:value-type="float" office:value="1508175900.55258" calcext:value-type="float">
            <text:p>1508175900.5525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999" calcext:value-type="float">
            <text:p>1999</text:p>
          </table:table-cell>
          <table:table-cell office:value-type="float" office:value="0.403969250643" calcext:value-type="float">
            <text:p>0.403969250643</text:p>
          </table:table-cell>
          <table:table-cell office:value-type="float" office:value="0.403955324017" calcext:value-type="float">
            <text:p>0.403955324017</text:p>
          </table:table-cell>
          <table:table-cell office:value-type="float" office:value="0.403958109343" calcext:value-type="float">
            <text:p>0.403958109343</text:p>
          </table:table-cell>
          <table:table-cell office:value-type="float" office:value="0.403955324017" calcext:value-type="float">
            <text:p>0.403955324017</text:p>
          </table:table-cell>
          <table:table-cell office:value-type="float" office:value="1508161032.90306" calcext:value-type="float">
            <text:p>1508161032.9030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9" calcext:value-type="float">
            <text:p>2999</text:p>
          </table:table-cell>
          <table:table-cell office:value-type="float" office:value="0.403129869985" calcext:value-type="float">
            <text:p>0.403129869985</text:p>
          </table:table-cell>
          <table:table-cell office:value-type="float" office:value="0.400933673897" calcext:value-type="float">
            <text:p>0.400933673897</text:p>
          </table:table-cell>
          <table:table-cell office:value-type="float" office:value="0.401372913115" calcext:value-type="float">
            <text:p>0.401372913115</text:p>
          </table:table-cell>
          <table:table-cell office:value-type="float" office:value="0.400933673897" calcext:value-type="float">
            <text:p>0.400933673897</text:p>
          </table:table-cell>
          <table:table-cell office:value-type="float" office:value="1508187425.95281" calcext:value-type="float">
            <text:p>1508187425.9528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02985920611" calcext:value-type="float">
            <text:p>0.402985920611</text:p>
          </table:table-cell>
          <table:table-cell office:value-type="float" office:value="1508202156.15176" calcext:value-type="float">
            <text:p>1508202156.1517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99" calcext:value-type="float">
            <text:p>1499</text:p>
          </table:table-cell>
          <table:table-cell office:value-type="float" office:value="0.402163777758" calcext:value-type="float">
            <text:p>0.402163777758</text:p>
          </table:table-cell>
          <table:table-cell office:value-type="float" office:value="0.401918552464" calcext:value-type="float">
            <text:p>0.401918552464</text:p>
          </table:table-cell>
          <table:table-cell office:value-type="float" office:value="0.401967597523" calcext:value-type="float">
            <text:p>0.401967597523</text:p>
          </table:table-cell>
          <table:table-cell office:value-type="float" office:value="0.401918552464" calcext:value-type="float">
            <text:p>0.401918552464</text:p>
          </table:table-cell>
          <table:table-cell office:value-type="float" office:value="1508165054.05425" calcext:value-type="float">
            <text:p>1508165054.0542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01973106935" calcext:value-type="float">
            <text:p>0.401973106935</text:p>
          </table:table-cell>
          <table:table-cell office:value-type="float" office:value="1508192590.55562" calcext:value-type="float">
            <text:p>1508192590.5556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999" calcext:value-type="float">
            <text:p>1999</text:p>
          </table:table-cell>
          <table:table-cell office:value-type="float" office:value="0.400918359966" calcext:value-type="float">
            <text:p>0.400918359966</text:p>
          </table:table-cell>
          <table:table-cell office:value-type="float" office:value="0.40087821636" calcext:value-type="float">
            <text:p>0.40087821636</text:p>
          </table:table-cell>
          <table:table-cell office:value-type="float" office:value="0.400910331245" calcext:value-type="float">
            <text:p>0.400910331245</text:p>
          </table:table-cell>
          <table:table-cell office:value-type="float" office:value="0.400918359966" calcext:value-type="float">
            <text:p>0.400918359966</text:p>
          </table:table-cell>
          <table:table-cell office:value-type="float" office:value="1508189039.21218" calcext:value-type="float">
            <text:p>1508189039.2121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9" calcext:value-type="float">
            <text:p>4999</text:p>
          </table:table-cell>
          <table:table-cell office:value-type="float" office:value="0.400558795186" calcext:value-type="float">
            <text:p>0.400558795186</text:p>
          </table:table-cell>
          <table:table-cell office:value-type="float" office:value="0.400520090795" calcext:value-type="float">
            <text:p>0.400520090795</text:p>
          </table:table-cell>
          <table:table-cell office:value-type="float" office:value="0.400551054308" calcext:value-type="float">
            <text:p>0.400551054308</text:p>
          </table:table-cell>
          <table:table-cell office:value-type="float" office:value="0.400558795186" calcext:value-type="float">
            <text:p>0.400558795186</text:p>
          </table:table-cell>
          <table:table-cell office:value-type="float" office:value="1508151874.22824" calcext:value-type="float">
            <text:p>1508151874.2282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" calcext:value-type="float">
            <text:p>299</text:p>
          </table:table-cell>
          <table:table-cell office:value-type="float" office:value="0.400459117002" calcext:value-type="float">
            <text:p>0.400459117002</text:p>
          </table:table-cell>
          <table:table-cell office:value-type="float" office:value="0.400308456201" calcext:value-type="float">
            <text:p>0.400308456201</text:p>
          </table:table-cell>
          <table:table-cell office:value-type="float" office:value="0.400428984842" calcext:value-type="float">
            <text:p>0.400428984842</text:p>
          </table:table-cell>
          <table:table-cell office:value-type="float" office:value="0.400459117002" calcext:value-type="float">
            <text:p>0.400459117002</text:p>
          </table:table-cell>
          <table:table-cell office:value-type="float" office:value="1508181545.81078" calcext:value-type="float">
            <text:p>1508181545.8107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00161851579" calcext:value-type="float">
            <text:p>0.400161851579</text:p>
          </table:table-cell>
          <table:table-cell office:value-type="float" office:value="1508171470.90311" calcext:value-type="float">
            <text:p>1508171470.9031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399662958969" calcext:value-type="float">
            <text:p>0.399662958969</text:p>
          </table:table-cell>
          <table:table-cell office:value-type="float" office:value="1508190186.69117" calcext:value-type="float">
            <text:p>1508190186.6911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99366394156" calcext:value-type="float">
            <text:p>0.399366394156</text:p>
          </table:table-cell>
          <table:table-cell office:value-type="float" office:value="1508198828.08618" calcext:value-type="float">
            <text:p>1508198828.0861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98472650833" calcext:value-type="float">
            <text:p>0.398472650833</text:p>
          </table:table-cell>
          <table:table-cell office:value-type="float" office:value="1508191906.70404" calcext:value-type="float">
            <text:p>1508191906.7040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398045448356" calcext:value-type="float">
            <text:p>0.398045448356</text:p>
          </table:table-cell>
          <table:table-cell office:value-type="float" office:value="1508190783.71592" calcext:value-type="float">
            <text:p>1508190783.7159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99" calcext:value-type="float">
            <text:p>3999</text:p>
          </table:table-cell>
          <table:table-cell office:value-type="float" office:value="0.397915676492" calcext:value-type="float">
            <text:p>0.397915676492</text:p>
          </table:table-cell>
          <table:table-cell office:value-type="float" office:value="0.397912946446" calcext:value-type="float">
            <text:p>0.397912946446</text:p>
          </table:table-cell>
          <table:table-cell office:value-type="float" office:value="0.397913492455" calcext:value-type="float">
            <text:p>0.397913492455</text:p>
          </table:table-cell>
          <table:table-cell office:value-type="float" office:value="0.397912946446" calcext:value-type="float">
            <text:p>0.397912946446</text:p>
          </table:table-cell>
          <table:table-cell office:value-type="float" office:value="1508154066.04698" calcext:value-type="float">
            <text:p>1508154066.0469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" calcext:value-type="float">
            <text:p>499</text:p>
          </table:table-cell>
          <table:table-cell office:value-type="float" office:value="0.397417993376" calcext:value-type="float">
            <text:p>0.397417993376</text:p>
          </table:table-cell>
          <table:table-cell office:value-type="float" office:value="0.397048284631" calcext:value-type="float">
            <text:p>0.397048284631</text:p>
          </table:table-cell>
          <table:table-cell office:value-type="float" office:value="0.39712222638" calcext:value-type="float">
            <text:p>0.39712222638</text:p>
          </table:table-cell>
          <table:table-cell office:value-type="float" office:value="0.397048284631" calcext:value-type="float">
            <text:p>0.397048284631</text:p>
          </table:table-cell>
          <table:table-cell office:value-type="float" office:value="1508176308.81458" calcext:value-type="float">
            <text:p>1508176308.8145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396537821424" calcext:value-type="float">
            <text:p>0.396537821424</text:p>
          </table:table-cell>
          <table:table-cell office:value-type="float" office:value="1508152663.91324" calcext:value-type="float">
            <text:p>1508152663.9132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39466456806" calcext:value-type="float">
            <text:p>0.39466456806</text:p>
          </table:table-cell>
          <table:table-cell office:value-type="float" office:value="1508160034.94054" calcext:value-type="float">
            <text:p>1508160034.9405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499" calcext:value-type="float">
            <text:p>1499</text:p>
          </table:table-cell>
          <table:table-cell office:value-type="float" office:value="0.394064849014" calcext:value-type="float">
            <text:p>0.394064849014</text:p>
          </table:table-cell>
          <table:table-cell office:value-type="float" office:value="0.389655754543" calcext:value-type="float">
            <text:p>0.389655754543</text:p>
          </table:table-cell>
          <table:table-cell office:value-type="float" office:value="0.393183030119" calcext:value-type="float">
            <text:p>0.393183030119</text:p>
          </table:table-cell>
          <table:table-cell office:value-type="float" office:value="0.394064849014" calcext:value-type="float">
            <text:p>0.394064849014</text:p>
          </table:table-cell>
          <table:table-cell office:value-type="float" office:value="1508190746.40938" calcext:value-type="float">
            <text:p>1508190746.4093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" calcext:value-type="float">
            <text:p>299</text:p>
          </table:table-cell>
          <table:table-cell office:value-type="float" office:value="0.392470230487" calcext:value-type="float">
            <text:p>0.392470230487</text:p>
          </table:table-cell>
          <table:table-cell office:value-type="float" office:value="0.392393292891" calcext:value-type="float">
            <text:p>0.392393292891</text:p>
          </table:table-cell>
          <table:table-cell office:value-type="float" office:value="0.39240868041" calcext:value-type="float">
            <text:p>0.39240868041</text:p>
          </table:table-cell>
          <table:table-cell office:value-type="float" office:value="0.392393292891" calcext:value-type="float">
            <text:p>0.392393292891</text:p>
          </table:table-cell>
          <table:table-cell office:value-type="float" office:value="1508181183.66608" calcext:value-type="float">
            <text:p>1508181183.6660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9" calcext:value-type="float">
            <text:p>2999</text:p>
          </table:table-cell>
          <table:table-cell office:value-type="float" office:value="0.392211504667" calcext:value-type="float">
            <text:p>0.392211504667</text:p>
          </table:table-cell>
          <table:table-cell office:value-type="float" office:value="0.391981036983" calcext:value-type="float">
            <text:p>0.391981036983</text:p>
          </table:table-cell>
          <table:table-cell office:value-type="float" office:value="0.39216541113" calcext:value-type="float">
            <text:p>0.39216541113</text:p>
          </table:table-cell>
          <table:table-cell office:value-type="float" office:value="0.392211504667" calcext:value-type="float">
            <text:p>0.392211504667</text:p>
          </table:table-cell>
          <table:table-cell office:value-type="float" office:value="1508159173.35561" calcext:value-type="float">
            <text:p>1508159173.3556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9" calcext:value-type="float">
            <text:p>2999</text:p>
          </table:table-cell>
          <table:table-cell office:value-type="float" office:value="0.391933559917" calcext:value-type="float">
            <text:p>0.391933559917</text:p>
          </table:table-cell>
          <table:table-cell office:value-type="float" office:value="0.391889957196" calcext:value-type="float">
            <text:p>0.391889957196</text:p>
          </table:table-cell>
          <table:table-cell office:value-type="float" office:value="0.391924839373" calcext:value-type="float">
            <text:p>0.391924839373</text:p>
          </table:table-cell>
          <table:table-cell office:value-type="float" office:value="0.391933559917" calcext:value-type="float">
            <text:p>0.391933559917</text:p>
          </table:table-cell>
          <table:table-cell office:value-type="float" office:value="1508160309.58029" calcext:value-type="float">
            <text:p>1508160309.5802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89814276874" calcext:value-type="float">
            <text:p>0.389814276874</text:p>
          </table:table-cell>
          <table:table-cell office:value-type="float" office:value="1508193987.75337" calcext:value-type="float">
            <text:p>1508193987.7533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" calcext:value-type="float">
            <text:p>49</text:p>
          </table:table-cell>
          <table:table-cell office:value-type="float" office:value="0.38828469282" calcext:value-type="float">
            <text:p>0.38828469282</text:p>
          </table:table-cell>
          <table:table-cell office:value-type="float" office:value="0.388282126115" calcext:value-type="float">
            <text:p>0.388282126115</text:p>
          </table:table-cell>
          <table:table-cell office:value-type="float" office:value="0.388282639456" calcext:value-type="float">
            <text:p>0.388282639456</text:p>
          </table:table-cell>
          <table:table-cell office:value-type="float" office:value="0.388282126115" calcext:value-type="float">
            <text:p>0.388282126115</text:p>
          </table:table-cell>
          <table:table-cell office:value-type="float" office:value="1508193523.84636" calcext:value-type="float">
            <text:p>1508193523.8463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99" calcext:value-type="float">
            <text:p>1999</text:p>
          </table:table-cell>
          <table:table-cell office:value-type="float" office:value="0.388077359491" calcext:value-type="float">
            <text:p>0.388077359491</text:p>
          </table:table-cell>
          <table:table-cell office:value-type="float" office:value="0.388038175736" calcext:value-type="float">
            <text:p>0.388038175736</text:p>
          </table:table-cell>
          <table:table-cell office:value-type="float" office:value="0.388046012487" calcext:value-type="float">
            <text:p>0.388046012487</text:p>
          </table:table-cell>
          <table:table-cell office:value-type="float" office:value="0.388038175736" calcext:value-type="float">
            <text:p>0.388038175736</text:p>
          </table:table-cell>
          <table:table-cell office:value-type="float" office:value="1508158239.82313" calcext:value-type="float">
            <text:p>1508158239.8231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87599364158" calcext:value-type="float">
            <text:p>0.387599364158</text:p>
          </table:table-cell>
          <table:table-cell office:value-type="float" office:value="1508196261.21614" calcext:value-type="float">
            <text:p>1508196261.2161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86989808824" calcext:value-type="float">
            <text:p>0.386989808824</text:p>
          </table:table-cell>
          <table:table-cell office:value-type="float" office:value="1508188089.97022" calcext:value-type="float">
            <text:p>1508188089.9702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386081898104" calcext:value-type="float">
            <text:p>0.386081898104</text:p>
          </table:table-cell>
          <table:table-cell office:value-type="float" office:value="1508188635.84309" calcext:value-type="float">
            <text:p>1508188635.8430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" calcext:value-type="float">
            <text:p>299</text:p>
          </table:table-cell>
          <table:table-cell office:value-type="float" office:value="0.386019710471" calcext:value-type="float">
            <text:p>0.386019710471</text:p>
          </table:table-cell>
          <table:table-cell office:value-type="float" office:value="0.385583712606" calcext:value-type="float">
            <text:p>0.385583712606</text:p>
          </table:table-cell>
          <table:table-cell office:value-type="float" office:value="0.385670912179" calcext:value-type="float">
            <text:p>0.385670912179</text:p>
          </table:table-cell>
          <table:table-cell office:value-type="float" office:value="0.385583712606" calcext:value-type="float">
            <text:p>0.385583712606</text:p>
          </table:table-cell>
          <table:table-cell office:value-type="float" office:value="1508180126.38709" calcext:value-type="float">
            <text:p>1508180126.3870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office:value-type="float" office:value="0.385899024554" calcext:value-type="float">
            <text:p>0.385899024554</text:p>
          </table:table-cell>
          <table:table-cell office:value-type="float" office:value="0.385885974489" calcext:value-type="float">
            <text:p>0.385885974489</text:p>
          </table:table-cell>
          <table:table-cell office:value-type="float" office:value="0.385896414541" calcext:value-type="float">
            <text:p>0.385896414541</text:p>
          </table:table-cell>
          <table:table-cell office:value-type="float" office:value="0.385899024554" calcext:value-type="float">
            <text:p>0.385899024554</text:p>
          </table:table-cell>
          <table:table-cell office:value-type="float" office:value="1508186860.39775" calcext:value-type="float">
            <text:p>1508186860.3977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384369304933" calcext:value-type="float">
            <text:p>0.384369304933</text:p>
          </table:table-cell>
          <table:table-cell office:value-type="float" office:value="1508190134.56013" calcext:value-type="float">
            <text:p>1508190134.5601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83594270788" calcext:value-type="float">
            <text:p>0.383594270788</text:p>
          </table:table-cell>
          <table:table-cell office:value-type="float" office:value="1508187833.44872" calcext:value-type="float">
            <text:p>1508187833.4487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381946347594" calcext:value-type="float">
            <text:p>0.381946347594</text:p>
          </table:table-cell>
          <table:table-cell office:value-type="float" office:value="1508187113.07664" calcext:value-type="float">
            <text:p>1508187113.0766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99" calcext:value-type="float">
            <text:p>1999</text:p>
          </table:table-cell>
          <table:table-cell office:value-type="float" office:value="0.38150386808" calcext:value-type="float">
            <text:p>0.38150386808</text:p>
          </table:table-cell>
          <table:table-cell office:value-type="float" office:value="0.381485783114" calcext:value-type="float">
            <text:p>0.381485783114</text:p>
          </table:table-cell>
          <table:table-cell office:value-type="float" office:value="0.381489400107" calcext:value-type="float">
            <text:p>0.381489400107</text:p>
          </table:table-cell>
          <table:table-cell office:value-type="float" office:value="0.381485783114" calcext:value-type="float">
            <text:p>0.381485783114</text:p>
          </table:table-cell>
          <table:table-cell office:value-type="float" office:value="1508161850.58359" calcext:value-type="float">
            <text:p>1508161850.5835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38138285795" calcext:value-type="float">
            <text:p>0.38138285795</text:p>
          </table:table-cell>
          <table:table-cell office:value-type="float" office:value="1508189293.34464" calcext:value-type="float">
            <text:p>1508189293.3446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9" calcext:value-type="float">
            <text:p>1499</text:p>
          </table:table-cell>
          <table:table-cell office:value-type="float" office:value="0.381175324686" calcext:value-type="float">
            <text:p>0.381175324686</text:p>
          </table:table-cell>
          <table:table-cell office:value-type="float" office:value="0.381125068213" calcext:value-type="float">
            <text:p>0.381125068213</text:p>
          </table:table-cell>
          <table:table-cell office:value-type="float" office:value="0.381165273391" calcext:value-type="float">
            <text:p>0.381165273391</text:p>
          </table:table-cell>
          <table:table-cell office:value-type="float" office:value="0.381175324686" calcext:value-type="float">
            <text:p>0.381175324686</text:p>
          </table:table-cell>
          <table:table-cell office:value-type="float" office:value="1508166188.75103" calcext:value-type="float">
            <text:p>1508166188.7510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99" calcext:value-type="float">
            <text:p>1999</text:p>
          </table:table-cell>
          <table:table-cell office:value-type="float" office:value="0.381045097569" calcext:value-type="float">
            <text:p>0.381045097569</text:p>
          </table:table-cell>
          <table:table-cell office:value-type="float" office:value="0.380866799674" calcext:value-type="float">
            <text:p>0.380866799674</text:p>
          </table:table-cell>
          <table:table-cell office:value-type="float" office:value="0.38100943799" calcext:value-type="float">
            <text:p>0.38100943799</text:p>
          </table:table-cell>
          <table:table-cell office:value-type="float" office:value="0.381045097569" calcext:value-type="float">
            <text:p>0.381045097569</text:p>
          </table:table-cell>
          <table:table-cell office:value-type="float" office:value="1508161352.08529" calcext:value-type="float">
            <text:p>1508161352.0852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9" calcext:value-type="float">
            <text:p>4999</text:p>
          </table:table-cell>
          <table:table-cell office:value-type="float" office:value="0.380503463082" calcext:value-type="float">
            <text:p>0.380503463082</text:p>
          </table:table-cell>
          <table:table-cell office:value-type="float" office:value="0.3801812054" calcext:value-type="float">
            <text:p>0.3801812054</text:p>
          </table:table-cell>
          <table:table-cell office:value-type="float" office:value="0.380439011545" calcext:value-type="float">
            <text:p>0.380439011545</text:p>
          </table:table-cell>
          <table:table-cell office:value-type="float" office:value="0.380503463082" calcext:value-type="float">
            <text:p>0.380503463082</text:p>
          </table:table-cell>
          <table:table-cell office:value-type="float" office:value="1508153288.35942" calcext:value-type="float">
            <text:p>1508153288.3594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380203265351" calcext:value-type="float">
            <text:p>0.380203265351</text:p>
          </table:table-cell>
          <table:table-cell office:value-type="float" office:value="1508165181.22161" calcext:value-type="float">
            <text:p>1508165181.2216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" calcext:value-type="float">
            <text:p>49</text:p>
          </table:table-cell>
          <table:table-cell office:value-type="float" office:value="0.380132467393" calcext:value-type="float">
            <text:p>0.380132467393</text:p>
          </table:table-cell>
          <table:table-cell office:value-type="float" office:value="0.380083704091" calcext:value-type="float">
            <text:p>0.380083704091</text:p>
          </table:table-cell>
          <table:table-cell office:value-type="float" office:value="0.380093456752" calcext:value-type="float">
            <text:p>0.380093456752</text:p>
          </table:table-cell>
          <table:table-cell office:value-type="float" office:value="0.380083704091" calcext:value-type="float">
            <text:p>0.380083704091</text:p>
          </table:table-cell>
          <table:table-cell office:value-type="float" office:value="1508192808.64085" calcext:value-type="float">
            <text:p>1508192808.6408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99" calcext:value-type="float">
            <text:p>1499</text:p>
          </table:table-cell>
          <table:table-cell office:value-type="float" office:value="0.37874855594" calcext:value-type="float">
            <text:p>0.37874855594</text:p>
          </table:table-cell>
          <table:table-cell office:value-type="float" office:value="0.378689136656" calcext:value-type="float">
            <text:p>0.378689136656</text:p>
          </table:table-cell>
          <table:table-cell office:value-type="float" office:value="0.378701020513" calcext:value-type="float">
            <text:p>0.378701020513</text:p>
          </table:table-cell>
          <table:table-cell office:value-type="float" office:value="0.378689136656" calcext:value-type="float">
            <text:p>0.378689136656</text:p>
          </table:table-cell>
          <table:table-cell office:value-type="float" office:value="1508164966.13887" calcext:value-type="float">
            <text:p>1508164966.1388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377295801825" calcext:value-type="float">
            <text:p>0.377295801825</text:p>
          </table:table-cell>
          <table:table-cell office:value-type="float" office:value="1508164967.49019" calcext:value-type="float">
            <text:p>1508164967.4901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99" calcext:value-type="float">
            <text:p>1499</text:p>
          </table:table-cell>
          <table:table-cell office:value-type="float" office:value="0.376920660653" calcext:value-type="float">
            <text:p>0.376920660653</text:p>
          </table:table-cell>
          <table:table-cell office:value-type="float" office:value="0.376841346878" calcext:value-type="float">
            <text:p>0.376841346878</text:p>
          </table:table-cell>
          <table:table-cell office:value-type="float" office:value="0.376904797898" calcext:value-type="float">
            <text:p>0.376904797898</text:p>
          </table:table-cell>
          <table:table-cell office:value-type="float" office:value="0.376920660653" calcext:value-type="float">
            <text:p>0.376920660653</text:p>
          </table:table-cell>
          <table:table-cell office:value-type="float" office:value="1508166245.94282" calcext:value-type="float">
            <text:p>1508166245.9428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" calcext:value-type="float">
            <text:p>99</text:p>
          </table:table-cell>
          <table:table-cell office:value-type="float" office:value="0.376261172176" calcext:value-type="float">
            <text:p>0.376261172176</text:p>
          </table:table-cell>
          <table:table-cell office:value-type="float" office:value="0.375943319712" calcext:value-type="float">
            <text:p>0.375943319712</text:p>
          </table:table-cell>
          <table:table-cell office:value-type="float" office:value="0.376197601683" calcext:value-type="float">
            <text:p>0.376197601683</text:p>
          </table:table-cell>
          <table:table-cell office:value-type="float" office:value="0.376261172176" calcext:value-type="float">
            <text:p>0.376261172176</text:p>
          </table:table-cell>
          <table:table-cell office:value-type="float" office:value="1508185982.44393" calcext:value-type="float">
            <text:p>1508185982.4439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9" calcext:value-type="float">
            <text:p>2999</text:p>
          </table:table-cell>
          <table:table-cell office:value-type="float" office:value="0.375679723747" calcext:value-type="float">
            <text:p>0.375679723747</text:p>
          </table:table-cell>
          <table:table-cell office:value-type="float" office:value="0.375638265485" calcext:value-type="float">
            <text:p>0.375638265485</text:p>
          </table:table-cell>
          <table:table-cell office:value-type="float" office:value="0.375671432095" calcext:value-type="float">
            <text:p>0.375671432095</text:p>
          </table:table-cell>
          <table:table-cell office:value-type="float" office:value="0.375679723747" calcext:value-type="float">
            <text:p>0.375679723747</text:p>
          </table:table-cell>
          <table:table-cell office:value-type="float" office:value="1508187651.12045" calcext:value-type="float">
            <text:p>1508187651.1204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74633350553" calcext:value-type="float">
            <text:p>0.374633350553</text:p>
          </table:table-cell>
          <table:table-cell office:value-type="float" office:value="1508168987.14838" calcext:value-type="float">
            <text:p>1508168987.1483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9" calcext:value-type="float">
            <text:p>999</text:p>
          </table:table-cell>
          <table:table-cell office:value-type="float" office:value="0.374056098121" calcext:value-type="float">
            <text:p>0.374056098121</text:p>
          </table:table-cell>
          <table:table-cell office:value-type="float" office:value="0.374014537938" calcext:value-type="float">
            <text:p>0.374014537938</text:p>
          </table:table-cell>
          <table:table-cell office:value-type="float" office:value="0.374047786085" calcext:value-type="float">
            <text:p>0.374047786085</text:p>
          </table:table-cell>
          <table:table-cell office:value-type="float" office:value="0.374056098121" calcext:value-type="float">
            <text:p>0.374056098121</text:p>
          </table:table-cell>
          <table:table-cell office:value-type="float" office:value="1508169749.17585" calcext:value-type="float">
            <text:p>1508169749.1758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9" calcext:value-type="float">
            <text:p>999</text:p>
          </table:table-cell>
          <table:table-cell office:value-type="float" office:value="0.373092500629" calcext:value-type="float">
            <text:p>0.373092500629</text:p>
          </table:table-cell>
          <table:table-cell office:value-type="float" office:value="0.372977494722" calcext:value-type="float">
            <text:p>0.372977494722</text:p>
          </table:table-cell>
          <table:table-cell office:value-type="float" office:value="0.373069499448" calcext:value-type="float">
            <text:p>0.373069499448</text:p>
          </table:table-cell>
          <table:table-cell office:value-type="float" office:value="0.373092500629" calcext:value-type="float">
            <text:p>0.373092500629</text:p>
          </table:table-cell>
          <table:table-cell office:value-type="float" office:value="1508170795.52425" calcext:value-type="float">
            <text:p>1508170795.5242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office:value-type="float" office:value="0.372170006109" calcext:value-type="float">
            <text:p>0.372170006109</text:p>
          </table:table-cell>
          <table:table-cell office:value-type="float" office:value="0.365488287081" calcext:value-type="float">
            <text:p>0.365488287081</text:p>
          </table:table-cell>
          <table:table-cell office:value-type="float" office:value="0.370833662303" calcext:value-type="float">
            <text:p>0.370833662303</text:p>
          </table:table-cell>
          <table:table-cell office:value-type="float" office:value="0.372170006109" calcext:value-type="float">
            <text:p>0.372170006109</text:p>
          </table:table-cell>
          <table:table-cell office:value-type="float" office:value="1508193659.95779" calcext:value-type="float">
            <text:p>1508193659.9577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71462206393" calcext:value-type="float">
            <text:p>0.371462206393</text:p>
          </table:table-cell>
          <table:table-cell office:value-type="float" office:value="1508169808.2844" calcext:value-type="float">
            <text:p>1508169808.284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office:value-type="float" office:value="0.371455963167" calcext:value-type="float">
            <text:p>0.371455963167</text:p>
          </table:table-cell>
          <table:table-cell office:value-type="float" office:value="0.371176574936" calcext:value-type="float">
            <text:p>0.371176574936</text:p>
          </table:table-cell>
          <table:table-cell office:value-type="float" office:value="0.371232452582" calcext:value-type="float">
            <text:p>0.371232452582</text:p>
          </table:table-cell>
          <table:table-cell office:value-type="float" office:value="0.371176574936" calcext:value-type="float">
            <text:p>0.371176574936</text:p>
          </table:table-cell>
          <table:table-cell office:value-type="float" office:value="1508193532.77613" calcext:value-type="float">
            <text:p>1508193532.7761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371314341411" calcext:value-type="float">
            <text:p>0.371314341411</text:p>
          </table:table-cell>
          <table:table-cell office:value-type="float" office:value="1508188349.54244" calcext:value-type="float">
            <text:p>1508188349.5424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9" calcext:value-type="float">
            <text:p>4999</text:p>
          </table:table-cell>
          <table:table-cell office:value-type="float" office:value="0.371306846228" calcext:value-type="float">
            <text:p>0.371306846228</text:p>
          </table:table-cell>
          <table:table-cell office:value-type="float" office:value="0.371117939336" calcext:value-type="float">
            <text:p>0.371117939336</text:p>
          </table:table-cell>
          <table:table-cell office:value-type="float" office:value="0.371155720714" calcext:value-type="float">
            <text:p>0.371155720714</text:p>
          </table:table-cell>
          <table:table-cell office:value-type="float" office:value="0.371117939336" calcext:value-type="float">
            <text:p>0.371117939336</text:p>
          </table:table-cell>
          <table:table-cell office:value-type="float" office:value="1508121473.93982" calcext:value-type="float">
            <text:p>1508121473.9398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" calcext:value-type="float">
            <text:p>499</text:p>
          </table:table-cell>
          <table:table-cell office:value-type="float" office:value="0.370651606303" calcext:value-type="float">
            <text:p>0.370651606303</text:p>
          </table:table-cell>
          <table:table-cell office:value-type="float" office:value="0.370647414429" calcext:value-type="float">
            <text:p>0.370647414429</text:p>
          </table:table-cell>
          <table:table-cell office:value-type="float" office:value="0.370650767928" calcext:value-type="float">
            <text:p>0.370650767928</text:p>
          </table:table-cell>
          <table:table-cell office:value-type="float" office:value="0.370651606303" calcext:value-type="float">
            <text:p>0.370651606303</text:p>
          </table:table-cell>
          <table:table-cell office:value-type="float" office:value="1508176037.38681" calcext:value-type="float">
            <text:p>1508176037.3868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69261739652" calcext:value-type="float">
            <text:p>0.369261739652</text:p>
          </table:table-cell>
          <table:table-cell office:value-type="float" office:value="1508182196.61897" calcext:value-type="float">
            <text:p>1508182196.6189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9" calcext:value-type="float">
            <text:p>499</text:p>
          </table:table-cell>
          <table:table-cell office:value-type="float" office:value="0.369117402277" calcext:value-type="float">
            <text:p>0.369117402277</text:p>
          </table:table-cell>
          <table:table-cell office:value-type="float" office:value="0.369113098994" calcext:value-type="float">
            <text:p>0.369113098994</text:p>
          </table:table-cell>
          <table:table-cell office:value-type="float" office:value="0.369113959651" calcext:value-type="float">
            <text:p>0.369113959651</text:p>
          </table:table-cell>
          <table:table-cell office:value-type="float" office:value="0.369113098994" calcext:value-type="float">
            <text:p>0.369113098994</text:p>
          </table:table-cell>
          <table:table-cell office:value-type="float" office:value="1508175374.77476" calcext:value-type="float">
            <text:p>1508175374.7747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6831461668" calcext:value-type="float">
            <text:p>0.36831461668</text:p>
          </table:table-cell>
          <table:table-cell office:value-type="float" office:value="1508170416.13028" calcext:value-type="float">
            <text:p>1508170416.1302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office:value-type="float" office:value="0.366741914558" calcext:value-type="float">
            <text:p>0.366741914558</text:p>
          </table:table-cell>
          <table:table-cell office:value-type="float" office:value="0.366704127287" calcext:value-type="float">
            <text:p>0.366704127287</text:p>
          </table:table-cell>
          <table:table-cell office:value-type="float" office:value="0.366711684741" calcext:value-type="float">
            <text:p>0.366711684741</text:p>
          </table:table-cell>
          <table:table-cell office:value-type="float" office:value="0.366704127287" calcext:value-type="float">
            <text:p>0.366704127287</text:p>
          </table:table-cell>
          <table:table-cell office:value-type="float" office:value="1508169926.54896" calcext:value-type="float">
            <text:p>1508169926.5489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9" calcext:value-type="float">
            <text:p>499</text:p>
          </table:table-cell>
          <table:table-cell office:value-type="float" office:value="0.366435925802" calcext:value-type="float">
            <text:p>0.366435925802</text:p>
          </table:table-cell>
          <table:table-cell office:value-type="float" office:value="0.366400545794" calcext:value-type="float">
            <text:p>0.366400545794</text:p>
          </table:table-cell>
          <table:table-cell office:value-type="float" office:value="0.366407621796" calcext:value-type="float">
            <text:p>0.366407621796</text:p>
          </table:table-cell>
          <table:table-cell office:value-type="float" office:value="0.366400545794" calcext:value-type="float">
            <text:p>0.366400545794</text:p>
          </table:table-cell>
          <table:table-cell office:value-type="float" office:value="1508176894.77825" calcext:value-type="float">
            <text:p>1508176894.7782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" calcext:value-type="float">
            <text:p>299</text:p>
          </table:table-cell>
          <table:table-cell office:value-type="float" office:value="0.365049675705" calcext:value-type="float">
            <text:p>0.365049675705</text:p>
          </table:table-cell>
          <table:table-cell office:value-type="float" office:value="0.364988008458" calcext:value-type="float">
            <text:p>0.364988008458</text:p>
          </table:table-cell>
          <table:table-cell office:value-type="float" office:value="0.365037342256" calcext:value-type="float">
            <text:p>0.365037342256</text:p>
          </table:table-cell>
          <table:table-cell office:value-type="float" office:value="0.365049675705" calcext:value-type="float">
            <text:p>0.365049675705</text:p>
          </table:table-cell>
          <table:table-cell office:value-type="float" office:value="1508180563.14265" calcext:value-type="float">
            <text:p>1508180563.1426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9" calcext:value-type="float">
            <text:p>499</text:p>
          </table:table-cell>
          <table:table-cell office:value-type="float" office:value="0.364940300091" calcext:value-type="float">
            <text:p>0.364940300091</text:p>
          </table:table-cell>
          <table:table-cell office:value-type="float" office:value="0.364914205125" calcext:value-type="float">
            <text:p>0.364914205125</text:p>
          </table:table-cell>
          <table:table-cell office:value-type="float" office:value="0.364935081098" calcext:value-type="float">
            <text:p>0.364935081098</text:p>
          </table:table-cell>
          <table:table-cell office:value-type="float" office:value="0.364940300091" calcext:value-type="float">
            <text:p>0.364940300091</text:p>
          </table:table-cell>
          <table:table-cell office:value-type="float" office:value="1508175182.72134" calcext:value-type="float">
            <text:p>1508175182.7213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" calcext:value-type="float">
            <text:p>99</text:p>
          </table:table-cell>
          <table:table-cell office:value-type="float" office:value="0.364831170013" calcext:value-type="float">
            <text:p>0.364831170013</text:p>
          </table:table-cell>
          <table:table-cell office:value-type="float" office:value="0.364801872303" calcext:value-type="float">
            <text:p>0.364801872303</text:p>
          </table:table-cell>
          <table:table-cell office:value-type="float" office:value="0.364807731845" calcext:value-type="float">
            <text:p>0.364807731845</text:p>
          </table:table-cell>
          <table:table-cell office:value-type="float" office:value="0.364801872303" calcext:value-type="float">
            <text:p>0.364801872303</text:p>
          </table:table-cell>
          <table:table-cell office:value-type="float" office:value="1508187596.58556" calcext:value-type="float">
            <text:p>1508187596.5855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" calcext:value-type="float">
            <text:p>49</text:p>
          </table:table-cell>
          <table:table-cell office:value-type="float" office:value="0.36186577987" calcext:value-type="float">
            <text:p>0.36186577987</text:p>
          </table:table-cell>
          <table:table-cell office:value-type="float" office:value="0.36180956654" calcext:value-type="float">
            <text:p>0.36180956654</text:p>
          </table:table-cell>
          <table:table-cell office:value-type="float" office:value="0.361854537204" calcext:value-type="float">
            <text:p>0.361854537204</text:p>
          </table:table-cell>
          <table:table-cell office:value-type="float" office:value="0.36186577987" calcext:value-type="float">
            <text:p>0.36186577987</text:p>
          </table:table-cell>
          <table:table-cell office:value-type="float" office:value="1508193049.77019" calcext:value-type="float">
            <text:p>1508193049.7701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" calcext:value-type="float">
            <text:p>299</text:p>
          </table:table-cell>
          <table:table-cell office:value-type="float" office:value="0.361017526073" calcext:value-type="float">
            <text:p>0.361017526073</text:p>
          </table:table-cell>
          <table:table-cell office:value-type="float" office:value="0.360974243336" calcext:value-type="float">
            <text:p>0.360974243336</text:p>
          </table:table-cell>
          <table:table-cell office:value-type="float" office:value="0.360982899883" calcext:value-type="float">
            <text:p>0.360982899883</text:p>
          </table:table-cell>
          <table:table-cell office:value-type="float" office:value="0.360974243336" calcext:value-type="float">
            <text:p>0.360974243336</text:p>
          </table:table-cell>
          <table:table-cell office:value-type="float" office:value="1508181218.23465" calcext:value-type="float">
            <text:p>1508181218.2346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9" calcext:value-type="float">
            <text:p>299</text:p>
          </table:table-cell>
          <table:table-cell office:value-type="float" office:value="0.360332651299" calcext:value-type="float">
            <text:p>0.360332651299</text:p>
          </table:table-cell>
          <table:table-cell office:value-type="float" office:value="0.360266818718" calcext:value-type="float">
            <text:p>0.360266818718</text:p>
          </table:table-cell>
          <table:table-cell office:value-type="float" office:value="0.360279985235" calcext:value-type="float">
            <text:p>0.360279985235</text:p>
          </table:table-cell>
          <table:table-cell office:value-type="float" office:value="0.360266818718" calcext:value-type="float">
            <text:p>0.360266818718</text:p>
          </table:table-cell>
          <table:table-cell office:value-type="float" office:value="1508181890.52543" calcext:value-type="float">
            <text:p>1508181890.5254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58205956399" calcext:value-type="float">
            <text:p>0.358205956399</text:p>
          </table:table-cell>
          <table:table-cell office:value-type="float" office:value="1508187366.78312" calcext:value-type="float">
            <text:p>1508187366.7831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57663489209" calcext:value-type="float">
            <text:p>0.357663489209</text:p>
          </table:table-cell>
          <table:table-cell office:value-type="float" office:value="1508176803.49557" calcext:value-type="float">
            <text:p>1508176803.4955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54730487703" calcext:value-type="float">
            <text:p>0.354730487703</text:p>
          </table:table-cell>
          <table:table-cell office:value-type="float" office:value="1508201540.00594" calcext:value-type="float">
            <text:p>1508201540.0059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" calcext:value-type="float">
            <text:p>99</text:p>
          </table:table-cell>
          <table:table-cell office:value-type="float" office:value="0.353602327761" calcext:value-type="float">
            <text:p>0.353602327761</text:p>
          </table:table-cell>
          <table:table-cell office:value-type="float" office:value="0.353574188869" calcext:value-type="float">
            <text:p>0.353574188869</text:p>
          </table:table-cell>
          <table:table-cell office:value-type="float" office:value="0.353579816648" calcext:value-type="float">
            <text:p>0.353579816648</text:p>
          </table:table-cell>
          <table:table-cell office:value-type="float" office:value="0.353574188869" calcext:value-type="float">
            <text:p>0.353574188869</text:p>
          </table:table-cell>
          <table:table-cell office:value-type="float" office:value="1508187124.0581" calcext:value-type="float">
            <text:p>1508187124.058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" calcext:value-type="float">
            <text:p>49</text:p>
          </table:table-cell>
          <table:table-cell office:value-type="float" office:value="0.352212752464" calcext:value-type="float">
            <text:p>0.352212752464</text:p>
          </table:table-cell>
          <table:table-cell office:value-type="float" office:value="0.352174776036" calcext:value-type="float">
            <text:p>0.352174776036</text:p>
          </table:table-cell>
          <table:table-cell office:value-type="float" office:value="0.352182371321" calcext:value-type="float">
            <text:p>0.352182371321</text:p>
          </table:table-cell>
          <table:table-cell office:value-type="float" office:value="0.352174776036" calcext:value-type="float">
            <text:p>0.352174776036</text:p>
          </table:table-cell>
          <table:table-cell office:value-type="float" office:value="1508191654.84908" calcext:value-type="float">
            <text:p>1508191654.8490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" calcext:value-type="float">
            <text:p>49</text:p>
          </table:table-cell>
          <table:table-cell office:value-type="float" office:value="0.351260387396" calcext:value-type="float">
            <text:p>0.351260387396</text:p>
          </table:table-cell>
          <table:table-cell office:value-type="float" office:value="0.351258771272" calcext:value-type="float">
            <text:p>0.351258771272</text:p>
          </table:table-cell>
          <table:table-cell office:value-type="float" office:value="0.351260064171" calcext:value-type="float">
            <text:p>0.351260064171</text:p>
          </table:table-cell>
          <table:table-cell office:value-type="float" office:value="0.351260387396" calcext:value-type="float">
            <text:p>0.351260387396</text:p>
          </table:table-cell>
          <table:table-cell office:value-type="float" office:value="1508192725.74522" calcext:value-type="float">
            <text:p>1508192725.7452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50055161826" calcext:value-type="float">
            <text:p>0.350055161826</text:p>
          </table:table-cell>
          <table:table-cell office:value-type="float" office:value="1508179521.41723" calcext:value-type="float">
            <text:p>1508179521.4172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49682405245" calcext:value-type="float">
            <text:p>0.349682405245</text:p>
          </table:table-cell>
          <table:table-cell office:value-type="float" office:value="1508198631.27189" calcext:value-type="float">
            <text:p>1508198631.2718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  <table:table-cell office:value-type="float" office:value="0.348663080965" calcext:value-type="float">
            <text:p>0.348663080965</text:p>
          </table:table-cell>
          <table:table-cell office:value-type="float" office:value="0.348643057575" calcext:value-type="float">
            <text:p>0.348643057575</text:p>
          </table:table-cell>
          <table:table-cell office:value-type="float" office:value="0.348659076287" calcext:value-type="float">
            <text:p>0.348659076287</text:p>
          </table:table-cell>
          <table:table-cell office:value-type="float" office:value="0.348663080965" calcext:value-type="float">
            <text:p>0.348663080965</text:p>
          </table:table-cell>
          <table:table-cell office:value-type="float" office:value="1508187115.14238" calcext:value-type="float">
            <text:p>1508187115.1423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346894530761" calcext:value-type="float">
            <text:p>0.346894530761</text:p>
          </table:table-cell>
          <table:table-cell office:value-type="float" office:value="1508185477.25073" calcext:value-type="float">
            <text:p>1508185477.2507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999" calcext:value-type="float">
            <text:p>3999</text:p>
          </table:table-cell>
          <table:table-cell office:value-type="float" office:value="0.346505770174" calcext:value-type="float">
            <text:p>0.346505770174</text:p>
          </table:table-cell>
          <table:table-cell office:value-type="float" office:value="0.346469681108" calcext:value-type="float">
            <text:p>0.346469681108</text:p>
          </table:table-cell>
          <table:table-cell office:value-type="float" office:value="0.34649855236" calcext:value-type="float">
            <text:p>0.34649855236</text:p>
          </table:table-cell>
          <table:table-cell office:value-type="float" office:value="0.346505770174" calcext:value-type="float">
            <text:p>0.346505770174</text:p>
          </table:table-cell>
          <table:table-cell office:value-type="float" office:value="1508185455.87943" calcext:value-type="float">
            <text:p>1508185455.8794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9" calcext:value-type="float">
            <text:p>499</text:p>
          </table:table-cell>
          <table:table-cell office:value-type="float" office:value="0.344028385007" calcext:value-type="float">
            <text:p>0.344028385007</text:p>
          </table:table-cell>
          <table:table-cell office:value-type="float" office:value="0.344025025633" calcext:value-type="float">
            <text:p>0.344025025633</text:p>
          </table:table-cell>
          <table:table-cell office:value-type="float" office:value="0.344025697508" calcext:value-type="float">
            <text:p>0.344025697508</text:p>
          </table:table-cell>
          <table:table-cell office:value-type="float" office:value="0.344025025633" calcext:value-type="float">
            <text:p>0.344025025633</text:p>
          </table:table-cell>
          <table:table-cell office:value-type="float" office:value="1508176029.0185" calcext:value-type="float">
            <text:p>1508176029.018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40797842947" calcext:value-type="float">
            <text:p>0.340797842947</text:p>
          </table:table-cell>
          <table:table-cell office:value-type="float" office:value="1508192694.68896" calcext:value-type="float">
            <text:p>1508192694.6889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38746540216" calcext:value-type="float">
            <text:p>0.338746540216</text:p>
          </table:table-cell>
          <table:table-cell office:value-type="float" office:value="1508193784.30823" calcext:value-type="float">
            <text:p>1508193784.3082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37585316821" calcext:value-type="float">
            <text:p>0.337585316821</text:p>
          </table:table-cell>
          <table:table-cell office:value-type="float" office:value="1508196558.32626" calcext:value-type="float">
            <text:p>1508196558.3262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36244489478" calcext:value-type="float">
            <text:p>0.336244489478</text:p>
          </table:table-cell>
          <table:table-cell office:value-type="float" office:value="1508185884.39534" calcext:value-type="float">
            <text:p>1508185884.3953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999" calcext:value-type="float">
            <text:p>3999</text:p>
          </table:table-cell>
          <table:table-cell office:value-type="float" office:value="0.330054203661" calcext:value-type="float">
            <text:p>0.330054203661</text:p>
          </table:table-cell>
          <table:table-cell office:value-type="float" office:value="0.329950356052" calcext:value-type="float">
            <text:p>0.329950356052</text:p>
          </table:table-cell>
          <table:table-cell office:value-type="float" office:value="0.329971125574" calcext:value-type="float">
            <text:p>0.329971125574</text:p>
          </table:table-cell>
          <table:table-cell office:value-type="float" office:value="0.329950356052" calcext:value-type="float">
            <text:p>0.329950356052</text:p>
          </table:table-cell>
          <table:table-cell office:value-type="float" office:value="1508184830.48327" calcext:value-type="float">
            <text:p>1508184830.4832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9" calcext:value-type="float">
            <text:p>4999</text:p>
          </table:table-cell>
          <table:table-cell office:value-type="float" office:value="0.329096086183" calcext:value-type="float">
            <text:p>0.329096086183</text:p>
          </table:table-cell>
          <table:table-cell office:value-type="float" office:value="0.325397316914" calcext:value-type="float">
            <text:p>0.325397316914</text:p>
          </table:table-cell>
          <table:table-cell office:value-type="float" office:value="0.326137070768" calcext:value-type="float">
            <text:p>0.326137070768</text:p>
          </table:table-cell>
          <table:table-cell office:value-type="float" office:value="0.325397316914" calcext:value-type="float">
            <text:p>0.325397316914</text:p>
          </table:table-cell>
          <table:table-cell office:value-type="float" office:value="1508184685.03167" calcext:value-type="float">
            <text:p>1508184685.0316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99" calcext:value-type="float">
            <text:p>3999</text:p>
          </table:table-cell>
          <table:table-cell office:value-type="float" office:value="0.328168463925" calcext:value-type="float">
            <text:p>0.328168463925</text:p>
          </table:table-cell>
          <table:table-cell office:value-type="float" office:value="0.328107671759" calcext:value-type="float">
            <text:p>0.328107671759</text:p>
          </table:table-cell>
          <table:table-cell office:value-type="float" office:value="0.328156305492" calcext:value-type="float">
            <text:p>0.328156305492</text:p>
          </table:table-cell>
          <table:table-cell office:value-type="float" office:value="0.328168463925" calcext:value-type="float">
            <text:p>0.328168463925</text:p>
          </table:table-cell>
          <table:table-cell office:value-type="float" office:value="1508184990.90431" calcext:value-type="float">
            <text:p>1508184990.9043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499" calcext:value-type="float">
            <text:p>1499</text:p>
          </table:table-cell>
          <table:table-cell office:value-type="float" office:value="0.324539000873" calcext:value-type="float">
            <text:p>0.324539000873</text:p>
          </table:table-cell>
          <table:table-cell office:value-type="float" office:value="0.324492408148" calcext:value-type="float">
            <text:p>0.324492408148</text:p>
          </table:table-cell>
          <table:table-cell office:value-type="float" office:value="0.324529682328" calcext:value-type="float">
            <text:p>0.324529682328</text:p>
          </table:table-cell>
          <table:table-cell office:value-type="float" office:value="0.324539000873" calcext:value-type="float">
            <text:p>0.324539000873</text:p>
          </table:table-cell>
          <table:table-cell office:value-type="float" office:value="1508191147.92018" calcext:value-type="float">
            <text:p>1508191147.9201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16122642857" calcext:value-type="float">
            <text:p>0.316122642857</text:p>
          </table:table-cell>
          <table:table-cell office:value-type="float" office:value="1508192305.2877" calcext:value-type="float">
            <text:p>1508192305.287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9" calcext:value-type="float">
            <text:p>299</text:p>
          </table:table-cell>
          <table:table-cell office:value-type="float" office:value="0.315622767272" calcext:value-type="float">
            <text:p>0.315622767272</text:p>
          </table:table-cell>
          <table:table-cell office:value-type="float" office:value="0.31561214252" calcext:value-type="float">
            <text:p>0.31561214252</text:p>
          </table:table-cell>
          <table:table-cell office:value-type="float" office:value="0.315620642321" calcext:value-type="float">
            <text:p>0.315620642321</text:p>
          </table:table-cell>
          <table:table-cell office:value-type="float" office:value="0.315622767272" calcext:value-type="float">
            <text:p>0.315622767272</text:p>
          </table:table-cell>
          <table:table-cell office:value-type="float" office:value="1508179367.09339" calcext:value-type="float">
            <text:p>1508179367.0933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999" calcext:value-type="float">
            <text:p>1999</text:p>
          </table:table-cell>
          <table:table-cell office:value-type="float" office:value="0.314820249248" calcext:value-type="float">
            <text:p>0.314820249248</text:p>
          </table:table-cell>
          <table:table-cell office:value-type="float" office:value="0.314741481607" calcext:value-type="float">
            <text:p>0.314741481607</text:p>
          </table:table-cell>
          <table:table-cell office:value-type="float" office:value="0.31480449572" calcext:value-type="float">
            <text:p>0.31480449572</text:p>
          </table:table-cell>
          <table:table-cell office:value-type="float" office:value="0.314820249248" calcext:value-type="float">
            <text:p>0.314820249248</text:p>
          </table:table-cell>
          <table:table-cell office:value-type="float" office:value="1508189026.74008" calcext:value-type="float">
            <text:p>1508189026.7400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-1" calcext:value-type="float">
            <text:p>-1</text:p>
          </table:table-cell>
          <table:table-cell office:value-type="float" office:value="0.312788700243" calcext:value-type="float">
            <text:p>0.312788700243</text:p>
          </table:table-cell>
          <table:table-cell office:value-type="float" office:value="0.312736888994" calcext:value-type="float">
            <text:p>0.312736888994</text:p>
          </table:table-cell>
          <table:table-cell office:value-type="float" office:value="0.312778337993" calcext:value-type="float">
            <text:p>0.312778337993</text:p>
          </table:table-cell>
          <table:table-cell office:value-type="float" office:value="0.312788700243" calcext:value-type="float">
            <text:p>0.312788700243</text:p>
          </table:table-cell>
          <table:table-cell office:value-type="float" office:value="1508131058.69092" calcext:value-type="float">
            <text:p>1508131058.69092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-1" calcext:value-type="float">
            <text:p>-1</text:p>
          </table:table-cell>
          <table:table-cell office:value-type="float" office:value="0.311429500942" calcext:value-type="float">
            <text:p>0.311429500942</text:p>
          </table:table-cell>
          <table:table-cell office:value-type="float" office:value="0.311400136347" calcext:value-type="float">
            <text:p>0.311400136347</text:p>
          </table:table-cell>
          <table:table-cell office:value-type="float" office:value="0.311406009266" calcext:value-type="float">
            <text:p>0.311406009266</text:p>
          </table:table-cell>
          <table:table-cell office:value-type="float" office:value="0.311400136347" calcext:value-type="float">
            <text:p>0.311400136347</text:p>
          </table:table-cell>
          <table:table-cell office:value-type="float" office:value="1508131265.71063" calcext:value-type="float">
            <text:p>1508131265.71063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-1" calcext:value-type="float">
            <text:p>-1</text:p>
          </table:table-cell>
          <table:table-cell office:value-type="float" office:value="0.304739555444" calcext:value-type="float">
            <text:p>0.304739555444</text:p>
          </table:table-cell>
          <table:table-cell office:value-type="float" office:value="0.304519330935" calcext:value-type="float">
            <text:p>0.304519330935</text:p>
          </table:table-cell>
          <table:table-cell office:value-type="float" office:value="0.304695510542" calcext:value-type="float">
            <text:p>0.304695510542</text:p>
          </table:table-cell>
          <table:table-cell office:value-type="float" office:value="0.304739555444" calcext:value-type="float">
            <text:p>0.304739555444</text:p>
          </table:table-cell>
          <table:table-cell office:value-type="float" office:value="1508130847.95077" calcext:value-type="float">
            <text:p>1508130847.95077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03641894257" calcext:value-type="float">
            <text:p>0.303641894257</text:p>
          </table:table-cell>
          <table:table-cell office:value-type="float" office:value="1508174572.91956" calcext:value-type="float">
            <text:p>1508174572.9195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302160043794" calcext:value-type="float">
            <text:p>0.302160043794</text:p>
          </table:table-cell>
          <table:table-cell office:value-type="float" office:value="1508188807.44472" calcext:value-type="float">
            <text:p>1508188807.4447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office:value-type="float" office:value="0.3020297272" calcext:value-type="float">
            <text:p>0.3020297272</text:p>
          </table:table-cell>
          <table:table-cell office:value-type="float" office:value="0.301992929689" calcext:value-type="float">
            <text:p>0.301992929689</text:p>
          </table:table-cell>
          <table:table-cell office:value-type="float" office:value="0.302000289191" calcext:value-type="float">
            <text:p>0.302000289191</text:p>
          </table:table-cell>
          <table:table-cell office:value-type="float" office:value="0.301992929689" calcext:value-type="float">
            <text:p>0.301992929689</text:p>
          </table:table-cell>
          <table:table-cell office:value-type="float" office:value="1508184719.50515" calcext:value-type="float">
            <text:p>1508184719.5051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301174485255" calcext:value-type="float">
            <text:p>0.301174485255</text:p>
          </table:table-cell>
          <table:table-cell office:value-type="float" office:value="1508188654.94368" calcext:value-type="float">
            <text:p>1508188654.9436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29893164707" calcext:value-type="float">
            <text:p>0.29893164707</text:p>
          </table:table-cell>
          <table:table-cell office:value-type="float" office:value="1508130526.64082" calcext:value-type="float">
            <text:p>1508130526.64082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9" calcext:value-type="float">
            <text:p>299</text:p>
          </table:table-cell>
          <table:table-cell office:value-type="float" office:value="0.295797521377" calcext:value-type="float">
            <text:p>0.295797521377</text:p>
          </table:table-cell>
          <table:table-cell office:value-type="float" office:value="0.295785206818" calcext:value-type="float">
            <text:p>0.295785206818</text:p>
          </table:table-cell>
          <table:table-cell office:value-type="float" office:value="0.29578766973" calcext:value-type="float">
            <text:p>0.29578766973</text:p>
          </table:table-cell>
          <table:table-cell office:value-type="float" office:value="0.295785206818" calcext:value-type="float">
            <text:p>0.295785206818</text:p>
          </table:table-cell>
          <table:table-cell office:value-type="float" office:value="1508178937.37991" calcext:value-type="float">
            <text:p>1508178937.3799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-1" calcext:value-type="float">
            <text:p>-1</text:p>
          </table:table-cell>
          <table:table-cell office:value-type="float" office:value="0.292820550577" calcext:value-type="float">
            <text:p>0.292820550577</text:p>
          </table:table-cell>
          <table:table-cell office:value-type="float" office:value="0.290470549749" calcext:value-type="float">
            <text:p>0.290470549749</text:p>
          </table:table-cell>
          <table:table-cell office:value-type="float" office:value="0.290940549915" calcext:value-type="float">
            <text:p>0.290940549915</text:p>
          </table:table-cell>
          <table:table-cell office:value-type="float" office:value="0.290470549749" calcext:value-type="float">
            <text:p>0.290470549749</text:p>
          </table:table-cell>
          <table:table-cell office:value-type="float" office:value="1508131503.36503" calcext:value-type="float">
            <text:p>1508131503.36503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-1" calcext:value-type="float">
            <text:p>-1</text:p>
          </table:table-cell>
          <table:table-cell office:value-type="float" office:value="0.291985518316" calcext:value-type="float">
            <text:p>0.291985518316</text:p>
          </table:table-cell>
          <table:table-cell office:value-type="float" office:value="0.291977708026" calcext:value-type="float">
            <text:p>0.291977708026</text:p>
          </table:table-cell>
          <table:table-cell office:value-type="float" office:value="0.291979270084" calcext:value-type="float">
            <text:p>0.291979270084</text:p>
          </table:table-cell>
          <table:table-cell office:value-type="float" office:value="0.291977708026" calcext:value-type="float">
            <text:p>0.291977708026</text:p>
          </table:table-cell>
          <table:table-cell office:value-type="float" office:value="1508131746.87942" calcext:value-type="float">
            <text:p>1508131746.87942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999" calcext:value-type="float">
            <text:p>3999</text:p>
          </table:table-cell>
          <table:table-cell office:value-type="float" office:value="0.291107156563" calcext:value-type="float">
            <text:p>0.291107156563</text:p>
          </table:table-cell>
          <table:table-cell office:value-type="float" office:value="0.291076921104" calcext:value-type="float">
            <text:p>0.291076921104</text:p>
          </table:table-cell>
          <table:table-cell office:value-type="float" office:value="0.291101109471" calcext:value-type="float">
            <text:p>0.291101109471</text:p>
          </table:table-cell>
          <table:table-cell office:value-type="float" office:value="0.291107156563" calcext:value-type="float">
            <text:p>0.291107156563</text:p>
          </table:table-cell>
          <table:table-cell office:value-type="float" office:value="1508185934.89161" calcext:value-type="float">
            <text:p>1508185934.8916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288565625849" calcext:value-type="float">
            <text:p>0.288565625849</text:p>
          </table:table-cell>
          <table:table-cell office:value-type="float" office:value="1508186178.81561" calcext:value-type="float">
            <text:p>1508186178.8156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9" calcext:value-type="float">
            <text:p>4999</text:p>
          </table:table-cell>
          <table:table-cell office:value-type="float" office:value="0.287849610053" calcext:value-type="float">
            <text:p>0.287849610053</text:p>
          </table:table-cell>
          <table:table-cell office:value-type="float" office:value="0.287748256822" calcext:value-type="float">
            <text:p>0.287748256822</text:p>
          </table:table-cell>
          <table:table-cell office:value-type="float" office:value="0.287829339407" calcext:value-type="float">
            <text:p>0.287829339407</text:p>
          </table:table-cell>
          <table:table-cell office:value-type="float" office:value="0.287849610053" calcext:value-type="float">
            <text:p>0.287849610053</text:p>
          </table:table-cell>
          <table:table-cell office:value-type="float" office:value="1508185971.60599" calcext:value-type="float">
            <text:p>1508185971.6059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286670488621" calcext:value-type="float">
            <text:p>0.286670488621</text:p>
          </table:table-cell>
          <table:table-cell office:value-type="float" office:value="1508189936.2858" calcext:value-type="float">
            <text:p>1508189936.285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office:value-type="float" office:value="0.28451897762" calcext:value-type="float">
            <text:p>0.28451897762</text:p>
          </table:table-cell>
          <table:table-cell office:value-type="float" office:value="0.284460299254" calcext:value-type="float">
            <text:p>0.284460299254</text:p>
          </table:table-cell>
          <table:table-cell office:value-type="float" office:value="0.284472034927" calcext:value-type="float">
            <text:p>0.284472034927</text:p>
          </table:table-cell>
          <table:table-cell office:value-type="float" office:value="0.284460299254" calcext:value-type="float">
            <text:p>0.284460299254</text:p>
          </table:table-cell>
          <table:table-cell office:value-type="float" office:value="1508191874.69916" calcext:value-type="float">
            <text:p>1508191874.6991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-1" calcext:value-type="float">
            <text:p>-1</text:p>
          </table:table-cell>
          <table:table-cell office:value-type="float" office:value="0.282912494915" calcext:value-type="float">
            <text:p>0.282912494915</text:p>
          </table:table-cell>
          <table:table-cell office:value-type="float" office:value="0.282836742354" calcext:value-type="float">
            <text:p>0.282836742354</text:p>
          </table:table-cell>
          <table:table-cell office:value-type="float" office:value="0.282851892866" calcext:value-type="float">
            <text:p>0.282851892866</text:p>
          </table:table-cell>
          <table:table-cell office:value-type="float" office:value="0.282836742354" calcext:value-type="float">
            <text:p>0.282836742354</text:p>
          </table:table-cell>
          <table:table-cell office:value-type="float" office:value="1508130723.87729" calcext:value-type="float">
            <text:p>1508130723.87729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281308105445" calcext:value-type="float">
            <text:p>0.281308105445</text:p>
          </table:table-cell>
          <table:table-cell office:value-type="float" office:value="1508185396.2576" calcext:value-type="float">
            <text:p>1508185396.257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279179499843" calcext:value-type="float">
            <text:p>0.279179499843</text:p>
          </table:table-cell>
          <table:table-cell office:value-type="float" office:value="0.279103678519" calcext:value-type="float">
            <text:p>0.279103678519</text:p>
          </table:table-cell>
          <table:table-cell office:value-type="float" office:value="0.279164335578" calcext:value-type="float">
            <text:p>0.279164335578</text:p>
          </table:table-cell>
          <table:table-cell office:value-type="float" office:value="0.279179499843" calcext:value-type="float">
            <text:p>0.279179499843</text:p>
          </table:table-cell>
          <table:table-cell office:value-type="float" office:value="1508190085.9211" calcext:value-type="float">
            <text:p>1508190085.921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9" calcext:value-type="float">
            <text:p>4999</text:p>
          </table:table-cell>
          <table:table-cell office:value-type="float" office:value="0.27890209999" calcext:value-type="float">
            <text:p>0.27890209999</text:p>
          </table:table-cell>
          <table:table-cell office:value-type="float" office:value="0.278898128873" calcext:value-type="float">
            <text:p>0.278898128873</text:p>
          </table:table-cell>
          <table:table-cell office:value-type="float" office:value="0.278901305767" calcext:value-type="float">
            <text:p>0.278901305767</text:p>
          </table:table-cell>
          <table:table-cell office:value-type="float" office:value="0.27890209999" calcext:value-type="float">
            <text:p>0.27890209999</text:p>
          </table:table-cell>
          <table:table-cell office:value-type="float" office:value="1508185987.81663" calcext:value-type="float">
            <text:p>1508185987.8166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276267318654" calcext:value-type="float">
            <text:p>0.276267318654</text:p>
          </table:table-cell>
          <table:table-cell office:value-type="float" office:value="1508185959.50318" calcext:value-type="float">
            <text:p>1508185959.5031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27134923651" calcext:value-type="float">
            <text:p>0.27134923651</text:p>
          </table:table-cell>
          <table:table-cell office:value-type="float" office:value="1508183970.41444" calcext:value-type="float">
            <text:p>1508183970.4144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26300924703" calcext:value-type="float">
            <text:p>0.26300924703</text:p>
          </table:table-cell>
          <table:table-cell office:value-type="float" office:value="1508183589.45743" calcext:value-type="float">
            <text:p>1508183589.4574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255333756657" calcext:value-type="float">
            <text:p>0.255333756657</text:p>
          </table:table-cell>
          <table:table-cell office:value-type="float" office:value="1508130159.51515" calcext:value-type="float">
            <text:p>1508130159.51515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office:value-type="float" office:value="0.254850098364" calcext:value-type="float">
            <text:p>0.254850098364</text:p>
          </table:table-cell>
          <table:table-cell office:value-type="float" office:value="0.254276629517" calcext:value-type="float">
            <text:p>0.254276629517</text:p>
          </table:table-cell>
          <table:table-cell office:value-type="float" office:value="0.254391323287" calcext:value-type="float">
            <text:p>0.254391323287</text:p>
          </table:table-cell>
          <table:table-cell office:value-type="float" office:value="0.254276629517" calcext:value-type="float">
            <text:p>0.254276629517</text:p>
          </table:table-cell>
          <table:table-cell office:value-type="float" office:value="1508191045.46156" calcext:value-type="float">
            <text:p>1508191045.4615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251860320817" calcext:value-type="float">
            <text:p>0.251860320817</text:p>
          </table:table-cell>
          <table:table-cell office:value-type="float" office:value="1508201830.15743" calcext:value-type="float">
            <text:p>1508201830.1574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236383575434" calcext:value-type="float">
            <text:p>0.236383575434</text:p>
          </table:table-cell>
          <table:table-cell office:value-type="float" office:value="1508199189.12667" calcext:value-type="float">
            <text:p>1508199189.1266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" calcext:value-type="float">
            <text:p>-1</text:p>
          </table:table-cell>
          <table:table-cell office:value-type="float" office:value="0.234857338183" calcext:value-type="float">
            <text:p>0.234857338183</text:p>
          </table:table-cell>
          <table:table-cell office:value-type="float" office:value="0.234842924184" calcext:value-type="float">
            <text:p>0.234842924184</text:p>
          </table:table-cell>
          <table:table-cell office:value-type="float" office:value="0.234845806984" calcext:value-type="float">
            <text:p>0.234845806984</text:p>
          </table:table-cell>
          <table:table-cell office:value-type="float" office:value="0.234842924184" calcext:value-type="float">
            <text:p>0.234842924184</text:p>
          </table:table-cell>
          <table:table-cell office:value-type="float" office:value="1508130562.32162" calcext:value-type="float">
            <text:p>1508130562.32162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.224322486787" calcext:value-type="float">
            <text:p>0.224322486787</text:p>
          </table:table-cell>
          <table:table-cell office:value-type="float" office:value="0.224319775107" calcext:value-type="float">
            <text:p>0.224319775107</text:p>
          </table:table-cell>
          <table:table-cell office:value-type="float" office:value="0.224320317443" calcext:value-type="float">
            <text:p>0.224320317443</text:p>
          </table:table-cell>
          <table:table-cell office:value-type="float" office:value="0.224319775107" calcext:value-type="float">
            <text:p>0.224319775107</text:p>
          </table:table-cell>
          <table:table-cell office:value-type="float" office:value="1508130208.19471" calcext:value-type="float">
            <text:p>1508130208.19471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0.211005145646" calcext:value-type="float">
            <text:p>0.211005145646</text:p>
          </table:table-cell>
          <table:table-cell office:value-type="float" office:value="0.202862528979" calcext:value-type="float">
            <text:p>0.202862528979</text:p>
          </table:table-cell>
          <table:table-cell office:value-type="float" office:value="0.209376622313" calcext:value-type="float">
            <text:p>0.209376622313</text:p>
          </table:table-cell>
          <table:table-cell office:value-type="float" office:value="0.211005145646" calcext:value-type="float">
            <text:p>0.211005145646</text:p>
          </table:table-cell>
          <table:table-cell office:value-type="float" office:value="1508129637.18947" calcext:value-type="float">
            <text:p>1508129637.18947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210339374908" calcext:value-type="float">
            <text:p>0.210339374908</text:p>
          </table:table-cell>
          <table:table-cell office:value-type="float" office:value="0.210336126322" calcext:value-type="float">
            <text:p>0.210336126322</text:p>
          </table:table-cell>
          <table:table-cell office:value-type="float" office:value="0.210336776039" calcext:value-type="float">
            <text:p>0.210336776039</text:p>
          </table:table-cell>
          <table:table-cell office:value-type="float" office:value="0.210336126322" calcext:value-type="float">
            <text:p>0.210336126322</text:p>
          </table:table-cell>
          <table:table-cell office:value-type="float" office:value="1508129875.74841" calcext:value-type="float">
            <text:p>1508129875.74841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0.208518868334" calcext:value-type="float">
            <text:p>0.208518868334</text:p>
          </table:table-cell>
          <table:table-cell office:value-type="float" office:value="0.208506277314" calcext:value-type="float">
            <text:p>0.208506277314</text:p>
          </table:table-cell>
          <table:table-cell office:value-type="float" office:value="0.208508795518" calcext:value-type="float">
            <text:p>0.208508795518</text:p>
          </table:table-cell>
          <table:table-cell office:value-type="float" office:value="0.208506277314" calcext:value-type="float">
            <text:p>0.208506277314</text:p>
          </table:table-cell>
          <table:table-cell office:value-type="float" office:value="1508129447.8061" calcext:value-type="float">
            <text:p>1508129447.8061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0103845268804" calcext:value-type="float">
            <text:p>0.0103845268804</text:p>
          </table:table-cell>
          <table:table-cell office:value-type="float" office:value="0.0103757553916" calcext:value-type="float">
            <text:p>0.0103757553916</text:p>
          </table:table-cell>
          <table:table-cell office:value-type="float" office:value="0.0103827725826" calcext:value-type="float">
            <text:p>0.0103827725826</text:p>
          </table:table-cell>
          <table:table-cell office:value-type="float" office:value="0.0103845268804" calcext:value-type="float">
            <text:p>0.0103845268804</text:p>
          </table:table-cell>
          <table:table-cell office:value-type="float" office:value="1508201212.56644" calcext:value-type="float">
            <text:p>1508201212.5664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nsp_2" table:style-name="ta1">
        <table:shapes>
          <draw:frame draw:z-index="0" draw:style-name="gr1" draw:text-style-name="P1" svg:width="159.97mm" svg:height="89.75mm" svg:x="194.39mm" svg:y="1.69mm">
            <draw:object draw:notify-on-update-of-ranges="nsp_2.A2:nsp_2.A14 nsp_2.C1:nsp_2.C1 nsp_2.C2:nsp_2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K_cap</text:p>
          </table:table-cell>
          <table:table-cell office:value-type="string" calcext:value-type="string">
            <text:p>k_low</text:p>
          </table:table-cell>
          <table:table-cell office:value-type="string" calcext:value-type="string">
            <text:p>NMI_max</text:p>
          </table:table-cell>
          <table:table-cell office:value-type="string" calcext:value-type="string">
            <text:p>NMI_min</text:p>
          </table:table-cell>
          <table:table-cell office:value-type="string" calcext:value-type="string">
            <text:p>NMI_avg</text:p>
          </table:table-cell>
          <table:table-cell office:value-type="string" calcext:value-type="string">
            <text:p>NMI_med</text:p>
          </table:table-cell>
          <table:table-cell office:value-type="string" calcext:value-type="string">
            <text:p>UNIX_TIME</text:p>
          </table:table-cell>
          <table:table-cell office:value-type="string" calcext:value-type="string">
            <text:p>total_points</text:p>
          </table:table-cell>
          <table:table-cell office:value-type="string" calcext:value-type="string">
            <text:p>algo_choice</text:p>
          </table:table-cell>
          <table:table-cell office:value-type="string" calcext:value-type="string">
            <text:p>num_elements</text:p>
          </table:table-cell>
          <table:table-cell office:value-type="string" calcext:value-type="string">
            <text:p>in_file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plambda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-1" calcext:value-type="float">
            <text:p>-1</text:p>
          </table:table-cell>
          <table:table-cell office:value-type="float" office:value="0.312788700243" calcext:value-type="float">
            <text:p>0.312788700243</text:p>
          </table:table-cell>
          <table:table-cell office:value-type="float" office:value="0.312736888994" calcext:value-type="float">
            <text:p>0.312736888994</text:p>
          </table:table-cell>
          <table:table-cell office:value-type="float" office:value="0.312778337993" calcext:value-type="float">
            <text:p>0.312778337993</text:p>
          </table:table-cell>
          <table:table-cell office:value-type="float" office:value="0.312788700243" calcext:value-type="float">
            <text:p>0.312788700243</text:p>
          </table:table-cell>
          <table:table-cell office:value-type="float" office:value="1508131058.69092" calcext:value-type="float">
            <text:p>1508131058.69092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-1" calcext:value-type="float">
            <text:p>-1</text:p>
          </table:table-cell>
          <table:table-cell office:value-type="float" office:value="0.311429500942" calcext:value-type="float">
            <text:p>0.311429500942</text:p>
          </table:table-cell>
          <table:table-cell office:value-type="float" office:value="0.311400136347" calcext:value-type="float">
            <text:p>0.311400136347</text:p>
          </table:table-cell>
          <table:table-cell office:value-type="float" office:value="0.311406009266" calcext:value-type="float">
            <text:p>0.311406009266</text:p>
          </table:table-cell>
          <table:table-cell office:value-type="float" office:value="0.311400136347" calcext:value-type="float">
            <text:p>0.311400136347</text:p>
          </table:table-cell>
          <table:table-cell office:value-type="float" office:value="1508131265.71063" calcext:value-type="float">
            <text:p>1508131265.71063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-1" calcext:value-type="float">
            <text:p>-1</text:p>
          </table:table-cell>
          <table:table-cell office:value-type="float" office:value="0.304739555444" calcext:value-type="float">
            <text:p>0.304739555444</text:p>
          </table:table-cell>
          <table:table-cell office:value-type="float" office:value="0.304519330935" calcext:value-type="float">
            <text:p>0.304519330935</text:p>
          </table:table-cell>
          <table:table-cell office:value-type="float" office:value="0.304695510542" calcext:value-type="float">
            <text:p>0.304695510542</text:p>
          </table:table-cell>
          <table:table-cell office:value-type="float" office:value="0.304739555444" calcext:value-type="float">
            <text:p>0.304739555444</text:p>
          </table:table-cell>
          <table:table-cell office:value-type="float" office:value="1508130847.95077" calcext:value-type="float">
            <text:p>1508130847.95077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29893164707" calcext:value-type="float">
            <text:p>0.29893164707</text:p>
          </table:table-cell>
          <table:table-cell office:value-type="float" office:value="1508130526.64082" calcext:value-type="float">
            <text:p>1508130526.64082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-1" calcext:value-type="float">
            <text:p>-1</text:p>
          </table:table-cell>
          <table:table-cell office:value-type="float" office:value="0.292820550577" calcext:value-type="float">
            <text:p>0.292820550577</text:p>
          </table:table-cell>
          <table:table-cell office:value-type="float" office:value="0.290470549749" calcext:value-type="float">
            <text:p>0.290470549749</text:p>
          </table:table-cell>
          <table:table-cell office:value-type="float" office:value="0.290940549915" calcext:value-type="float">
            <text:p>0.290940549915</text:p>
          </table:table-cell>
          <table:table-cell office:value-type="float" office:value="0.290470549749" calcext:value-type="float">
            <text:p>0.290470549749</text:p>
          </table:table-cell>
          <table:table-cell office:value-type="float" office:value="1508131503.36503" calcext:value-type="float">
            <text:p>1508131503.36503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-1" calcext:value-type="float">
            <text:p>-1</text:p>
          </table:table-cell>
          <table:table-cell office:value-type="float" office:value="0.291985518316" calcext:value-type="float">
            <text:p>0.291985518316</text:p>
          </table:table-cell>
          <table:table-cell office:value-type="float" office:value="0.291977708026" calcext:value-type="float">
            <text:p>0.291977708026</text:p>
          </table:table-cell>
          <table:table-cell office:value-type="float" office:value="0.291979270084" calcext:value-type="float">
            <text:p>0.291979270084</text:p>
          </table:table-cell>
          <table:table-cell office:value-type="float" office:value="0.291977708026" calcext:value-type="float">
            <text:p>0.291977708026</text:p>
          </table:table-cell>
          <table:table-cell office:value-type="float" office:value="1508131746.87942" calcext:value-type="float">
            <text:p>1508131746.87942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-1" calcext:value-type="float">
            <text:p>-1</text:p>
          </table:table-cell>
          <table:table-cell office:value-type="float" office:value="0.282912494915" calcext:value-type="float">
            <text:p>0.282912494915</text:p>
          </table:table-cell>
          <table:table-cell office:value-type="float" office:value="0.282836742354" calcext:value-type="float">
            <text:p>0.282836742354</text:p>
          </table:table-cell>
          <table:table-cell office:value-type="float" office:value="0.282851892866" calcext:value-type="float">
            <text:p>0.282851892866</text:p>
          </table:table-cell>
          <table:table-cell office:value-type="float" office:value="0.282836742354" calcext:value-type="float">
            <text:p>0.282836742354</text:p>
          </table:table-cell>
          <table:table-cell office:value-type="float" office:value="1508130723.87729" calcext:value-type="float">
            <text:p>1508130723.87729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255333756657" calcext:value-type="float">
            <text:p>0.255333756657</text:p>
          </table:table-cell>
          <table:table-cell office:value-type="float" office:value="1508130159.51515" calcext:value-type="float">
            <text:p>1508130159.51515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" calcext:value-type="float">
            <text:p>-1</text:p>
          </table:table-cell>
          <table:table-cell office:value-type="float" office:value="0.234857338183" calcext:value-type="float">
            <text:p>0.234857338183</text:p>
          </table:table-cell>
          <table:table-cell office:value-type="float" office:value="0.234842924184" calcext:value-type="float">
            <text:p>0.234842924184</text:p>
          </table:table-cell>
          <table:table-cell office:value-type="float" office:value="0.234845806984" calcext:value-type="float">
            <text:p>0.234845806984</text:p>
          </table:table-cell>
          <table:table-cell office:value-type="float" office:value="0.234842924184" calcext:value-type="float">
            <text:p>0.234842924184</text:p>
          </table:table-cell>
          <table:table-cell office:value-type="float" office:value="1508130562.32162" calcext:value-type="float">
            <text:p>1508130562.32162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0.224322486787" calcext:value-type="float">
            <text:p>0.224322486787</text:p>
          </table:table-cell>
          <table:table-cell office:value-type="float" office:value="0.224319775107" calcext:value-type="float">
            <text:p>0.224319775107</text:p>
          </table:table-cell>
          <table:table-cell office:value-type="float" office:value="0.224320317443" calcext:value-type="float">
            <text:p>0.224320317443</text:p>
          </table:table-cell>
          <table:table-cell office:value-type="float" office:value="0.224319775107" calcext:value-type="float">
            <text:p>0.224319775107</text:p>
          </table:table-cell>
          <table:table-cell office:value-type="float" office:value="1508130208.19471" calcext:value-type="float">
            <text:p>1508130208.19471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0.211005145646" calcext:value-type="float">
            <text:p>0.211005145646</text:p>
          </table:table-cell>
          <table:table-cell office:value-type="float" office:value="0.202862528979" calcext:value-type="float">
            <text:p>0.202862528979</text:p>
          </table:table-cell>
          <table:table-cell office:value-type="float" office:value="0.209376622313" calcext:value-type="float">
            <text:p>0.209376622313</text:p>
          </table:table-cell>
          <table:table-cell office:value-type="float" office:value="0.211005145646" calcext:value-type="float">
            <text:p>0.211005145646</text:p>
          </table:table-cell>
          <table:table-cell office:value-type="float" office:value="1508129637.18947" calcext:value-type="float">
            <text:p>1508129637.18947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210339374908" calcext:value-type="float">
            <text:p>0.210339374908</text:p>
          </table:table-cell>
          <table:table-cell office:value-type="float" office:value="0.210336126322" calcext:value-type="float">
            <text:p>0.210336126322</text:p>
          </table:table-cell>
          <table:table-cell office:value-type="float" office:value="0.210336776039" calcext:value-type="float">
            <text:p>0.210336776039</text:p>
          </table:table-cell>
          <table:table-cell office:value-type="float" office:value="0.210336126322" calcext:value-type="float">
            <text:p>0.210336126322</text:p>
          </table:table-cell>
          <table:table-cell office:value-type="float" office:value="1508129875.74841" calcext:value-type="float">
            <text:p>1508129875.74841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0.208518868334" calcext:value-type="float">
            <text:p>0.208518868334</text:p>
          </table:table-cell>
          <table:table-cell office:value-type="float" office:value="0.208506277314" calcext:value-type="float">
            <text:p>0.208506277314</text:p>
          </table:table-cell>
          <table:table-cell office:value-type="float" office:value="0.208508795518" calcext:value-type="float">
            <text:p>0.208508795518</text:p>
          </table:table-cell>
          <table:table-cell office:value-type="float" office:value="0.208506277314" calcext:value-type="float">
            <text:p>0.208506277314</text:p>
          </table:table-cell>
          <table:table-cell office:value-type="float" office:value="1508129447.8061" calcext:value-type="float">
            <text:p>1508129447.8061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</table:table>
      <table:table table:name="nsp_en_1" table:style-name="ta1">
        <table:shapes>
          <draw:frame draw:z-index="0" draw:style-name="gr1" draw:text-style-name="P1" svg:width="159.97mm" svg:height="89.75mm" svg:x="226.05mm" svg:y="0.56mm">
            <draw:object draw:notify-on-update-of-ranges="nsp_en_1.A2:nsp_en_1.A93 nsp_en_1.C1:nsp_en_1.C1 nsp_en_1.C2:nsp_en_1.C9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7mm" svg:height="89.75mm" svg:x="224.68mm" svg:y="92mm">
            <draw:object draw:notify-on-update-of-ranges="nsp_en_1.B2:nsp_en_1.B93 nsp_en_1.C1:nsp_en_1.C1 nsp_en_1.C2:nsp_en_1.C9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K_cap</text:p>
          </table:table-cell>
          <table:table-cell office:value-type="string" calcext:value-type="string">
            <text:p>k_low</text:p>
          </table:table-cell>
          <table:table-cell office:value-type="string" calcext:value-type="string">
            <text:p>NMI_max</text:p>
          </table:table-cell>
          <table:table-cell office:value-type="string" calcext:value-type="string">
            <text:p>NMI_min</text:p>
          </table:table-cell>
          <table:table-cell office:value-type="string" calcext:value-type="string">
            <text:p>NMI_avg</text:p>
          </table:table-cell>
          <table:table-cell office:value-type="string" calcext:value-type="string">
            <text:p>NMI_med</text:p>
          </table:table-cell>
          <table:table-cell office:value-type="string" calcext:value-type="string">
            <text:p>UNIX_TIME</text:p>
          </table:table-cell>
          <table:table-cell office:value-type="string" calcext:value-type="string">
            <text:p>total_points</text:p>
          </table:table-cell>
          <table:table-cell office:value-type="string" calcext:value-type="string">
            <text:p>algo_choice</text:p>
          </table:table-cell>
          <table:table-cell office:value-type="string" calcext:value-type="string">
            <text:p>num_elements</text:p>
          </table:table-cell>
          <table:table-cell office:value-type="string" calcext:value-type="string">
            <text:p>in_file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plambda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511435527776" calcext:value-type="float">
            <text:p>0.511435527776</text:p>
          </table:table-cell>
          <table:table-cell office:value-type="float" office:value="1508134109.74602" calcext:value-type="float">
            <text:p>1508134109.7460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507997789465" calcext:value-type="float">
            <text:p>0.507997789465</text:p>
          </table:table-cell>
          <table:table-cell office:value-type="float" office:value="1508145138.25294" calcext:value-type="float">
            <text:p>1508145138.2529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505260160146" calcext:value-type="float">
            <text:p>0.505260160146</text:p>
          </table:table-cell>
          <table:table-cell office:value-type="float" office:value="1508135788.33907" calcext:value-type="float">
            <text:p>1508135788.3390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9" calcext:value-type="float">
            <text:p>999</text:p>
          </table:table-cell>
          <table:table-cell office:value-type="float" office:value="0.505147379517" calcext:value-type="float">
            <text:p>0.505147379517</text:p>
          </table:table-cell>
          <table:table-cell office:value-type="float" office:value="0.505022892418" calcext:value-type="float">
            <text:p>0.505022892418</text:p>
          </table:table-cell>
          <table:table-cell office:value-type="float" office:value="0.505047789838" calcext:value-type="float">
            <text:p>0.505047789838</text:p>
          </table:table-cell>
          <table:table-cell office:value-type="float" office:value="0.505022892418" calcext:value-type="float">
            <text:p>0.505022892418</text:p>
          </table:table-cell>
          <table:table-cell office:value-type="float" office:value="1508136548.80088" calcext:value-type="float">
            <text:p>1508136548.8008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503510785219" calcext:value-type="float">
            <text:p>0.503510785219</text:p>
          </table:table-cell>
          <table:table-cell office:value-type="float" office:value="1508133929.96843" calcext:value-type="float">
            <text:p>1508133929.9684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502671667656" calcext:value-type="float">
            <text:p>0.502671667656</text:p>
          </table:table-cell>
          <table:table-cell office:value-type="float" office:value="1508145342.33873" calcext:value-type="float">
            <text:p>1508145342.3387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501342073327" calcext:value-type="float">
            <text:p>0.501342073327</text:p>
          </table:table-cell>
          <table:table-cell office:value-type="float" office:value="1508144787.84259" calcext:value-type="float">
            <text:p>1508144787.8425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50115486552" calcext:value-type="float">
            <text:p>0.50115486552</text:p>
          </table:table-cell>
          <table:table-cell office:value-type="float" office:value="1508144165.48712" calcext:value-type="float">
            <text:p>1508144165.4871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501063872215" calcext:value-type="float">
            <text:p>0.501063872215</text:p>
          </table:table-cell>
          <table:table-cell office:value-type="float" office:value="1508144788.94366" calcext:value-type="float">
            <text:p>1508144788.9436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500928592768" calcext:value-type="float">
            <text:p>0.500928592768</text:p>
          </table:table-cell>
          <table:table-cell office:value-type="float" office:value="1508143373.97025" calcext:value-type="float">
            <text:p>1508143373.9702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500135502216" calcext:value-type="float">
            <text:p>0.500135502216</text:p>
          </table:table-cell>
          <table:table-cell office:value-type="float" office:value="1508142922.76399" calcext:value-type="float">
            <text:p>1508142922.7639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99" calcext:value-type="float">
            <text:p>1499</text:p>
          </table:table-cell>
          <table:table-cell office:value-type="float" office:value="0.499610857949" calcext:value-type="float">
            <text:p>0.499610857949</text:p>
          </table:table-cell>
          <table:table-cell office:value-type="float" office:value="0.499600247868" calcext:value-type="float">
            <text:p>0.499600247868</text:p>
          </table:table-cell>
          <table:table-cell office:value-type="float" office:value="0.499602369884" calcext:value-type="float">
            <text:p>0.499602369884</text:p>
          </table:table-cell>
          <table:table-cell office:value-type="float" office:value="0.499600247868" calcext:value-type="float">
            <text:p>0.499600247868</text:p>
          </table:table-cell>
          <table:table-cell office:value-type="float" office:value="1508131025.66762" calcext:value-type="float">
            <text:p>1508131025.6676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98767209535" calcext:value-type="float">
            <text:p>0.498767209535</text:p>
          </table:table-cell>
          <table:table-cell office:value-type="float" office:value="1508142486.35732" calcext:value-type="float">
            <text:p>1508142486.3573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97139400543" calcext:value-type="float">
            <text:p>0.497139400543</text:p>
          </table:table-cell>
          <table:table-cell office:value-type="float" office:value="1508145650.48065" calcext:value-type="float">
            <text:p>1508145650.4806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96265464471" calcext:value-type="float">
            <text:p>0.496265464471</text:p>
          </table:table-cell>
          <table:table-cell office:value-type="float" office:value="1508142243.55939" calcext:value-type="float">
            <text:p>1508142243.5593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9" calcext:value-type="float">
            <text:p>999</text:p>
          </table:table-cell>
          <table:table-cell office:value-type="float" office:value="0.496158828779" calcext:value-type="float">
            <text:p>0.496158828779</text:p>
          </table:table-cell>
          <table:table-cell office:value-type="float" office:value="0.496120704114" calcext:value-type="float">
            <text:p>0.496120704114</text:p>
          </table:table-cell>
          <table:table-cell office:value-type="float" office:value="0.496151203846" calcext:value-type="float">
            <text:p>0.496151203846</text:p>
          </table:table-cell>
          <table:table-cell office:value-type="float" office:value="0.496158828779" calcext:value-type="float">
            <text:p>0.496158828779</text:p>
          </table:table-cell>
          <table:table-cell office:value-type="float" office:value="1508134373.42206" calcext:value-type="float">
            <text:p>1508134373.4220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95587076535" calcext:value-type="float">
            <text:p>0.495587076535</text:p>
          </table:table-cell>
          <table:table-cell office:value-type="float" office:value="1508145875.95624" calcext:value-type="float">
            <text:p>1508145875.9562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93145373117" calcext:value-type="float">
            <text:p>0.493145373117</text:p>
          </table:table-cell>
          <table:table-cell office:value-type="float" office:value="1508133744.97495" calcext:value-type="float">
            <text:p>1508133744.9749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9291721214" calcext:value-type="float">
            <text:p>0.49291721214</text:p>
          </table:table-cell>
          <table:table-cell office:value-type="float" office:value="1508141852.68123" calcext:value-type="float">
            <text:p>1508141852.6812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91323198808" calcext:value-type="float">
            <text:p>0.491323198808</text:p>
          </table:table-cell>
          <table:table-cell office:value-type="float" office:value="1508130693.90119" calcext:value-type="float">
            <text:p>1508130693.9011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90642684807" calcext:value-type="float">
            <text:p>0.490642684807</text:p>
          </table:table-cell>
          <table:table-cell office:value-type="float" office:value="1508141661.88009" calcext:value-type="float">
            <text:p>1508141661.8800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89981459402" calcext:value-type="float">
            <text:p>0.489981459402</text:p>
          </table:table-cell>
          <table:table-cell office:value-type="float" office:value="1508131554.92695" calcext:value-type="float">
            <text:p>1508131554.9269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499" calcext:value-type="float">
            <text:p>1499</text:p>
          </table:table-cell>
          <table:table-cell office:value-type="float" office:value="0.489821606427" calcext:value-type="float">
            <text:p>0.489821606427</text:p>
          </table:table-cell>
          <table:table-cell office:value-type="float" office:value="0.489692817821" calcext:value-type="float">
            <text:p>0.489692817821</text:p>
          </table:table-cell>
          <table:table-cell office:value-type="float" office:value="0.489718575542" calcext:value-type="float">
            <text:p>0.489718575542</text:p>
          </table:table-cell>
          <table:table-cell office:value-type="float" office:value="0.489692817821" calcext:value-type="float">
            <text:p>0.489692817821</text:p>
          </table:table-cell>
          <table:table-cell office:value-type="float" office:value="1508132683.98489" calcext:value-type="float">
            <text:p>1508132683.9848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89588053056" calcext:value-type="float">
            <text:p>0.489588053056</text:p>
          </table:table-cell>
          <table:table-cell office:value-type="float" office:value="1508130411.80763" calcext:value-type="float">
            <text:p>1508130411.8076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8954133589" calcext:value-type="float">
            <text:p>0.48954133589</text:p>
          </table:table-cell>
          <table:table-cell office:value-type="float" office:value="1508138742.6685" calcext:value-type="float">
            <text:p>1508138742.668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893999109" calcext:value-type="float">
            <text:p>0.4893999109</text:p>
          </table:table-cell>
          <table:table-cell office:value-type="float" office:value="1508135254.37869" calcext:value-type="float">
            <text:p>1508135254.3786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9" calcext:value-type="float">
            <text:p>999</text:p>
          </table:table-cell>
          <table:table-cell office:value-type="float" office:value="0.488776534922" calcext:value-type="float">
            <text:p>0.488776534922</text:p>
          </table:table-cell>
          <table:table-cell office:value-type="float" office:value="0.457029270031" calcext:value-type="float">
            <text:p>0.457029270031</text:p>
          </table:table-cell>
          <table:table-cell office:value-type="float" office:value="0.482427081943" calcext:value-type="float">
            <text:p>0.482427081943</text:p>
          </table:table-cell>
          <table:table-cell office:value-type="float" office:value="0.488776534922" calcext:value-type="float">
            <text:p>0.488776534922</text:p>
          </table:table-cell>
          <table:table-cell office:value-type="float" office:value="1508137026.97043" calcext:value-type="float">
            <text:p>1508137026.9704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88665273025" calcext:value-type="float">
            <text:p>0.488665273025</text:p>
          </table:table-cell>
          <table:table-cell office:value-type="float" office:value="1508141504.45885" calcext:value-type="float">
            <text:p>1508141504.4588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88531628921" calcext:value-type="float">
            <text:p>0.488531628921</text:p>
          </table:table-cell>
          <table:table-cell office:value-type="float" office:value="1508125474.90582" calcext:value-type="float">
            <text:p>1508125474.9058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" calcext:value-type="float">
            <text:p>99</text:p>
          </table:table-cell>
          <table:table-cell office:value-type="float" office:value="0.488078964438" calcext:value-type="float">
            <text:p>0.488078964438</text:p>
          </table:table-cell>
          <table:table-cell office:value-type="float" office:value="0.487086866688" calcext:value-type="float">
            <text:p>0.487086866688</text:p>
          </table:table-cell>
          <table:table-cell office:value-type="float" office:value="0.487880544888" calcext:value-type="float">
            <text:p>0.487880544888</text:p>
          </table:table-cell>
          <table:table-cell office:value-type="float" office:value="0.488078964438" calcext:value-type="float">
            <text:p>0.488078964438</text:p>
          </table:table-cell>
          <table:table-cell office:value-type="float" office:value="1508149199.85163" calcext:value-type="float">
            <text:p>1508149199.8516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88062231536" calcext:value-type="float">
            <text:p>0.488062231536</text:p>
          </table:table-cell>
          <table:table-cell office:value-type="float" office:value="1508137415.37567" calcext:value-type="float">
            <text:p>1508137415.3756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87342080158" calcext:value-type="float">
            <text:p>0.487342080158</text:p>
          </table:table-cell>
          <table:table-cell office:value-type="float" office:value="1508147596.93002" calcext:value-type="float">
            <text:p>1508147596.9300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87339898043" calcext:value-type="float">
            <text:p>0.487339898043</text:p>
          </table:table-cell>
          <table:table-cell office:value-type="float" office:value="1508141224.08895" calcext:value-type="float">
            <text:p>1508141224.0889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999" calcext:value-type="float">
            <text:p>1999</text:p>
          </table:table-cell>
          <table:table-cell office:value-type="float" office:value="0.487334402942" calcext:value-type="float">
            <text:p>0.487334402942</text:p>
          </table:table-cell>
          <table:table-cell office:value-type="float" office:value="0.487273191258" calcext:value-type="float">
            <text:p>0.487273191258</text:p>
          </table:table-cell>
          <table:table-cell office:value-type="float" office:value="0.487322160606" calcext:value-type="float">
            <text:p>0.487322160606</text:p>
          </table:table-cell>
          <table:table-cell office:value-type="float" office:value="0.487334402942" calcext:value-type="float">
            <text:p>0.487334402942</text:p>
          </table:table-cell>
          <table:table-cell office:value-type="float" office:value="1508128214.72338" calcext:value-type="float">
            <text:p>1508128214.7233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" calcext:value-type="float">
            <text:p>99</text:p>
          </table:table-cell>
          <table:table-cell office:value-type="float" office:value="0.487147001576" calcext:value-type="float">
            <text:p>0.487147001576</text:p>
          </table:table-cell>
          <table:table-cell office:value-type="float" office:value="0.473985284797" calcext:value-type="float">
            <text:p>0.473985284797</text:p>
          </table:table-cell>
          <table:table-cell office:value-type="float" office:value="0.476617628153" calcext:value-type="float">
            <text:p>0.476617628153</text:p>
          </table:table-cell>
          <table:table-cell office:value-type="float" office:value="0.473985284797" calcext:value-type="float">
            <text:p>0.473985284797</text:p>
          </table:table-cell>
          <table:table-cell office:value-type="float" office:value="1508148026.00767" calcext:value-type="float">
            <text:p>1508148026.0076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87106063353" calcext:value-type="float">
            <text:p>0.487106063353</text:p>
          </table:table-cell>
          <table:table-cell office:value-type="float" office:value="1508148476.92461" calcext:value-type="float">
            <text:p>1508148476.9246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999" calcext:value-type="float">
            <text:p>1999</text:p>
          </table:table-cell>
          <table:table-cell office:value-type="float" office:value="0.487090049125" calcext:value-type="float">
            <text:p>0.487090049125</text:p>
          </table:table-cell>
          <table:table-cell office:value-type="float" office:value="0.487076573475" calcext:value-type="float">
            <text:p>0.487076573475</text:p>
          </table:table-cell>
          <table:table-cell office:value-type="float" office:value="0.487079268605" calcext:value-type="float">
            <text:p>0.487079268605</text:p>
          </table:table-cell>
          <table:table-cell office:value-type="float" office:value="0.487076573475" calcext:value-type="float">
            <text:p>0.487076573475</text:p>
          </table:table-cell>
          <table:table-cell office:value-type="float" office:value="1508127221.53134" calcext:value-type="float">
            <text:p>1508127221.5313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499" calcext:value-type="float">
            <text:p>1499</text:p>
          </table:table-cell>
          <table:table-cell office:value-type="float" office:value="0.486859294657" calcext:value-type="float">
            <text:p>0.486859294657</text:p>
          </table:table-cell>
          <table:table-cell office:value-type="float" office:value="0.486804496589" calcext:value-type="float">
            <text:p>0.486804496589</text:p>
          </table:table-cell>
          <table:table-cell office:value-type="float" office:value="0.486815456203" calcext:value-type="float">
            <text:p>0.486815456203</text:p>
          </table:table-cell>
          <table:table-cell office:value-type="float" office:value="0.486804496589" calcext:value-type="float">
            <text:p>0.486804496589</text:p>
          </table:table-cell>
          <table:table-cell office:value-type="float" office:value="1508132931.93631" calcext:value-type="float">
            <text:p>1508132931.9363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86791105484" calcext:value-type="float">
            <text:p>0.486791105484</text:p>
          </table:table-cell>
          <table:table-cell office:value-type="float" office:value="1508133209.90179" calcext:value-type="float">
            <text:p>1508133209.9017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86756213401" calcext:value-type="float">
            <text:p>0.486756213401</text:p>
          </table:table-cell>
          <table:table-cell office:value-type="float" office:value="1508126281.1398" calcext:value-type="float">
            <text:p>1508126281.139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86735501957" calcext:value-type="float">
            <text:p>0.486735501957</text:p>
          </table:table-cell>
          <table:table-cell office:value-type="float" office:value="1508147043.5804" calcext:value-type="float">
            <text:p>1508147043.580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86711442619" calcext:value-type="float">
            <text:p>0.486711442619</text:p>
          </table:table-cell>
          <table:table-cell office:value-type="float" office:value="1508126029.20414" calcext:value-type="float">
            <text:p>1508126029.2041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86626635586" calcext:value-type="float">
            <text:p>0.486626635586</text:p>
          </table:table-cell>
          <table:table-cell office:value-type="float" office:value="1508146298.5622" calcext:value-type="float">
            <text:p>1508146298.562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" calcext:value-type="float">
            <text:p>99</text:p>
          </table:table-cell>
          <table:table-cell office:value-type="float" office:value="0.48633534963" calcext:value-type="float">
            <text:p>0.48633534963</text:p>
          </table:table-cell>
          <table:table-cell office:value-type="float" office:value="0.47320725186" calcext:value-type="float">
            <text:p>0.47320725186</text:p>
          </table:table-cell>
          <table:table-cell office:value-type="float" office:value="0.483709730076" calcext:value-type="float">
            <text:p>0.483709730076</text:p>
          </table:table-cell>
          <table:table-cell office:value-type="float" office:value="0.48633534963" calcext:value-type="float">
            <text:p>0.48633534963</text:p>
          </table:table-cell>
          <table:table-cell office:value-type="float" office:value="1508146554.97865" calcext:value-type="float">
            <text:p>1508146554.9786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85825545968" calcext:value-type="float">
            <text:p>0.485825545968</text:p>
          </table:table-cell>
          <table:table-cell office:value-type="float" office:value="1508128733.26889" calcext:value-type="float">
            <text:p>1508128733.2688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8534766464" calcext:value-type="float">
            <text:p>0.48534766464</text:p>
          </table:table-cell>
          <table:table-cell office:value-type="float" office:value="1508129065.65406" calcext:value-type="float">
            <text:p>1508129065.6540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9" calcext:value-type="float">
            <text:p>2999</text:p>
          </table:table-cell>
          <table:table-cell office:value-type="float" office:value="0.485283690056" calcext:value-type="float">
            <text:p>0.485283690056</text:p>
          </table:table-cell>
          <table:table-cell office:value-type="float" office:value="0.48525390092" calcext:value-type="float">
            <text:p>0.48525390092</text:p>
          </table:table-cell>
          <table:table-cell office:value-type="float" office:value="0.485259858747" calcext:value-type="float">
            <text:p>0.485259858747</text:p>
          </table:table-cell>
          <table:table-cell office:value-type="float" office:value="0.48525390092" calcext:value-type="float">
            <text:p>0.48525390092</text:p>
          </table:table-cell>
          <table:table-cell office:value-type="float" office:value="1508128429.55919" calcext:value-type="float">
            <text:p>1508128429.5591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84638570702" calcext:value-type="float">
            <text:p>0.484638570702</text:p>
          </table:table-cell>
          <table:table-cell office:value-type="float" office:value="1508129263.20218" calcext:value-type="float">
            <text:p>1508129263.2021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483902148229" calcext:value-type="float">
            <text:p>0.483902148229</text:p>
          </table:table-cell>
          <table:table-cell office:value-type="float" office:value="1508123826.82181" calcext:value-type="float">
            <text:p>1508123826.8218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83719927447" calcext:value-type="float">
            <text:p>0.483719927447</text:p>
          </table:table-cell>
          <table:table-cell office:value-type="float" office:value="1508130015.35481" calcext:value-type="float">
            <text:p>1508130015.3548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999" calcext:value-type="float">
            <text:p>3999</text:p>
          </table:table-cell>
          <table:table-cell office:value-type="float" office:value="0.483390552134" calcext:value-type="float">
            <text:p>0.483390552134</text:p>
          </table:table-cell>
          <table:table-cell office:value-type="float" office:value="0.482846857954" calcext:value-type="float">
            <text:p>0.482846857954</text:p>
          </table:table-cell>
          <table:table-cell office:value-type="float" office:value="0.48295559679" calcext:value-type="float">
            <text:p>0.48295559679</text:p>
          </table:table-cell>
          <table:table-cell office:value-type="float" office:value="0.482846857954" calcext:value-type="float">
            <text:p>0.482846857954</text:p>
          </table:table-cell>
          <table:table-cell office:value-type="float" office:value="1508123427.29842" calcext:value-type="float">
            <text:p>1508123427.2984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8321318817" calcext:value-type="float">
            <text:p>0.48321318817</text:p>
          </table:table-cell>
          <table:table-cell office:value-type="float" office:value="1508128175.24339" calcext:value-type="float">
            <text:p>1508128175.2433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81936736698" calcext:value-type="float">
            <text:p>0.481936736698</text:p>
          </table:table-cell>
          <table:table-cell office:value-type="float" office:value="1508140487.73578" calcext:value-type="float">
            <text:p>1508140487.7357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81877180158" calcext:value-type="float">
            <text:p>0.481877180158</text:p>
          </table:table-cell>
          <table:table-cell office:value-type="float" office:value="1508140855.37142" calcext:value-type="float">
            <text:p>1508140855.3714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81764218665" calcext:value-type="float">
            <text:p>0.481764218665</text:p>
          </table:table-cell>
          <table:table-cell office:value-type="float" office:value="1508139066.57804" calcext:value-type="float">
            <text:p>1508139066.5780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8174998177" calcext:value-type="float">
            <text:p>0.48174998177</text:p>
          </table:table-cell>
          <table:table-cell office:value-type="float" office:value="1508134727.22637" calcext:value-type="float">
            <text:p>1508134727.2263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81551448506" calcext:value-type="float">
            <text:p>0.481551448506</text:p>
          </table:table-cell>
          <table:table-cell office:value-type="float" office:value="1508140503.68411" calcext:value-type="float">
            <text:p>1508140503.6841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81490518709" calcext:value-type="float">
            <text:p>0.481490518709</text:p>
          </table:table-cell>
          <table:table-cell office:value-type="float" office:value="1508139725.21216" calcext:value-type="float">
            <text:p>1508139725.2121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81407043146" calcext:value-type="float">
            <text:p>0.481407043146</text:p>
          </table:table-cell>
          <table:table-cell office:value-type="float" office:value="1508138383.73752" calcext:value-type="float">
            <text:p>1508138383.7375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8127987692" calcext:value-type="float">
            <text:p>0.48127987692</text:p>
          </table:table-cell>
          <table:table-cell office:value-type="float" office:value="1508126942.76417" calcext:value-type="float">
            <text:p>1508126942.7641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80680070747" calcext:value-type="float">
            <text:p>0.480680070747</text:p>
          </table:table-cell>
          <table:table-cell office:value-type="float" office:value="1508137975.03603" calcext:value-type="float">
            <text:p>1508137975.0360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80357187385" calcext:value-type="float">
            <text:p>0.480357187385</text:p>
          </table:table-cell>
          <table:table-cell office:value-type="float" office:value="1508126934.60055" calcext:value-type="float">
            <text:p>1508126934.6005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80169239223" calcext:value-type="float">
            <text:p>0.480169239223</text:p>
          </table:table-cell>
          <table:table-cell office:value-type="float" office:value="1508129842.11431" calcext:value-type="float">
            <text:p>1508129842.1143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79844695339" calcext:value-type="float">
            <text:p>0.479844695339</text:p>
          </table:table-cell>
          <table:table-cell office:value-type="float" office:value="1508137794.85936" calcext:value-type="float">
            <text:p>1508137794.8593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office:value-type="float" office:value="0.479176757197" calcext:value-type="float">
            <text:p>0.479176757197</text:p>
          </table:table-cell>
          <table:table-cell office:value-type="float" office:value="0.479173157946" calcext:value-type="float">
            <text:p>0.479173157946</text:p>
          </table:table-cell>
          <table:table-cell office:value-type="float" office:value="0.479173877796" calcext:value-type="float">
            <text:p>0.479173877796</text:p>
          </table:table-cell>
          <table:table-cell office:value-type="float" office:value="0.479173157946" calcext:value-type="float">
            <text:p>0.479173157946</text:p>
          </table:table-cell>
          <table:table-cell office:value-type="float" office:value="1508145477.60245" calcext:value-type="float">
            <text:p>1508145477.6024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78966525279" calcext:value-type="float">
            <text:p>0.478966525279</text:p>
          </table:table-cell>
          <table:table-cell office:value-type="float" office:value="1508137568.33456" calcext:value-type="float">
            <text:p>1508137568.3345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77280209526" calcext:value-type="float">
            <text:p>0.477280209526</text:p>
          </table:table-cell>
          <table:table-cell office:value-type="float" office:value="1508125802.52151" calcext:value-type="float">
            <text:p>1508125802.5215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999" calcext:value-type="float">
            <text:p>3999</text:p>
          </table:table-cell>
          <table:table-cell office:value-type="float" office:value="0.475791934699" calcext:value-type="float">
            <text:p>0.475791934699</text:p>
          </table:table-cell>
          <table:table-cell office:value-type="float" office:value="0.47563364694" calcext:value-type="float">
            <text:p>0.47563364694</text:p>
          </table:table-cell>
          <table:table-cell office:value-type="float" office:value="0.475665304492" calcext:value-type="float">
            <text:p>0.475665304492</text:p>
          </table:table-cell>
          <table:table-cell office:value-type="float" office:value="0.47563364694" calcext:value-type="float">
            <text:p>0.47563364694</text:p>
          </table:table-cell>
          <table:table-cell office:value-type="float" office:value="1508123254.48864" calcext:value-type="float">
            <text:p>1508123254.4886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75290458988" calcext:value-type="float">
            <text:p>0.475290458988</text:p>
          </table:table-cell>
          <table:table-cell office:value-type="float" office:value="1508125100.39508" calcext:value-type="float">
            <text:p>1508125100.3950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468476649419" calcext:value-type="float">
            <text:p>0.468476649419</text:p>
          </table:table-cell>
          <table:table-cell office:value-type="float" office:value="1508121765.99012" calcext:value-type="float">
            <text:p>1508121765.9901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office:value-type="float" office:value="0.466660628713" calcext:value-type="float">
            <text:p>0.466660628713</text:p>
          </table:table-cell>
          <table:table-cell office:value-type="float" office:value="0.457312983698" calcext:value-type="float">
            <text:p>0.457312983698</text:p>
          </table:table-cell>
          <table:table-cell office:value-type="float" office:value="0.459182512701" calcext:value-type="float">
            <text:p>0.459182512701</text:p>
          </table:table-cell>
          <table:table-cell office:value-type="float" office:value="0.457312983698" calcext:value-type="float">
            <text:p>0.457312983698</text:p>
          </table:table-cell>
          <table:table-cell office:value-type="float" office:value="1508153527.43938" calcext:value-type="float">
            <text:p>1508153527.4393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66319088921" calcext:value-type="float">
            <text:p>0.466319088921</text:p>
          </table:table-cell>
          <table:table-cell office:value-type="float" office:value="1508150256.47485" calcext:value-type="float">
            <text:p>1508150256.4748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65925911122" calcext:value-type="float">
            <text:p>0.465925911122</text:p>
          </table:table-cell>
          <table:table-cell office:value-type="float" office:value="1508150461.41472" calcext:value-type="float">
            <text:p>1508150461.4147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65665643658" calcext:value-type="float">
            <text:p>0.465665643658</text:p>
          </table:table-cell>
          <table:table-cell office:value-type="float" office:value="1508150056.786" calcext:value-type="float">
            <text:p>1508150056.78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" calcext:value-type="float">
            <text:p>49</text:p>
          </table:table-cell>
          <table:table-cell office:value-type="float" office:value="0.463452846329" calcext:value-type="float">
            <text:p>0.463452846329</text:p>
          </table:table-cell>
          <table:table-cell office:value-type="float" office:value="0.463414119827" calcext:value-type="float">
            <text:p>0.463414119827</text:p>
          </table:table-cell>
          <table:table-cell office:value-type="float" office:value="0.463445101028" calcext:value-type="float">
            <text:p>0.463445101028</text:p>
          </table:table-cell>
          <table:table-cell office:value-type="float" office:value="0.463452846329" calcext:value-type="float">
            <text:p>0.463452846329</text:p>
          </table:table-cell>
          <table:table-cell office:value-type="float" office:value="1508150868.39605" calcext:value-type="float">
            <text:p>1508150868.3960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62539656183" calcext:value-type="float">
            <text:p>0.462539656183</text:p>
          </table:table-cell>
          <table:table-cell office:value-type="float" office:value="1508151189.41172" calcext:value-type="float">
            <text:p>1508151189.4117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61814998162" calcext:value-type="float">
            <text:p>0.461814998162</text:p>
          </table:table-cell>
          <table:table-cell office:value-type="float" office:value="1508151653.98235" calcext:value-type="float">
            <text:p>1508151653.9823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459488667248" calcext:value-type="float">
            <text:p>0.459488667248</text:p>
          </table:table-cell>
          <table:table-cell office:value-type="float" office:value="1508124064.74344" calcext:value-type="float">
            <text:p>1508124064.7434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57682039316" calcext:value-type="float">
            <text:p>0.457682039316</text:p>
          </table:table-cell>
          <table:table-cell office:value-type="float" office:value="1508152244.35267" calcext:value-type="float">
            <text:p>1508152244.3526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57421074537" calcext:value-type="float">
            <text:p>0.457421074537</text:p>
          </table:table-cell>
          <table:table-cell office:value-type="float" office:value="1508152533.76835" calcext:value-type="float">
            <text:p>1508152533.7683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57319484486" calcext:value-type="float">
            <text:p>0.457319484486</text:p>
          </table:table-cell>
          <table:table-cell office:value-type="float" office:value="1508153892.10934" calcext:value-type="float">
            <text:p>1508153892.1093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9" calcext:value-type="float">
            <text:p>999</text:p>
          </table:table-cell>
          <table:table-cell office:value-type="float" office:value="0.456561027583" calcext:value-type="float">
            <text:p>0.456561027583</text:p>
          </table:table-cell>
          <table:table-cell office:value-type="float" office:value="0.456410303306" calcext:value-type="float">
            <text:p>0.456410303306</text:p>
          </table:table-cell>
          <table:table-cell office:value-type="float" office:value="0.456530882728" calcext:value-type="float">
            <text:p>0.456530882728</text:p>
          </table:table-cell>
          <table:table-cell office:value-type="float" office:value="0.456561027583" calcext:value-type="float">
            <text:p>0.456561027583</text:p>
          </table:table-cell>
          <table:table-cell office:value-type="float" office:value="1508136344.19842" calcext:value-type="float">
            <text:p>1508136344.1984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9" calcext:value-type="float">
            <text:p>2999</text:p>
          </table:table-cell>
          <table:table-cell office:value-type="float" office:value="0.456058966422" calcext:value-type="float">
            <text:p>0.456058966422</text:p>
          </table:table-cell>
          <table:table-cell office:value-type="float" office:value="0.456056917848" calcext:value-type="float">
            <text:p>0.456056917848</text:p>
          </table:table-cell>
          <table:table-cell office:value-type="float" office:value="0.456057327562" calcext:value-type="float">
            <text:p>0.456057327562</text:p>
          </table:table-cell>
          <table:table-cell office:value-type="float" office:value="0.456056917848" calcext:value-type="float">
            <text:p>0.456056917848</text:p>
          </table:table-cell>
          <table:table-cell office:value-type="float" office:value="1508125555.43424" calcext:value-type="float">
            <text:p>1508125555.4342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54077200439" calcext:value-type="float">
            <text:p>0.454077200439</text:p>
          </table:table-cell>
          <table:table-cell office:value-type="float" office:value="1508149609.63915" calcext:value-type="float">
            <text:p>1508149609.6391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53071946687" calcext:value-type="float">
            <text:p>0.453071946687</text:p>
          </table:table-cell>
          <table:table-cell office:value-type="float" office:value="1508149606.87464" calcext:value-type="float">
            <text:p>1508149606.8746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999" calcext:value-type="float">
            <text:p>3999</text:p>
          </table:table-cell>
          <table:table-cell office:value-type="float" office:value="0.448763100242" calcext:value-type="float">
            <text:p>0.448763100242</text:p>
          </table:table-cell>
          <table:table-cell office:value-type="float" office:value="0.448587577814" calcext:value-type="float">
            <text:p>0.448587577814</text:p>
          </table:table-cell>
          <table:table-cell office:value-type="float" office:value="0.448727995756" calcext:value-type="float">
            <text:p>0.448727995756</text:p>
          </table:table-cell>
          <table:table-cell office:value-type="float" office:value="0.448763100242" calcext:value-type="float">
            <text:p>0.448763100242</text:p>
          </table:table-cell>
          <table:table-cell office:value-type="float" office:value="1508121461.07837" calcext:value-type="float">
            <text:p>1508121461.0783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43320385081" calcext:value-type="float">
            <text:p>0.443320385081</text:p>
          </table:table-cell>
          <table:table-cell office:value-type="float" office:value="1508149828.18376" calcext:value-type="float">
            <text:p>1508149828.1837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9" calcext:value-type="float">
            <text:p>4999</text:p>
          </table:table-cell>
          <table:table-cell office:value-type="float" office:value="0.440542662932" calcext:value-type="float">
            <text:p>0.440542662932</text:p>
          </table:table-cell>
          <table:table-cell office:value-type="float" office:value="0.440503169201" calcext:value-type="float">
            <text:p>0.440503169201</text:p>
          </table:table-cell>
          <table:table-cell office:value-type="float" office:value="0.440534764186" calcext:value-type="float">
            <text:p>0.440534764186</text:p>
          </table:table-cell>
          <table:table-cell office:value-type="float" office:value="0.440542662932" calcext:value-type="float">
            <text:p>0.440542662932</text:p>
          </table:table-cell>
          <table:table-cell office:value-type="float" office:value="1508123650.69079" calcext:value-type="float">
            <text:p>1508123650.6907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433346336962" calcext:value-type="float">
            <text:p>0.433346336962</text:p>
          </table:table-cell>
          <table:table-cell office:value-type="float" office:value="1508122868.73783" calcext:value-type="float">
            <text:p>1508122868.7378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9" calcext:value-type="float">
            <text:p>4999</text:p>
          </table:table-cell>
          <table:table-cell office:value-type="float" office:value="0.422143405054" calcext:value-type="float">
            <text:p>0.422143405054</text:p>
          </table:table-cell>
          <table:table-cell office:value-type="float" office:value="0.422047941793" calcext:value-type="float">
            <text:p>0.422047941793</text:p>
          </table:table-cell>
          <table:table-cell office:value-type="float" office:value="0.422067034445" calcext:value-type="float">
            <text:p>0.422067034445</text:p>
          </table:table-cell>
          <table:table-cell office:value-type="float" office:value="0.422047941793" calcext:value-type="float">
            <text:p>0.422047941793</text:p>
          </table:table-cell>
          <table:table-cell office:value-type="float" office:value="1508122001.41642" calcext:value-type="float">
            <text:p>1508122001.4164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406960561721" calcext:value-type="float">
            <text:p>0.406960561721</text:p>
          </table:table-cell>
          <table:table-cell office:value-type="float" office:value="1508120640.91223" calcext:value-type="float">
            <text:p>1508120640.9122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9" calcext:value-type="float">
            <text:p>4999</text:p>
          </table:table-cell>
          <table:table-cell office:value-type="float" office:value="0.371306846228" calcext:value-type="float">
            <text:p>0.371306846228</text:p>
          </table:table-cell>
          <table:table-cell office:value-type="float" office:value="0.371117939336" calcext:value-type="float">
            <text:p>0.371117939336</text:p>
          </table:table-cell>
          <table:table-cell office:value-type="float" office:value="0.371155720714" calcext:value-type="float">
            <text:p>0.371155720714</text:p>
          </table:table-cell>
          <table:table-cell office:value-type="float" office:value="0.371117939336" calcext:value-type="float">
            <text:p>0.371117939336</text:p>
          </table:table-cell>
          <table:table-cell office:value-type="float" office:value="1508121473.93982" calcext:value-type="float">
            <text:p>1508121473.9398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nsp_en_3" table:style-name="ta1">
        <table:shapes>
          <draw:frame draw:z-index="0" draw:style-name="gr1" draw:text-style-name="P1" svg:width="159.97mm" svg:height="89.74mm" svg:x="210.91mm" svg:y="0mm">
            <draw:object draw:notify-on-update-of-ranges="nsp_en_3.A2:nsp_en_3.A93 nsp_en_3.C1:nsp_en_3.C1 nsp_en_3.C2:nsp_en_3.C9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9.97mm" svg:height="89.74mm" svg:x="211.46mm" svg:y="91.72mm">
            <draw:object draw:notify-on-update-of-ranges="nsp_en_3.B2:nsp_en_3.B93 nsp_en_3.C1:nsp_en_3.C1 nsp_en_3.C2:nsp_en_3.C9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K_cap</text:p>
          </table:table-cell>
          <table:table-cell office:value-type="string" calcext:value-type="string">
            <text:p>k_low</text:p>
          </table:table-cell>
          <table:table-cell office:value-type="string" calcext:value-type="string">
            <text:p>NMI_max</text:p>
          </table:table-cell>
          <table:table-cell office:value-type="string" calcext:value-type="string">
            <text:p>NMI_min</text:p>
          </table:table-cell>
          <table:table-cell office:value-type="string" calcext:value-type="string">
            <text:p>NMI_avg</text:p>
          </table:table-cell>
          <table:table-cell office:value-type="string" calcext:value-type="string">
            <text:p>NMI_med</text:p>
          </table:table-cell>
          <table:table-cell office:value-type="string" calcext:value-type="string">
            <text:p>UNIX_TIME</text:p>
          </table:table-cell>
          <table:table-cell office:value-type="string" calcext:value-type="string">
            <text:p>total_points</text:p>
          </table:table-cell>
          <table:table-cell office:value-type="string" calcext:value-type="string">
            <text:p>algo_choice</text:p>
          </table:table-cell>
          <table:table-cell office:value-type="string" calcext:value-type="string">
            <text:p>num_elements</text:p>
          </table:table-cell>
          <table:table-cell office:value-type="string" calcext:value-type="string">
            <text:p>in_file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plambda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999" calcext:value-type="float">
            <text:p>3999</text:p>
          </table:table-cell>
          <table:table-cell office:value-type="string" calcext:value-type="string">
            <text:p>/</text:p>
          </table:table-cell>
          <table:table-cell office:value-type="float" office:value="0.414829909442" calcext:value-type="float">
            <text:p>0.414829909442</text:p>
          </table:table-cell>
          <table:table-cell office:value-type="float" office:value="0.414856748181" calcext:value-type="float">
            <text:p>0.414856748181</text:p>
          </table:table-cell>
          <table:table-cell office:value-type="float" office:value="0.414829909442" calcext:value-type="float">
            <text:p>0.414829909442</text:p>
          </table:table-cell>
          <table:table-cell office:value-type="float" office:value="1508154339.82697" calcext:value-type="float">
            <text:p>1508154339.8269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9" calcext:value-type="float">
            <text:p>4999</text:p>
          </table:table-cell>
          <table:table-cell office:value-type="float" office:value="0.414390622043" calcext:value-type="float">
            <text:p>0.414390622043</text:p>
          </table:table-cell>
          <table:table-cell office:value-type="float" office:value="0.414390051083" calcext:value-type="float">
            <text:p>0.414390051083</text:p>
          </table:table-cell>
          <table:table-cell office:value-type="float" office:value="0.414390165275" calcext:value-type="float">
            <text:p>0.414390165275</text:p>
          </table:table-cell>
          <table:table-cell office:value-type="float" office:value="0.414390051083" calcext:value-type="float">
            <text:p>0.414390051083</text:p>
          </table:table-cell>
          <table:table-cell office:value-type="float" office:value="1508153503.56259" calcext:value-type="float">
            <text:p>1508153503.5625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999" calcext:value-type="float">
            <text:p>3999</text:p>
          </table:table-cell>
          <table:table-cell office:value-type="float" office:value="0.41246577904" calcext:value-type="float">
            <text:p>0.41246577904</text:p>
          </table:table-cell>
          <table:table-cell office:value-type="float" office:value="0.412378741246" calcext:value-type="float">
            <text:p>0.412378741246</text:p>
          </table:table-cell>
          <table:table-cell office:value-type="float" office:value="0.412396148805" calcext:value-type="float">
            <text:p>0.412396148805</text:p>
          </table:table-cell>
          <table:table-cell office:value-type="float" office:value="0.412378741246" calcext:value-type="float">
            <text:p>0.412378741246</text:p>
          </table:table-cell>
          <table:table-cell office:value-type="float" office:value="1508153246.75048" calcext:value-type="float">
            <text:p>1508153246.7504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12107197932" calcext:value-type="float">
            <text:p>0.412107197932</text:p>
          </table:table-cell>
          <table:table-cell office:value-type="float" office:value="1508161217.55071" calcext:value-type="float">
            <text:p>1508161217.5507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1141795668" calcext:value-type="float">
            <text:p>0.41141795668</text:p>
          </table:table-cell>
          <table:table-cell office:value-type="float" office:value="1508159527.55126" calcext:value-type="float">
            <text:p>1508159527.5512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9" calcext:value-type="float">
            <text:p>2999</text:p>
          </table:table-cell>
          <table:table-cell office:value-type="float" office:value="0.410514308239" calcext:value-type="float">
            <text:p>0.410514308239</text:p>
          </table:table-cell>
          <table:table-cell office:value-type="float" office:value="0.410464800406" calcext:value-type="float">
            <text:p>0.410464800406</text:p>
          </table:table-cell>
          <table:table-cell office:value-type="float" office:value="0.410474701972" calcext:value-type="float">
            <text:p>0.410474701972</text:p>
          </table:table-cell>
          <table:table-cell office:value-type="float" office:value="0.410464800406" calcext:value-type="float">
            <text:p>0.410464800406</text:p>
          </table:table-cell>
          <table:table-cell office:value-type="float" office:value="1508160857.38837" calcext:value-type="float">
            <text:p>1508160857.3883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999" calcext:value-type="float">
            <text:p>1999</text:p>
          </table:table-cell>
          <table:table-cell office:value-type="float" office:value="0.410510660076" calcext:value-type="float">
            <text:p>0.410510660076</text:p>
          </table:table-cell>
          <table:table-cell office:value-type="float" office:value="0.410261671614" calcext:value-type="float">
            <text:p>0.410261671614</text:p>
          </table:table-cell>
          <table:table-cell office:value-type="float" office:value="0.410311469306" calcext:value-type="float">
            <text:p>0.410311469306</text:p>
          </table:table-cell>
          <table:table-cell office:value-type="float" office:value="0.410261671614" calcext:value-type="float">
            <text:p>0.410261671614</text:p>
          </table:table-cell>
          <table:table-cell office:value-type="float" office:value="1508160946.60409" calcext:value-type="float">
            <text:p>1508160946.6040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9" calcext:value-type="float">
            <text:p>2999</text:p>
          </table:table-cell>
          <table:table-cell office:value-type="float" office:value="0.41044546066" calcext:value-type="float">
            <text:p>0.41044546066</text:p>
          </table:table-cell>
          <table:table-cell office:value-type="float" office:value="0.410271854483" calcext:value-type="float">
            <text:p>0.410271854483</text:p>
          </table:table-cell>
          <table:table-cell office:value-type="float" office:value="0.410410739425" calcext:value-type="float">
            <text:p>0.410410739425</text:p>
          </table:table-cell>
          <table:table-cell office:value-type="float" office:value="0.41044546066" calcext:value-type="float">
            <text:p>0.41044546066</text:p>
          </table:table-cell>
          <table:table-cell office:value-type="float" office:value="1508160742.34306" calcext:value-type="float">
            <text:p>1508160742.3430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9" calcext:value-type="float">
            <text:p>999</text:p>
          </table:table-cell>
          <table:table-cell office:value-type="float" office:value="0.410252115349" calcext:value-type="float">
            <text:p>0.410252115349</text:p>
          </table:table-cell>
          <table:table-cell office:value-type="float" office:value="0.410127262344" calcext:value-type="float">
            <text:p>0.410127262344</text:p>
          </table:table-cell>
          <table:table-cell office:value-type="float" office:value="0.410227144748" calcext:value-type="float">
            <text:p>0.410227144748</text:p>
          </table:table-cell>
          <table:table-cell office:value-type="float" office:value="0.410252115349" calcext:value-type="float">
            <text:p>0.410252115349</text:p>
          </table:table-cell>
          <table:table-cell office:value-type="float" office:value="1508171059.41986" calcext:value-type="float">
            <text:p>1508171059.4198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499" calcext:value-type="float">
            <text:p>1499</text:p>
          </table:table-cell>
          <table:table-cell office:value-type="float" office:value="0.409876726733" calcext:value-type="float">
            <text:p>0.409876726733</text:p>
          </table:table-cell>
          <table:table-cell office:value-type="float" office:value="0.409770965002" calcext:value-type="float">
            <text:p>0.409770965002</text:p>
          </table:table-cell>
          <table:table-cell office:value-type="float" office:value="0.409792117348" calcext:value-type="float">
            <text:p>0.409792117348</text:p>
          </table:table-cell>
          <table:table-cell office:value-type="float" office:value="0.409770965002" calcext:value-type="float">
            <text:p>0.409770965002</text:p>
          </table:table-cell>
          <table:table-cell office:value-type="float" office:value="1508166628.28052" calcext:value-type="float">
            <text:p>1508166628.2805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499" calcext:value-type="float">
            <text:p>1499</text:p>
          </table:table-cell>
          <table:table-cell office:value-type="float" office:value="0.409613945962" calcext:value-type="float">
            <text:p>0.409613945962</text:p>
          </table:table-cell>
          <table:table-cell office:value-type="float" office:value="0.409585893692" calcext:value-type="float">
            <text:p>0.409585893692</text:p>
          </table:table-cell>
          <table:table-cell office:value-type="float" office:value="0.409608335508" calcext:value-type="float">
            <text:p>0.409608335508</text:p>
          </table:table-cell>
          <table:table-cell office:value-type="float" office:value="0.409613945962" calcext:value-type="float">
            <text:p>0.409613945962</text:p>
          </table:table-cell>
          <table:table-cell office:value-type="float" office:value="1508165871.14324" calcext:value-type="float">
            <text:p>1508165871.1432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499" calcext:value-type="float">
            <text:p>1499</text:p>
          </table:table-cell>
          <table:table-cell office:value-type="float" office:value="0.409576698018" calcext:value-type="float">
            <text:p>0.409576698018</text:p>
          </table:table-cell>
          <table:table-cell office:value-type="float" office:value="0.409446109288" calcext:value-type="float">
            <text:p>0.409446109288</text:p>
          </table:table-cell>
          <table:table-cell office:value-type="float" office:value="0.409550580272" calcext:value-type="float">
            <text:p>0.409550580272</text:p>
          </table:table-cell>
          <table:table-cell office:value-type="float" office:value="0.409576698018" calcext:value-type="float">
            <text:p>0.409576698018</text:p>
          </table:table-cell>
          <table:table-cell office:value-type="float" office:value="1508165708.10018" calcext:value-type="float">
            <text:p>1508165708.1001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9" calcext:value-type="float">
            <text:p>999</text:p>
          </table:table-cell>
          <table:table-cell office:value-type="float" office:value="0.409278794889" calcext:value-type="float">
            <text:p>0.409278794889</text:p>
          </table:table-cell>
          <table:table-cell office:value-type="float" office:value="0.409233871969" calcext:value-type="float">
            <text:p>0.409233871969</text:p>
          </table:table-cell>
          <table:table-cell office:value-type="float" office:value="0.409269810305" calcext:value-type="float">
            <text:p>0.409269810305</text:p>
          </table:table-cell>
          <table:table-cell office:value-type="float" office:value="0.409278794889" calcext:value-type="float">
            <text:p>0.409278794889</text:p>
          </table:table-cell>
          <table:table-cell office:value-type="float" office:value="1508171232.77978" calcext:value-type="float">
            <text:p>1508171232.7797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999" calcext:value-type="float">
            <text:p>1999</text:p>
          </table:table-cell>
          <table:table-cell office:value-type="float" office:value="0.409090327188" calcext:value-type="float">
            <text:p>0.409090327188</text:p>
          </table:table-cell>
          <table:table-cell office:value-type="float" office:value="0.408897265641" calcext:value-type="float">
            <text:p>0.408897265641</text:p>
          </table:table-cell>
          <table:table-cell office:value-type="float" office:value="0.408935877951" calcext:value-type="float">
            <text:p>0.408935877951</text:p>
          </table:table-cell>
          <table:table-cell office:value-type="float" office:value="0.408897265641" calcext:value-type="float">
            <text:p>0.408897265641</text:p>
          </table:table-cell>
          <table:table-cell office:value-type="float" office:value="1508162101.19412" calcext:value-type="float">
            <text:p>1508162101.1941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" calcext:value-type="float">
            <text:p>499</text:p>
          </table:table-cell>
          <table:table-cell office:value-type="float" office:value="0.409019801196" calcext:value-type="float">
            <text:p>0.409019801196</text:p>
          </table:table-cell>
          <table:table-cell office:value-type="float" office:value="0.408988502648" calcext:value-type="float">
            <text:p>0.408988502648</text:p>
          </table:table-cell>
          <table:table-cell office:value-type="float" office:value="0.408994762358" calcext:value-type="float">
            <text:p>0.408994762358</text:p>
          </table:table-cell>
          <table:table-cell office:value-type="float" office:value="0.408988502648" calcext:value-type="float">
            <text:p>0.408988502648</text:p>
          </table:table-cell>
          <table:table-cell office:value-type="float" office:value="1508176841.7047" calcext:value-type="float">
            <text:p>1508176841.704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999" calcext:value-type="float">
            <text:p>3999</text:p>
          </table:table-cell>
          <table:table-cell office:value-type="float" office:value="0.408925424503" calcext:value-type="float">
            <text:p>0.408925424503</text:p>
          </table:table-cell>
          <table:table-cell office:value-type="float" office:value="0.408921426274" calcext:value-type="float">
            <text:p>0.408921426274</text:p>
          </table:table-cell>
          <table:table-cell office:value-type="float" office:value="0.40892222592" calcext:value-type="float">
            <text:p>0.40892222592</text:p>
          </table:table-cell>
          <table:table-cell office:value-type="float" office:value="0.408921426274" calcext:value-type="float">
            <text:p>0.408921426274</text:p>
          </table:table-cell>
          <table:table-cell office:value-type="float" office:value="1508154589.56755" calcext:value-type="float">
            <text:p>1508154589.5675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9" calcext:value-type="float">
            <text:p>2999</text:p>
          </table:table-cell>
          <table:table-cell office:value-type="float" office:value="0.408832473638" calcext:value-type="float">
            <text:p>0.408832473638</text:p>
          </table:table-cell>
          <table:table-cell office:value-type="float" office:value="0.408702771955" calcext:value-type="float">
            <text:p>0.408702771955</text:p>
          </table:table-cell>
          <table:table-cell office:value-type="float" office:value="0.408728712291" calcext:value-type="float">
            <text:p>0.408728712291</text:p>
          </table:table-cell>
          <table:table-cell office:value-type="float" office:value="0.408702771955" calcext:value-type="float">
            <text:p>0.408702771955</text:p>
          </table:table-cell>
          <table:table-cell office:value-type="float" office:value="1508159780.37255" calcext:value-type="float">
            <text:p>1508159780.3725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08671091805" calcext:value-type="float">
            <text:p>0.408671091805</text:p>
          </table:table-cell>
          <table:table-cell office:value-type="float" office:value="1508161589.60109" calcext:value-type="float">
            <text:p>1508161589.6010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07581863608" calcext:value-type="float">
            <text:p>0.407581863608</text:p>
          </table:table-cell>
          <table:table-cell office:value-type="float" office:value="1508181724.46669" calcext:value-type="float">
            <text:p>1508181724.4666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999" calcext:value-type="float">
            <text:p>3999</text:p>
          </table:table-cell>
          <table:table-cell office:value-type="float" office:value="0.407573391489" calcext:value-type="float">
            <text:p>0.407573391489</text:p>
          </table:table-cell>
          <table:table-cell office:value-type="float" office:value="0.407543786701" calcext:value-type="float">
            <text:p>0.407543786701</text:p>
          </table:table-cell>
          <table:table-cell office:value-type="float" office:value="0.407567470531" calcext:value-type="float">
            <text:p>0.407567470531</text:p>
          </table:table-cell>
          <table:table-cell office:value-type="float" office:value="0.407573391489" calcext:value-type="float">
            <text:p>0.407573391489</text:p>
          </table:table-cell>
          <table:table-cell office:value-type="float" office:value="1508154820.72893" calcext:value-type="float">
            <text:p>1508154820.7289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0705636876" calcext:value-type="float">
            <text:p>0.40705636876</text:p>
          </table:table-cell>
          <table:table-cell office:value-type="float" office:value="1508170458.64441" calcext:value-type="float">
            <text:p>1508170458.6444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9" calcext:value-type="float">
            <text:p>4999</text:p>
          </table:table-cell>
          <table:table-cell office:value-type="float" office:value="0.407055823309" calcext:value-type="float">
            <text:p>0.407055823309</text:p>
          </table:table-cell>
          <table:table-cell office:value-type="float" office:value="0.406973599274" calcext:value-type="float">
            <text:p>0.406973599274</text:p>
          </table:table-cell>
          <table:table-cell office:value-type="float" office:value="0.406990044081" calcext:value-type="float">
            <text:p>0.406990044081</text:p>
          </table:table-cell>
          <table:table-cell office:value-type="float" office:value="0.406973599274" calcext:value-type="float">
            <text:p>0.406973599274</text:p>
          </table:table-cell>
          <table:table-cell office:value-type="float" office:value="1508153880.56926" calcext:value-type="float">
            <text:p>1508153880.5692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9" calcext:value-type="float">
            <text:p>4999</text:p>
          </table:table-cell>
          <table:table-cell office:value-type="float" office:value="0.406234268329" calcext:value-type="float">
            <text:p>0.406234268329</text:p>
          </table:table-cell>
          <table:table-cell office:value-type="float" office:value="0.406175383319" calcext:value-type="float">
            <text:p>0.406175383319</text:p>
          </table:table-cell>
          <table:table-cell office:value-type="float" office:value="0.406222491327" calcext:value-type="float">
            <text:p>0.406222491327</text:p>
          </table:table-cell>
          <table:table-cell office:value-type="float" office:value="0.406234268329" calcext:value-type="float">
            <text:p>0.406234268329</text:p>
          </table:table-cell>
          <table:table-cell office:value-type="float" office:value="1508153893.01279" calcext:value-type="float">
            <text:p>1508153893.0127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" calcext:value-type="float">
            <text:p>499</text:p>
          </table:table-cell>
          <table:table-cell office:value-type="float" office:value="0.406071612151" calcext:value-type="float">
            <text:p>0.406071612151</text:p>
          </table:table-cell>
          <table:table-cell office:value-type="float" office:value="0.405938952011" calcext:value-type="float">
            <text:p>0.405938952011</text:p>
          </table:table-cell>
          <table:table-cell office:value-type="float" office:value="0.406045080123" calcext:value-type="float">
            <text:p>0.406045080123</text:p>
          </table:table-cell>
          <table:table-cell office:value-type="float" office:value="0.406071612151" calcext:value-type="float">
            <text:p>0.406071612151</text:p>
          </table:table-cell>
          <table:table-cell office:value-type="float" office:value="1508176312.70904" calcext:value-type="float">
            <text:p>1508176312.7090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" calcext:value-type="float">
            <text:p>499</text:p>
          </table:table-cell>
          <table:table-cell office:value-type="float" office:value="0.404232844531" calcext:value-type="float">
            <text:p>0.404232844531</text:p>
          </table:table-cell>
          <table:table-cell office:value-type="float" office:value="0.404168366779" calcext:value-type="float">
            <text:p>0.404168366779</text:p>
          </table:table-cell>
          <table:table-cell office:value-type="float" office:value="0.404181262329" calcext:value-type="float">
            <text:p>0.404181262329</text:p>
          </table:table-cell>
          <table:table-cell office:value-type="float" office:value="0.404168366779" calcext:value-type="float">
            <text:p>0.404168366779</text:p>
          </table:table-cell>
          <table:table-cell office:value-type="float" office:value="1508175900.55258" calcext:value-type="float">
            <text:p>1508175900.5525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999" calcext:value-type="float">
            <text:p>1999</text:p>
          </table:table-cell>
          <table:table-cell office:value-type="float" office:value="0.403969250643" calcext:value-type="float">
            <text:p>0.403969250643</text:p>
          </table:table-cell>
          <table:table-cell office:value-type="float" office:value="0.403955324017" calcext:value-type="float">
            <text:p>0.403955324017</text:p>
          </table:table-cell>
          <table:table-cell office:value-type="float" office:value="0.403958109343" calcext:value-type="float">
            <text:p>0.403958109343</text:p>
          </table:table-cell>
          <table:table-cell office:value-type="float" office:value="0.403955324017" calcext:value-type="float">
            <text:p>0.403955324017</text:p>
          </table:table-cell>
          <table:table-cell office:value-type="float" office:value="1508161032.90306" calcext:value-type="float">
            <text:p>1508161032.9030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99" calcext:value-type="float">
            <text:p>1499</text:p>
          </table:table-cell>
          <table:table-cell office:value-type="float" office:value="0.402163777758" calcext:value-type="float">
            <text:p>0.402163777758</text:p>
          </table:table-cell>
          <table:table-cell office:value-type="float" office:value="0.401918552464" calcext:value-type="float">
            <text:p>0.401918552464</text:p>
          </table:table-cell>
          <table:table-cell office:value-type="float" office:value="0.401967597523" calcext:value-type="float">
            <text:p>0.401967597523</text:p>
          </table:table-cell>
          <table:table-cell office:value-type="float" office:value="0.401918552464" calcext:value-type="float">
            <text:p>0.401918552464</text:p>
          </table:table-cell>
          <table:table-cell office:value-type="float" office:value="1508165054.05425" calcext:value-type="float">
            <text:p>1508165054.0542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9" calcext:value-type="float">
            <text:p>4999</text:p>
          </table:table-cell>
          <table:table-cell office:value-type="float" office:value="0.400558795186" calcext:value-type="float">
            <text:p>0.400558795186</text:p>
          </table:table-cell>
          <table:table-cell office:value-type="float" office:value="0.400520090795" calcext:value-type="float">
            <text:p>0.400520090795</text:p>
          </table:table-cell>
          <table:table-cell office:value-type="float" office:value="0.400551054308" calcext:value-type="float">
            <text:p>0.400551054308</text:p>
          </table:table-cell>
          <table:table-cell office:value-type="float" office:value="0.400558795186" calcext:value-type="float">
            <text:p>0.400558795186</text:p>
          </table:table-cell>
          <table:table-cell office:value-type="float" office:value="1508151874.22824" calcext:value-type="float">
            <text:p>1508151874.2282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" calcext:value-type="float">
            <text:p>299</text:p>
          </table:table-cell>
          <table:table-cell office:value-type="float" office:value="0.400459117002" calcext:value-type="float">
            <text:p>0.400459117002</text:p>
          </table:table-cell>
          <table:table-cell office:value-type="float" office:value="0.400308456201" calcext:value-type="float">
            <text:p>0.400308456201</text:p>
          </table:table-cell>
          <table:table-cell office:value-type="float" office:value="0.400428984842" calcext:value-type="float">
            <text:p>0.400428984842</text:p>
          </table:table-cell>
          <table:table-cell office:value-type="float" office:value="0.400459117002" calcext:value-type="float">
            <text:p>0.400459117002</text:p>
          </table:table-cell>
          <table:table-cell office:value-type="float" office:value="1508181545.81078" calcext:value-type="float">
            <text:p>1508181545.8107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00161851579" calcext:value-type="float">
            <text:p>0.400161851579</text:p>
          </table:table-cell>
          <table:table-cell office:value-type="float" office:value="1508171470.90311" calcext:value-type="float">
            <text:p>1508171470.9031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99" calcext:value-type="float">
            <text:p>3999</text:p>
          </table:table-cell>
          <table:table-cell office:value-type="float" office:value="0.397915676492" calcext:value-type="float">
            <text:p>0.397915676492</text:p>
          </table:table-cell>
          <table:table-cell office:value-type="float" office:value="0.397912946446" calcext:value-type="float">
            <text:p>0.397912946446</text:p>
          </table:table-cell>
          <table:table-cell office:value-type="float" office:value="0.397913492455" calcext:value-type="float">
            <text:p>0.397913492455</text:p>
          </table:table-cell>
          <table:table-cell office:value-type="float" office:value="0.397912946446" calcext:value-type="float">
            <text:p>0.397912946446</text:p>
          </table:table-cell>
          <table:table-cell office:value-type="float" office:value="1508154066.04698" calcext:value-type="float">
            <text:p>1508154066.0469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" calcext:value-type="float">
            <text:p>499</text:p>
          </table:table-cell>
          <table:table-cell office:value-type="float" office:value="0.397417993376" calcext:value-type="float">
            <text:p>0.397417993376</text:p>
          </table:table-cell>
          <table:table-cell office:value-type="float" office:value="0.397048284631" calcext:value-type="float">
            <text:p>0.397048284631</text:p>
          </table:table-cell>
          <table:table-cell office:value-type="float" office:value="0.39712222638" calcext:value-type="float">
            <text:p>0.39712222638</text:p>
          </table:table-cell>
          <table:table-cell office:value-type="float" office:value="0.397048284631" calcext:value-type="float">
            <text:p>0.397048284631</text:p>
          </table:table-cell>
          <table:table-cell office:value-type="float" office:value="1508176308.81458" calcext:value-type="float">
            <text:p>1508176308.8145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396537821424" calcext:value-type="float">
            <text:p>0.396537821424</text:p>
          </table:table-cell>
          <table:table-cell office:value-type="float" office:value="1508152663.91324" calcext:value-type="float">
            <text:p>1508152663.9132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39466456806" calcext:value-type="float">
            <text:p>0.39466456806</text:p>
          </table:table-cell>
          <table:table-cell office:value-type="float" office:value="1508160034.94054" calcext:value-type="float">
            <text:p>1508160034.9405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" calcext:value-type="float">
            <text:p>299</text:p>
          </table:table-cell>
          <table:table-cell office:value-type="float" office:value="0.392470230487" calcext:value-type="float">
            <text:p>0.392470230487</text:p>
          </table:table-cell>
          <table:table-cell office:value-type="float" office:value="0.392393292891" calcext:value-type="float">
            <text:p>0.392393292891</text:p>
          </table:table-cell>
          <table:table-cell office:value-type="float" office:value="0.39240868041" calcext:value-type="float">
            <text:p>0.39240868041</text:p>
          </table:table-cell>
          <table:table-cell office:value-type="float" office:value="0.392393292891" calcext:value-type="float">
            <text:p>0.392393292891</text:p>
          </table:table-cell>
          <table:table-cell office:value-type="float" office:value="1508181183.66608" calcext:value-type="float">
            <text:p>1508181183.6660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9" calcext:value-type="float">
            <text:p>2999</text:p>
          </table:table-cell>
          <table:table-cell office:value-type="float" office:value="0.392211504667" calcext:value-type="float">
            <text:p>0.392211504667</text:p>
          </table:table-cell>
          <table:table-cell office:value-type="float" office:value="0.391981036983" calcext:value-type="float">
            <text:p>0.391981036983</text:p>
          </table:table-cell>
          <table:table-cell office:value-type="float" office:value="0.39216541113" calcext:value-type="float">
            <text:p>0.39216541113</text:p>
          </table:table-cell>
          <table:table-cell office:value-type="float" office:value="0.392211504667" calcext:value-type="float">
            <text:p>0.392211504667</text:p>
          </table:table-cell>
          <table:table-cell office:value-type="float" office:value="1508159173.35561" calcext:value-type="float">
            <text:p>1508159173.3556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9" calcext:value-type="float">
            <text:p>2999</text:p>
          </table:table-cell>
          <table:table-cell office:value-type="float" office:value="0.391933559917" calcext:value-type="float">
            <text:p>0.391933559917</text:p>
          </table:table-cell>
          <table:table-cell office:value-type="float" office:value="0.391889957196" calcext:value-type="float">
            <text:p>0.391889957196</text:p>
          </table:table-cell>
          <table:table-cell office:value-type="float" office:value="0.391924839373" calcext:value-type="float">
            <text:p>0.391924839373</text:p>
          </table:table-cell>
          <table:table-cell office:value-type="float" office:value="0.391933559917" calcext:value-type="float">
            <text:p>0.391933559917</text:p>
          </table:table-cell>
          <table:table-cell office:value-type="float" office:value="1508160309.58029" calcext:value-type="float">
            <text:p>1508160309.5802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" calcext:value-type="float">
            <text:p>49</text:p>
          </table:table-cell>
          <table:table-cell office:value-type="float" office:value="0.38828469282" calcext:value-type="float">
            <text:p>0.38828469282</text:p>
          </table:table-cell>
          <table:table-cell office:value-type="float" office:value="0.388282126115" calcext:value-type="float">
            <text:p>0.388282126115</text:p>
          </table:table-cell>
          <table:table-cell office:value-type="float" office:value="0.388282639456" calcext:value-type="float">
            <text:p>0.388282639456</text:p>
          </table:table-cell>
          <table:table-cell office:value-type="float" office:value="0.388282126115" calcext:value-type="float">
            <text:p>0.388282126115</text:p>
          </table:table-cell>
          <table:table-cell office:value-type="float" office:value="1508193523.84636" calcext:value-type="float">
            <text:p>1508193523.8463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99" calcext:value-type="float">
            <text:p>1999</text:p>
          </table:table-cell>
          <table:table-cell office:value-type="float" office:value="0.388077359491" calcext:value-type="float">
            <text:p>0.388077359491</text:p>
          </table:table-cell>
          <table:table-cell office:value-type="float" office:value="0.388038175736" calcext:value-type="float">
            <text:p>0.388038175736</text:p>
          </table:table-cell>
          <table:table-cell office:value-type="float" office:value="0.388046012487" calcext:value-type="float">
            <text:p>0.388046012487</text:p>
          </table:table-cell>
          <table:table-cell office:value-type="float" office:value="0.388038175736" calcext:value-type="float">
            <text:p>0.388038175736</text:p>
          </table:table-cell>
          <table:table-cell office:value-type="float" office:value="1508158239.82313" calcext:value-type="float">
            <text:p>1508158239.8231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86989808824" calcext:value-type="float">
            <text:p>0.386989808824</text:p>
          </table:table-cell>
          <table:table-cell office:value-type="float" office:value="1508188089.97022" calcext:value-type="float">
            <text:p>1508188089.9702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" calcext:value-type="float">
            <text:p>299</text:p>
          </table:table-cell>
          <table:table-cell office:value-type="float" office:value="0.386019710471" calcext:value-type="float">
            <text:p>0.386019710471</text:p>
          </table:table-cell>
          <table:table-cell office:value-type="float" office:value="0.385583712606" calcext:value-type="float">
            <text:p>0.385583712606</text:p>
          </table:table-cell>
          <table:table-cell office:value-type="float" office:value="0.385670912179" calcext:value-type="float">
            <text:p>0.385670912179</text:p>
          </table:table-cell>
          <table:table-cell office:value-type="float" office:value="0.385583712606" calcext:value-type="float">
            <text:p>0.385583712606</text:p>
          </table:table-cell>
          <table:table-cell office:value-type="float" office:value="1508180126.38709" calcext:value-type="float">
            <text:p>1508180126.3870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office:value-type="float" office:value="0.385899024554" calcext:value-type="float">
            <text:p>0.385899024554</text:p>
          </table:table-cell>
          <table:table-cell office:value-type="float" office:value="0.385885974489" calcext:value-type="float">
            <text:p>0.385885974489</text:p>
          </table:table-cell>
          <table:table-cell office:value-type="float" office:value="0.385896414541" calcext:value-type="float">
            <text:p>0.385896414541</text:p>
          </table:table-cell>
          <table:table-cell office:value-type="float" office:value="0.385899024554" calcext:value-type="float">
            <text:p>0.385899024554</text:p>
          </table:table-cell>
          <table:table-cell office:value-type="float" office:value="1508186860.39775" calcext:value-type="float">
            <text:p>1508186860.3977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83594270788" calcext:value-type="float">
            <text:p>0.383594270788</text:p>
          </table:table-cell>
          <table:table-cell office:value-type="float" office:value="1508187833.44872" calcext:value-type="float">
            <text:p>1508187833.4487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99" calcext:value-type="float">
            <text:p>1999</text:p>
          </table:table-cell>
          <table:table-cell office:value-type="float" office:value="0.38150386808" calcext:value-type="float">
            <text:p>0.38150386808</text:p>
          </table:table-cell>
          <table:table-cell office:value-type="float" office:value="0.381485783114" calcext:value-type="float">
            <text:p>0.381485783114</text:p>
          </table:table-cell>
          <table:table-cell office:value-type="float" office:value="0.381489400107" calcext:value-type="float">
            <text:p>0.381489400107</text:p>
          </table:table-cell>
          <table:table-cell office:value-type="float" office:value="0.381485783114" calcext:value-type="float">
            <text:p>0.381485783114</text:p>
          </table:table-cell>
          <table:table-cell office:value-type="float" office:value="1508161850.58359" calcext:value-type="float">
            <text:p>1508161850.5835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9" calcext:value-type="float">
            <text:p>1499</text:p>
          </table:table-cell>
          <table:table-cell office:value-type="float" office:value="0.381175324686" calcext:value-type="float">
            <text:p>0.381175324686</text:p>
          </table:table-cell>
          <table:table-cell office:value-type="float" office:value="0.381125068213" calcext:value-type="float">
            <text:p>0.381125068213</text:p>
          </table:table-cell>
          <table:table-cell office:value-type="float" office:value="0.381165273391" calcext:value-type="float">
            <text:p>0.381165273391</text:p>
          </table:table-cell>
          <table:table-cell office:value-type="float" office:value="0.381175324686" calcext:value-type="float">
            <text:p>0.381175324686</text:p>
          </table:table-cell>
          <table:table-cell office:value-type="float" office:value="1508166188.75103" calcext:value-type="float">
            <text:p>1508166188.7510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99" calcext:value-type="float">
            <text:p>1999</text:p>
          </table:table-cell>
          <table:table-cell office:value-type="float" office:value="0.381045097569" calcext:value-type="float">
            <text:p>0.381045097569</text:p>
          </table:table-cell>
          <table:table-cell office:value-type="float" office:value="0.380866799674" calcext:value-type="float">
            <text:p>0.380866799674</text:p>
          </table:table-cell>
          <table:table-cell office:value-type="float" office:value="0.38100943799" calcext:value-type="float">
            <text:p>0.38100943799</text:p>
          </table:table-cell>
          <table:table-cell office:value-type="float" office:value="0.381045097569" calcext:value-type="float">
            <text:p>0.381045097569</text:p>
          </table:table-cell>
          <table:table-cell office:value-type="float" office:value="1508161352.08529" calcext:value-type="float">
            <text:p>1508161352.0852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9" calcext:value-type="float">
            <text:p>4999</text:p>
          </table:table-cell>
          <table:table-cell office:value-type="float" office:value="0.380503463082" calcext:value-type="float">
            <text:p>0.380503463082</text:p>
          </table:table-cell>
          <table:table-cell office:value-type="float" office:value="0.3801812054" calcext:value-type="float">
            <text:p>0.3801812054</text:p>
          </table:table-cell>
          <table:table-cell office:value-type="float" office:value="0.380439011545" calcext:value-type="float">
            <text:p>0.380439011545</text:p>
          </table:table-cell>
          <table:table-cell office:value-type="float" office:value="0.380503463082" calcext:value-type="float">
            <text:p>0.380503463082</text:p>
          </table:table-cell>
          <table:table-cell office:value-type="float" office:value="1508153288.35942" calcext:value-type="float">
            <text:p>1508153288.3594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380203265351" calcext:value-type="float">
            <text:p>0.380203265351</text:p>
          </table:table-cell>
          <table:table-cell office:value-type="float" office:value="1508165181.22161" calcext:value-type="float">
            <text:p>1508165181.2216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" calcext:value-type="float">
            <text:p>49</text:p>
          </table:table-cell>
          <table:table-cell office:value-type="float" office:value="0.380132467393" calcext:value-type="float">
            <text:p>0.380132467393</text:p>
          </table:table-cell>
          <table:table-cell office:value-type="float" office:value="0.380083704091" calcext:value-type="float">
            <text:p>0.380083704091</text:p>
          </table:table-cell>
          <table:table-cell office:value-type="float" office:value="0.380093456752" calcext:value-type="float">
            <text:p>0.380093456752</text:p>
          </table:table-cell>
          <table:table-cell office:value-type="float" office:value="0.380083704091" calcext:value-type="float">
            <text:p>0.380083704091</text:p>
          </table:table-cell>
          <table:table-cell office:value-type="float" office:value="1508192808.64085" calcext:value-type="float">
            <text:p>1508192808.6408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99" calcext:value-type="float">
            <text:p>1499</text:p>
          </table:table-cell>
          <table:table-cell office:value-type="float" office:value="0.37874855594" calcext:value-type="float">
            <text:p>0.37874855594</text:p>
          </table:table-cell>
          <table:table-cell office:value-type="float" office:value="0.378689136656" calcext:value-type="float">
            <text:p>0.378689136656</text:p>
          </table:table-cell>
          <table:table-cell office:value-type="float" office:value="0.378701020513" calcext:value-type="float">
            <text:p>0.378701020513</text:p>
          </table:table-cell>
          <table:table-cell office:value-type="float" office:value="0.378689136656" calcext:value-type="float">
            <text:p>0.378689136656</text:p>
          </table:table-cell>
          <table:table-cell office:value-type="float" office:value="1508164966.13887" calcext:value-type="float">
            <text:p>1508164966.1388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377295801825" calcext:value-type="float">
            <text:p>0.377295801825</text:p>
          </table:table-cell>
          <table:table-cell office:value-type="float" office:value="1508164967.49019" calcext:value-type="float">
            <text:p>1508164967.4901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99" calcext:value-type="float">
            <text:p>1499</text:p>
          </table:table-cell>
          <table:table-cell office:value-type="float" office:value="0.376920660653" calcext:value-type="float">
            <text:p>0.376920660653</text:p>
          </table:table-cell>
          <table:table-cell office:value-type="float" office:value="0.376841346878" calcext:value-type="float">
            <text:p>0.376841346878</text:p>
          </table:table-cell>
          <table:table-cell office:value-type="float" office:value="0.376904797898" calcext:value-type="float">
            <text:p>0.376904797898</text:p>
          </table:table-cell>
          <table:table-cell office:value-type="float" office:value="0.376920660653" calcext:value-type="float">
            <text:p>0.376920660653</text:p>
          </table:table-cell>
          <table:table-cell office:value-type="float" office:value="1508166245.94282" calcext:value-type="float">
            <text:p>1508166245.9428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" calcext:value-type="float">
            <text:p>99</text:p>
          </table:table-cell>
          <table:table-cell office:value-type="float" office:value="0.376261172176" calcext:value-type="float">
            <text:p>0.376261172176</text:p>
          </table:table-cell>
          <table:table-cell office:value-type="float" office:value="0.375943319712" calcext:value-type="float">
            <text:p>0.375943319712</text:p>
          </table:table-cell>
          <table:table-cell office:value-type="float" office:value="0.376197601683" calcext:value-type="float">
            <text:p>0.376197601683</text:p>
          </table:table-cell>
          <table:table-cell office:value-type="float" office:value="0.376261172176" calcext:value-type="float">
            <text:p>0.376261172176</text:p>
          </table:table-cell>
          <table:table-cell office:value-type="float" office:value="1508185982.44393" calcext:value-type="float">
            <text:p>1508185982.4439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74633350553" calcext:value-type="float">
            <text:p>0.374633350553</text:p>
          </table:table-cell>
          <table:table-cell office:value-type="float" office:value="1508168987.14838" calcext:value-type="float">
            <text:p>1508168987.1483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9" calcext:value-type="float">
            <text:p>999</text:p>
          </table:table-cell>
          <table:table-cell office:value-type="float" office:value="0.374056098121" calcext:value-type="float">
            <text:p>0.374056098121</text:p>
          </table:table-cell>
          <table:table-cell office:value-type="float" office:value="0.374014537938" calcext:value-type="float">
            <text:p>0.374014537938</text:p>
          </table:table-cell>
          <table:table-cell office:value-type="float" office:value="0.374047786085" calcext:value-type="float">
            <text:p>0.374047786085</text:p>
          </table:table-cell>
          <table:table-cell office:value-type="float" office:value="0.374056098121" calcext:value-type="float">
            <text:p>0.374056098121</text:p>
          </table:table-cell>
          <table:table-cell office:value-type="float" office:value="1508169749.17585" calcext:value-type="float">
            <text:p>1508169749.1758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9" calcext:value-type="float">
            <text:p>999</text:p>
          </table:table-cell>
          <table:table-cell office:value-type="float" office:value="0.373092500629" calcext:value-type="float">
            <text:p>0.373092500629</text:p>
          </table:table-cell>
          <table:table-cell office:value-type="float" office:value="0.372977494722" calcext:value-type="float">
            <text:p>0.372977494722</text:p>
          </table:table-cell>
          <table:table-cell office:value-type="float" office:value="0.373069499448" calcext:value-type="float">
            <text:p>0.373069499448</text:p>
          </table:table-cell>
          <table:table-cell office:value-type="float" office:value="0.373092500629" calcext:value-type="float">
            <text:p>0.373092500629</text:p>
          </table:table-cell>
          <table:table-cell office:value-type="float" office:value="1508170795.52425" calcext:value-type="float">
            <text:p>1508170795.5242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office:value-type="float" office:value="0.372170006109" calcext:value-type="float">
            <text:p>0.372170006109</text:p>
          </table:table-cell>
          <table:table-cell office:value-type="float" office:value="0.365488287081" calcext:value-type="float">
            <text:p>0.365488287081</text:p>
          </table:table-cell>
          <table:table-cell office:value-type="float" office:value="0.370833662303" calcext:value-type="float">
            <text:p>0.370833662303</text:p>
          </table:table-cell>
          <table:table-cell office:value-type="float" office:value="0.372170006109" calcext:value-type="float">
            <text:p>0.372170006109</text:p>
          </table:table-cell>
          <table:table-cell office:value-type="float" office:value="1508193659.95779" calcext:value-type="float">
            <text:p>1508193659.9577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71462206393" calcext:value-type="float">
            <text:p>0.371462206393</text:p>
          </table:table-cell>
          <table:table-cell office:value-type="float" office:value="1508169808.2844" calcext:value-type="float">
            <text:p>1508169808.284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office:value-type="float" office:value="0.371455963167" calcext:value-type="float">
            <text:p>0.371455963167</text:p>
          </table:table-cell>
          <table:table-cell office:value-type="float" office:value="0.371176574936" calcext:value-type="float">
            <text:p>0.371176574936</text:p>
          </table:table-cell>
          <table:table-cell office:value-type="float" office:value="0.371232452582" calcext:value-type="float">
            <text:p>0.371232452582</text:p>
          </table:table-cell>
          <table:table-cell office:value-type="float" office:value="0.371176574936" calcext:value-type="float">
            <text:p>0.371176574936</text:p>
          </table:table-cell>
          <table:table-cell office:value-type="float" office:value="1508193532.77613" calcext:value-type="float">
            <text:p>1508193532.7761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" calcext:value-type="float">
            <text:p>499</text:p>
          </table:table-cell>
          <table:table-cell office:value-type="float" office:value="0.370651606303" calcext:value-type="float">
            <text:p>0.370651606303</text:p>
          </table:table-cell>
          <table:table-cell office:value-type="float" office:value="0.370647414429" calcext:value-type="float">
            <text:p>0.370647414429</text:p>
          </table:table-cell>
          <table:table-cell office:value-type="float" office:value="0.370650767928" calcext:value-type="float">
            <text:p>0.370650767928</text:p>
          </table:table-cell>
          <table:table-cell office:value-type="float" office:value="0.370651606303" calcext:value-type="float">
            <text:p>0.370651606303</text:p>
          </table:table-cell>
          <table:table-cell office:value-type="float" office:value="1508176037.38681" calcext:value-type="float">
            <text:p>1508176037.3868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69261739652" calcext:value-type="float">
            <text:p>0.369261739652</text:p>
          </table:table-cell>
          <table:table-cell office:value-type="float" office:value="1508182196.61897" calcext:value-type="float">
            <text:p>1508182196.6189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9" calcext:value-type="float">
            <text:p>499</text:p>
          </table:table-cell>
          <table:table-cell office:value-type="float" office:value="0.369117402277" calcext:value-type="float">
            <text:p>0.369117402277</text:p>
          </table:table-cell>
          <table:table-cell office:value-type="float" office:value="0.369113098994" calcext:value-type="float">
            <text:p>0.369113098994</text:p>
          </table:table-cell>
          <table:table-cell office:value-type="float" office:value="0.369113959651" calcext:value-type="float">
            <text:p>0.369113959651</text:p>
          </table:table-cell>
          <table:table-cell office:value-type="float" office:value="0.369113098994" calcext:value-type="float">
            <text:p>0.369113098994</text:p>
          </table:table-cell>
          <table:table-cell office:value-type="float" office:value="1508175374.77476" calcext:value-type="float">
            <text:p>1508175374.7747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6831461668" calcext:value-type="float">
            <text:p>0.36831461668</text:p>
          </table:table-cell>
          <table:table-cell office:value-type="float" office:value="1508170416.13028" calcext:value-type="float">
            <text:p>1508170416.1302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office:value-type="float" office:value="0.366741914558" calcext:value-type="float">
            <text:p>0.366741914558</text:p>
          </table:table-cell>
          <table:table-cell office:value-type="float" office:value="0.366704127287" calcext:value-type="float">
            <text:p>0.366704127287</text:p>
          </table:table-cell>
          <table:table-cell office:value-type="float" office:value="0.366711684741" calcext:value-type="float">
            <text:p>0.366711684741</text:p>
          </table:table-cell>
          <table:table-cell office:value-type="float" office:value="0.366704127287" calcext:value-type="float">
            <text:p>0.366704127287</text:p>
          </table:table-cell>
          <table:table-cell office:value-type="float" office:value="1508169926.54896" calcext:value-type="float">
            <text:p>1508169926.5489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9" calcext:value-type="float">
            <text:p>499</text:p>
          </table:table-cell>
          <table:table-cell office:value-type="float" office:value="0.366435925802" calcext:value-type="float">
            <text:p>0.366435925802</text:p>
          </table:table-cell>
          <table:table-cell office:value-type="float" office:value="0.366400545794" calcext:value-type="float">
            <text:p>0.366400545794</text:p>
          </table:table-cell>
          <table:table-cell office:value-type="float" office:value="0.366407621796" calcext:value-type="float">
            <text:p>0.366407621796</text:p>
          </table:table-cell>
          <table:table-cell office:value-type="float" office:value="0.366400545794" calcext:value-type="float">
            <text:p>0.366400545794</text:p>
          </table:table-cell>
          <table:table-cell office:value-type="float" office:value="1508176894.77825" calcext:value-type="float">
            <text:p>1508176894.7782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" calcext:value-type="float">
            <text:p>299</text:p>
          </table:table-cell>
          <table:table-cell office:value-type="float" office:value="0.365049675705" calcext:value-type="float">
            <text:p>0.365049675705</text:p>
          </table:table-cell>
          <table:table-cell office:value-type="float" office:value="0.364988008458" calcext:value-type="float">
            <text:p>0.364988008458</text:p>
          </table:table-cell>
          <table:table-cell office:value-type="float" office:value="0.365037342256" calcext:value-type="float">
            <text:p>0.365037342256</text:p>
          </table:table-cell>
          <table:table-cell office:value-type="float" office:value="0.365049675705" calcext:value-type="float">
            <text:p>0.365049675705</text:p>
          </table:table-cell>
          <table:table-cell office:value-type="float" office:value="1508180563.14265" calcext:value-type="float">
            <text:p>1508180563.1426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9" calcext:value-type="float">
            <text:p>499</text:p>
          </table:table-cell>
          <table:table-cell office:value-type="float" office:value="0.364940300091" calcext:value-type="float">
            <text:p>0.364940300091</text:p>
          </table:table-cell>
          <table:table-cell office:value-type="float" office:value="0.364914205125" calcext:value-type="float">
            <text:p>0.364914205125</text:p>
          </table:table-cell>
          <table:table-cell office:value-type="float" office:value="0.364935081098" calcext:value-type="float">
            <text:p>0.364935081098</text:p>
          </table:table-cell>
          <table:table-cell office:value-type="float" office:value="0.364940300091" calcext:value-type="float">
            <text:p>0.364940300091</text:p>
          </table:table-cell>
          <table:table-cell office:value-type="float" office:value="1508175182.72134" calcext:value-type="float">
            <text:p>1508175182.7213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" calcext:value-type="float">
            <text:p>99</text:p>
          </table:table-cell>
          <table:table-cell office:value-type="float" office:value="0.364831170013" calcext:value-type="float">
            <text:p>0.364831170013</text:p>
          </table:table-cell>
          <table:table-cell office:value-type="float" office:value="0.364801872303" calcext:value-type="float">
            <text:p>0.364801872303</text:p>
          </table:table-cell>
          <table:table-cell office:value-type="float" office:value="0.364807731845" calcext:value-type="float">
            <text:p>0.364807731845</text:p>
          </table:table-cell>
          <table:table-cell office:value-type="float" office:value="0.364801872303" calcext:value-type="float">
            <text:p>0.364801872303</text:p>
          </table:table-cell>
          <table:table-cell office:value-type="float" office:value="1508187596.58556" calcext:value-type="float">
            <text:p>1508187596.5855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" calcext:value-type="float">
            <text:p>49</text:p>
          </table:table-cell>
          <table:table-cell office:value-type="float" office:value="0.36186577987" calcext:value-type="float">
            <text:p>0.36186577987</text:p>
          </table:table-cell>
          <table:table-cell office:value-type="float" office:value="0.36180956654" calcext:value-type="float">
            <text:p>0.36180956654</text:p>
          </table:table-cell>
          <table:table-cell office:value-type="float" office:value="0.361854537204" calcext:value-type="float">
            <text:p>0.361854537204</text:p>
          </table:table-cell>
          <table:table-cell office:value-type="float" office:value="0.36186577987" calcext:value-type="float">
            <text:p>0.36186577987</text:p>
          </table:table-cell>
          <table:table-cell office:value-type="float" office:value="1508193049.77019" calcext:value-type="float">
            <text:p>1508193049.7701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" calcext:value-type="float">
            <text:p>299</text:p>
          </table:table-cell>
          <table:table-cell office:value-type="float" office:value="0.361017526073" calcext:value-type="float">
            <text:p>0.361017526073</text:p>
          </table:table-cell>
          <table:table-cell office:value-type="float" office:value="0.360974243336" calcext:value-type="float">
            <text:p>0.360974243336</text:p>
          </table:table-cell>
          <table:table-cell office:value-type="float" office:value="0.360982899883" calcext:value-type="float">
            <text:p>0.360982899883</text:p>
          </table:table-cell>
          <table:table-cell office:value-type="float" office:value="0.360974243336" calcext:value-type="float">
            <text:p>0.360974243336</text:p>
          </table:table-cell>
          <table:table-cell office:value-type="float" office:value="1508181218.23465" calcext:value-type="float">
            <text:p>1508181218.2346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9" calcext:value-type="float">
            <text:p>299</text:p>
          </table:table-cell>
          <table:table-cell office:value-type="float" office:value="0.360332651299" calcext:value-type="float">
            <text:p>0.360332651299</text:p>
          </table:table-cell>
          <table:table-cell office:value-type="float" office:value="0.360266818718" calcext:value-type="float">
            <text:p>0.360266818718</text:p>
          </table:table-cell>
          <table:table-cell office:value-type="float" office:value="0.360279985235" calcext:value-type="float">
            <text:p>0.360279985235</text:p>
          </table:table-cell>
          <table:table-cell office:value-type="float" office:value="0.360266818718" calcext:value-type="float">
            <text:p>0.360266818718</text:p>
          </table:table-cell>
          <table:table-cell office:value-type="float" office:value="1508181890.52543" calcext:value-type="float">
            <text:p>1508181890.5254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58205956399" calcext:value-type="float">
            <text:p>0.358205956399</text:p>
          </table:table-cell>
          <table:table-cell office:value-type="float" office:value="1508187366.78312" calcext:value-type="float">
            <text:p>1508187366.7831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57663489209" calcext:value-type="float">
            <text:p>0.357663489209</text:p>
          </table:table-cell>
          <table:table-cell office:value-type="float" office:value="1508176803.49557" calcext:value-type="float">
            <text:p>1508176803.4955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" calcext:value-type="float">
            <text:p>99</text:p>
          </table:table-cell>
          <table:table-cell office:value-type="float" office:value="0.353602327761" calcext:value-type="float">
            <text:p>0.353602327761</text:p>
          </table:table-cell>
          <table:table-cell office:value-type="float" office:value="0.353574188869" calcext:value-type="float">
            <text:p>0.353574188869</text:p>
          </table:table-cell>
          <table:table-cell office:value-type="float" office:value="0.353579816648" calcext:value-type="float">
            <text:p>0.353579816648</text:p>
          </table:table-cell>
          <table:table-cell office:value-type="float" office:value="0.353574188869" calcext:value-type="float">
            <text:p>0.353574188869</text:p>
          </table:table-cell>
          <table:table-cell office:value-type="float" office:value="1508187124.0581" calcext:value-type="float">
            <text:p>1508187124.058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" calcext:value-type="float">
            <text:p>49</text:p>
          </table:table-cell>
          <table:table-cell office:value-type="float" office:value="0.352212752464" calcext:value-type="float">
            <text:p>0.352212752464</text:p>
          </table:table-cell>
          <table:table-cell office:value-type="float" office:value="0.352174776036" calcext:value-type="float">
            <text:p>0.352174776036</text:p>
          </table:table-cell>
          <table:table-cell office:value-type="float" office:value="0.352182371321" calcext:value-type="float">
            <text:p>0.352182371321</text:p>
          </table:table-cell>
          <table:table-cell office:value-type="float" office:value="0.352174776036" calcext:value-type="float">
            <text:p>0.352174776036</text:p>
          </table:table-cell>
          <table:table-cell office:value-type="float" office:value="1508191654.84908" calcext:value-type="float">
            <text:p>1508191654.8490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" calcext:value-type="float">
            <text:p>49</text:p>
          </table:table-cell>
          <table:table-cell office:value-type="float" office:value="0.351260387396" calcext:value-type="float">
            <text:p>0.351260387396</text:p>
          </table:table-cell>
          <table:table-cell office:value-type="float" office:value="0.351258771272" calcext:value-type="float">
            <text:p>0.351258771272</text:p>
          </table:table-cell>
          <table:table-cell office:value-type="float" office:value="0.351260064171" calcext:value-type="float">
            <text:p>0.351260064171</text:p>
          </table:table-cell>
          <table:table-cell office:value-type="float" office:value="0.351260387396" calcext:value-type="float">
            <text:p>0.351260387396</text:p>
          </table:table-cell>
          <table:table-cell office:value-type="float" office:value="1508192725.74522" calcext:value-type="float">
            <text:p>1508192725.7452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50055161826" calcext:value-type="float">
            <text:p>0.350055161826</text:p>
          </table:table-cell>
          <table:table-cell office:value-type="float" office:value="1508179521.41723" calcext:value-type="float">
            <text:p>1508179521.4172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  <table:table-cell office:value-type="float" office:value="0.348663080965" calcext:value-type="float">
            <text:p>0.348663080965</text:p>
          </table:table-cell>
          <table:table-cell office:value-type="float" office:value="0.348643057575" calcext:value-type="float">
            <text:p>0.348643057575</text:p>
          </table:table-cell>
          <table:table-cell office:value-type="float" office:value="0.348659076287" calcext:value-type="float">
            <text:p>0.348659076287</text:p>
          </table:table-cell>
          <table:table-cell office:value-type="float" office:value="0.348663080965" calcext:value-type="float">
            <text:p>0.348663080965</text:p>
          </table:table-cell>
          <table:table-cell office:value-type="float" office:value="1508187115.14238" calcext:value-type="float">
            <text:p>1508187115.1423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9" calcext:value-type="float">
            <text:p>499</text:p>
          </table:table-cell>
          <table:table-cell office:value-type="float" office:value="0.344028385007" calcext:value-type="float">
            <text:p>0.344028385007</text:p>
          </table:table-cell>
          <table:table-cell office:value-type="float" office:value="0.344025025633" calcext:value-type="float">
            <text:p>0.344025025633</text:p>
          </table:table-cell>
          <table:table-cell office:value-type="float" office:value="0.344025697508" calcext:value-type="float">
            <text:p>0.344025697508</text:p>
          </table:table-cell>
          <table:table-cell office:value-type="float" office:value="0.344025025633" calcext:value-type="float">
            <text:p>0.344025025633</text:p>
          </table:table-cell>
          <table:table-cell office:value-type="float" office:value="1508176029.0185" calcext:value-type="float">
            <text:p>1508176029.018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40797842947" calcext:value-type="float">
            <text:p>0.340797842947</text:p>
          </table:table-cell>
          <table:table-cell office:value-type="float" office:value="1508192694.68896" calcext:value-type="float">
            <text:p>1508192694.6889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36244489478" calcext:value-type="float">
            <text:p>0.336244489478</text:p>
          </table:table-cell>
          <table:table-cell office:value-type="float" office:value="1508185884.39534" calcext:value-type="float">
            <text:p>1508185884.3953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16122642857" calcext:value-type="float">
            <text:p>0.316122642857</text:p>
          </table:table-cell>
          <table:table-cell office:value-type="float" office:value="1508192305.2877" calcext:value-type="float">
            <text:p>1508192305.287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9" calcext:value-type="float">
            <text:p>299</text:p>
          </table:table-cell>
          <table:table-cell office:value-type="float" office:value="0.315622767272" calcext:value-type="float">
            <text:p>0.315622767272</text:p>
          </table:table-cell>
          <table:table-cell office:value-type="float" office:value="0.31561214252" calcext:value-type="float">
            <text:p>0.31561214252</text:p>
          </table:table-cell>
          <table:table-cell office:value-type="float" office:value="0.315620642321" calcext:value-type="float">
            <text:p>0.315620642321</text:p>
          </table:table-cell>
          <table:table-cell office:value-type="float" office:value="0.315622767272" calcext:value-type="float">
            <text:p>0.315622767272</text:p>
          </table:table-cell>
          <table:table-cell office:value-type="float" office:value="1508179367.09339" calcext:value-type="float">
            <text:p>1508179367.0933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03641894257" calcext:value-type="float">
            <text:p>0.303641894257</text:p>
          </table:table-cell>
          <table:table-cell office:value-type="float" office:value="1508174572.91956" calcext:value-type="float">
            <text:p>1508174572.9195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office:value-type="float" office:value="0.3020297272" calcext:value-type="float">
            <text:p>0.3020297272</text:p>
          </table:table-cell>
          <table:table-cell office:value-type="float" office:value="0.301992929689" calcext:value-type="float">
            <text:p>0.301992929689</text:p>
          </table:table-cell>
          <table:table-cell office:value-type="float" office:value="0.302000289191" calcext:value-type="float">
            <text:p>0.302000289191</text:p>
          </table:table-cell>
          <table:table-cell office:value-type="float" office:value="0.301992929689" calcext:value-type="float">
            <text:p>0.301992929689</text:p>
          </table:table-cell>
          <table:table-cell office:value-type="float" office:value="1508184719.50515" calcext:value-type="float">
            <text:p>1508184719.5051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9" calcext:value-type="float">
            <text:p>299</text:p>
          </table:table-cell>
          <table:table-cell office:value-type="float" office:value="0.295797521377" calcext:value-type="float">
            <text:p>0.295797521377</text:p>
          </table:table-cell>
          <table:table-cell office:value-type="float" office:value="0.295785206818" calcext:value-type="float">
            <text:p>0.295785206818</text:p>
          </table:table-cell>
          <table:table-cell office:value-type="float" office:value="0.29578766973" calcext:value-type="float">
            <text:p>0.29578766973</text:p>
          </table:table-cell>
          <table:table-cell office:value-type="float" office:value="0.295785206818" calcext:value-type="float">
            <text:p>0.295785206818</text:p>
          </table:table-cell>
          <table:table-cell office:value-type="float" office:value="1508178937.37991" calcext:value-type="float">
            <text:p>1508178937.3799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286670488621" calcext:value-type="float">
            <text:p>0.286670488621</text:p>
          </table:table-cell>
          <table:table-cell office:value-type="float" office:value="1508189936.2858" calcext:value-type="float">
            <text:p>1508189936.285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office:value-type="float" office:value="0.28451897762" calcext:value-type="float">
            <text:p>0.28451897762</text:p>
          </table:table-cell>
          <table:table-cell office:value-type="float" office:value="0.284460299254" calcext:value-type="float">
            <text:p>0.284460299254</text:p>
          </table:table-cell>
          <table:table-cell office:value-type="float" office:value="0.284472034927" calcext:value-type="float">
            <text:p>0.284472034927</text:p>
          </table:table-cell>
          <table:table-cell office:value-type="float" office:value="0.284460299254" calcext:value-type="float">
            <text:p>0.284460299254</text:p>
          </table:table-cell>
          <table:table-cell office:value-type="float" office:value="1508191874.69916" calcext:value-type="float">
            <text:p>1508191874.6991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279179499843" calcext:value-type="float">
            <text:p>0.279179499843</text:p>
          </table:table-cell>
          <table:table-cell office:value-type="float" office:value="0.279103678519" calcext:value-type="float">
            <text:p>0.279103678519</text:p>
          </table:table-cell>
          <table:table-cell office:value-type="float" office:value="0.279164335578" calcext:value-type="float">
            <text:p>0.279164335578</text:p>
          </table:table-cell>
          <table:table-cell office:value-type="float" office:value="0.279179499843" calcext:value-type="float">
            <text:p>0.279179499843</text:p>
          </table:table-cell>
          <table:table-cell office:value-type="float" office:value="1508190085.9211" calcext:value-type="float">
            <text:p>1508190085.921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27134923651" calcext:value-type="float">
            <text:p>0.27134923651</text:p>
          </table:table-cell>
          <table:table-cell office:value-type="float" office:value="1508183970.41444" calcext:value-type="float">
            <text:p>1508183970.4144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26300924703" calcext:value-type="float">
            <text:p>0.26300924703</text:p>
          </table:table-cell>
          <table:table-cell office:value-type="float" office:value="1508183589.45743" calcext:value-type="float">
            <text:p>1508183589.4574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office:value-type="float" office:value="0.254850098364" calcext:value-type="float">
            <text:p>0.254850098364</text:p>
          </table:table-cell>
          <table:table-cell office:value-type="float" office:value="0.254276629517" calcext:value-type="float">
            <text:p>0.254276629517</text:p>
          </table:table-cell>
          <table:table-cell office:value-type="float" office:value="0.254391323287" calcext:value-type="float">
            <text:p>0.254391323287</text:p>
          </table:table-cell>
          <table:table-cell office:value-type="float" office:value="0.254276629517" calcext:value-type="float">
            <text:p>0.254276629517</text:p>
          </table:table-cell>
          <table:table-cell office:value-type="float" office:value="1508191045.46156" calcext:value-type="float">
            <text:p>1508191045.4615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nsp_en_4" table:style-name="ta1">
        <table:shapes>
          <draw:frame draw:z-index="0" draw:style-name="gr1" draw:text-style-name="P1" svg:width="159.97mm" svg:height="89.75mm" svg:x="187.78mm" svg:y="0.56mm">
            <draw:object draw:notify-on-update-of-ranges="nsp_en_4.A2:nsp_en_4.A93 nsp_en_4.C1:nsp_en_4.C1 nsp_en_4.C2:nsp_en_4.C9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8mm" svg:height="89.75mm" svg:x="186.4mm" svg:y="92.28mm">
            <draw:object draw:notify-on-update-of-ranges="nsp_en_4.B2:nsp_en_4.B93 nsp_en_4.C1:nsp_en_4.C1 nsp_en_4.C2:nsp_en_4.C9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K_cap</text:p>
          </table:table-cell>
          <table:table-cell office:value-type="string" calcext:value-type="string">
            <text:p>k_low</text:p>
          </table:table-cell>
          <table:table-cell office:value-type="string" calcext:value-type="string">
            <text:p>NMI_max</text:p>
          </table:table-cell>
          <table:table-cell office:value-type="string" calcext:value-type="string">
            <text:p>NMI_min</text:p>
          </table:table-cell>
          <table:table-cell office:value-type="string" calcext:value-type="string">
            <text:p>NMI_avg</text:p>
          </table:table-cell>
          <table:table-cell office:value-type="string" calcext:value-type="string">
            <text:p>NMI_med</text:p>
          </table:table-cell>
          <table:table-cell office:value-type="string" calcext:value-type="string">
            <text:p>UNIX_TIME</text:p>
          </table:table-cell>
          <table:table-cell office:value-type="string" calcext:value-type="string">
            <text:p>total_points</text:p>
          </table:table-cell>
          <table:table-cell office:value-type="string" calcext:value-type="string">
            <text:p>algo_choice</text:p>
          </table:table-cell>
          <table:table-cell office:value-type="string" calcext:value-type="string">
            <text:p>num_elements</text:p>
          </table:table-cell>
          <table:table-cell office:value-type="string" calcext:value-type="string">
            <text:p>in_file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plambda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505214936539" calcext:value-type="float">
            <text:p>0.505214936539</text:p>
          </table:table-cell>
          <table:table-cell office:value-type="float" office:value="1508203191.41341" calcext:value-type="float">
            <text:p>1508203191.4134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93200201649" calcext:value-type="float">
            <text:p>0.493200201649</text:p>
          </table:table-cell>
          <table:table-cell office:value-type="float" office:value="1508203479.68102" calcext:value-type="float">
            <text:p>1508203479.6810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91341189829" calcext:value-type="float">
            <text:p>0.491341189829</text:p>
          </table:table-cell>
          <table:table-cell office:value-type="float" office:value="1508200393.20819" calcext:value-type="float">
            <text:p>1508200393.2081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88179146605" calcext:value-type="float">
            <text:p>0.488179146605</text:p>
          </table:table-cell>
          <table:table-cell office:value-type="float" office:value="1508200329.55422" calcext:value-type="float">
            <text:p>1508200329.5542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87197500891" calcext:value-type="float">
            <text:p>0.487197500891</text:p>
          </table:table-cell>
          <table:table-cell office:value-type="float" office:value="1508197927.31315" calcext:value-type="float">
            <text:p>1508197927.3131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" calcext:value-type="float">
            <text:p>299</text:p>
          </table:table-cell>
          <table:table-cell office:value-type="float" office:value="0.485891362477" calcext:value-type="float">
            <text:p>0.485891362477</text:p>
          </table:table-cell>
          <table:table-cell office:value-type="float" office:value="0.481673539005" calcext:value-type="float">
            <text:p>0.481673539005</text:p>
          </table:table-cell>
          <table:table-cell office:value-type="float" office:value="0.482517103699" calcext:value-type="float">
            <text:p>0.482517103699</text:p>
          </table:table-cell>
          <table:table-cell office:value-type="float" office:value="0.481673539005" calcext:value-type="float">
            <text:p>0.481673539005</text:p>
          </table:table-cell>
          <table:table-cell office:value-type="float" office:value="1508197558.04261" calcext:value-type="float">
            <text:p>1508197558.0426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83544362225" calcext:value-type="float">
            <text:p>0.483544362225</text:p>
          </table:table-cell>
          <table:table-cell office:value-type="float" office:value="1508200117.74048" calcext:value-type="float">
            <text:p>1508200117.7404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83482279178" calcext:value-type="float">
            <text:p>0.483482279178</text:p>
          </table:table-cell>
          <table:table-cell office:value-type="float" office:value="1508197395.21618" calcext:value-type="float">
            <text:p>1508197395.2161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83227725451" calcext:value-type="float">
            <text:p>0.483227725451</text:p>
          </table:table-cell>
          <table:table-cell office:value-type="float" office:value="1508202807.87791" calcext:value-type="float">
            <text:p>1508202807.8779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78316735361" calcext:value-type="float">
            <text:p>0.478316735361</text:p>
          </table:table-cell>
          <table:table-cell office:value-type="float" office:value="1508199941.27024" calcext:value-type="float">
            <text:p>1508199941.2702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75923209845" calcext:value-type="float">
            <text:p>0.475923209845</text:p>
          </table:table-cell>
          <table:table-cell office:value-type="float" office:value="1508197087.4345" calcext:value-type="float">
            <text:p>1508197087.434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" calcext:value-type="float">
            <text:p>499</text:p>
          </table:table-cell>
          <table:table-cell office:value-type="float" office:value="0.474994916383" calcext:value-type="float">
            <text:p>0.474994916383</text:p>
          </table:table-cell>
          <table:table-cell office:value-type="float" office:value="0.470944843002" calcext:value-type="float">
            <text:p>0.470944843002</text:p>
          </table:table-cell>
          <table:table-cell office:value-type="float" office:value="0.471754857678" calcext:value-type="float">
            <text:p>0.471754857678</text:p>
          </table:table-cell>
          <table:table-cell office:value-type="float" office:value="0.470944843002" calcext:value-type="float">
            <text:p>0.470944843002</text:p>
          </table:table-cell>
          <table:table-cell office:value-type="float" office:value="1508195360.48387" calcext:value-type="float">
            <text:p>1508195360.4838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74221298569" calcext:value-type="float">
            <text:p>0.474221298569</text:p>
          </table:table-cell>
          <table:table-cell office:value-type="float" office:value="1508202909.94902" calcext:value-type="float">
            <text:p>1508202909.9490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73933062328" calcext:value-type="float">
            <text:p>0.473933062328</text:p>
          </table:table-cell>
          <table:table-cell office:value-type="float" office:value="1508195537.82755" calcext:value-type="float">
            <text:p>1508195537.8275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71079922468" calcext:value-type="float">
            <text:p>0.471079922468</text:p>
          </table:table-cell>
          <table:table-cell office:value-type="float" office:value="1508194857.12712" calcext:value-type="float">
            <text:p>1508194857.1271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69201227122" calcext:value-type="float">
            <text:p>0.469201227122</text:p>
          </table:table-cell>
          <table:table-cell office:value-type="float" office:value="1508199463.10445" calcext:value-type="float">
            <text:p>1508199463.1044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" calcext:value-type="float">
            <text:p>299</text:p>
          </table:table-cell>
          <table:table-cell office:value-type="float" office:value="0.469124285461" calcext:value-type="float">
            <text:p>0.469124285461</text:p>
          </table:table-cell>
          <table:table-cell office:value-type="float" office:value="0.463852879304" calcext:value-type="float">
            <text:p>0.463852879304</text:p>
          </table:table-cell>
          <table:table-cell office:value-type="float" office:value="0.468070004229" calcext:value-type="float">
            <text:p>0.468070004229</text:p>
          </table:table-cell>
          <table:table-cell office:value-type="float" office:value="0.469124285461" calcext:value-type="float">
            <text:p>0.469124285461</text:p>
          </table:table-cell>
          <table:table-cell office:value-type="float" office:value="1508197070.30385" calcext:value-type="float">
            <text:p>1508197070.3038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" calcext:value-type="float">
            <text:p>499</text:p>
          </table:table-cell>
          <table:table-cell office:value-type="float" office:value="0.462980847949" calcext:value-type="float">
            <text:p>0.462980847949</text:p>
          </table:table-cell>
          <table:table-cell office:value-type="float" office:value="0.462811317051" calcext:value-type="float">
            <text:p>0.462811317051</text:p>
          </table:table-cell>
          <table:table-cell office:value-type="float" office:value="0.462946941769" calcext:value-type="float">
            <text:p>0.462946941769</text:p>
          </table:table-cell>
          <table:table-cell office:value-type="float" office:value="0.462980847949" calcext:value-type="float">
            <text:p>0.462980847949</text:p>
          </table:table-cell>
          <table:table-cell office:value-type="float" office:value="1508195228.15877" calcext:value-type="float">
            <text:p>1508195228.1587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62821441643" calcext:value-type="float">
            <text:p>0.462821441643</text:p>
          </table:table-cell>
          <table:table-cell office:value-type="float" office:value="1508202839.94385" calcext:value-type="float">
            <text:p>1508202839.9438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61059379038" calcext:value-type="float">
            <text:p>0.461059379038</text:p>
          </table:table-cell>
          <table:table-cell office:value-type="float" office:value="1508195291.95458" calcext:value-type="float">
            <text:p>1508195291.9545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9" calcext:value-type="float">
            <text:p>499</text:p>
          </table:table-cell>
          <table:table-cell office:value-type="float" office:value="0.454607028408" calcext:value-type="float">
            <text:p>0.454607028408</text:p>
          </table:table-cell>
          <table:table-cell office:value-type="float" office:value="0.45114493596" calcext:value-type="float">
            <text:p>0.45114493596</text:p>
          </table:table-cell>
          <table:table-cell office:value-type="float" office:value="0.453914609919" calcext:value-type="float">
            <text:p>0.453914609919</text:p>
          </table:table-cell>
          <table:table-cell office:value-type="float" office:value="0.454607028408" calcext:value-type="float">
            <text:p>0.454607028408</text:p>
          </table:table-cell>
          <table:table-cell office:value-type="float" office:value="1508194276.49635" calcext:value-type="float">
            <text:p>1508194276.4963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9" calcext:value-type="float">
            <text:p>999</text:p>
          </table:table-cell>
          <table:table-cell office:value-type="float" office:value="0.453549043729" calcext:value-type="float">
            <text:p>0.453549043729</text:p>
          </table:table-cell>
          <table:table-cell office:value-type="float" office:value="0.449912487858" calcext:value-type="float">
            <text:p>0.449912487858</text:p>
          </table:table-cell>
          <table:table-cell office:value-type="float" office:value="0.450639799032" calcext:value-type="float">
            <text:p>0.450639799032</text:p>
          </table:table-cell>
          <table:table-cell office:value-type="float" office:value="0.449912487858" calcext:value-type="float">
            <text:p>0.449912487858</text:p>
          </table:table-cell>
          <table:table-cell office:value-type="float" office:value="1508192889.86427" calcext:value-type="float">
            <text:p>1508192889.8642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9" calcext:value-type="float">
            <text:p>999</text:p>
          </table:table-cell>
          <table:table-cell office:value-type="float" office:value="0.453447137815" calcext:value-type="float">
            <text:p>0.453447137815</text:p>
          </table:table-cell>
          <table:table-cell office:value-type="float" office:value="0.449833722677" calcext:value-type="float">
            <text:p>0.449833722677</text:p>
          </table:table-cell>
          <table:table-cell office:value-type="float" office:value="0.450556405705" calcext:value-type="float">
            <text:p>0.450556405705</text:p>
          </table:table-cell>
          <table:table-cell office:value-type="float" office:value="0.449833722677" calcext:value-type="float">
            <text:p>0.449833722677</text:p>
          </table:table-cell>
          <table:table-cell office:value-type="float" office:value="1508193154.13433" calcext:value-type="float">
            <text:p>1508193154.1343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49427697885" calcext:value-type="float">
            <text:p>0.449427697885</text:p>
          </table:table-cell>
          <table:table-cell office:value-type="float" office:value="1508202361.84408" calcext:value-type="float">
            <text:p>1508202361.8440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47708710319" calcext:value-type="float">
            <text:p>0.447708710319</text:p>
          </table:table-cell>
          <table:table-cell office:value-type="float" office:value="1508192256.62898" calcext:value-type="float">
            <text:p>1508192256.6289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9" calcext:value-type="float">
            <text:p>999</text:p>
          </table:table-cell>
          <table:table-cell office:value-type="float" office:value="0.442828742628" calcext:value-type="float">
            <text:p>0.442828742628</text:p>
          </table:table-cell>
          <table:table-cell office:value-type="float" office:value="0.439814568914" calcext:value-type="float">
            <text:p>0.439814568914</text:p>
          </table:table-cell>
          <table:table-cell office:value-type="float" office:value="0.442225907885" calcext:value-type="float">
            <text:p>0.442225907885</text:p>
          </table:table-cell>
          <table:table-cell office:value-type="float" office:value="0.442828742628" calcext:value-type="float">
            <text:p>0.442828742628</text:p>
          </table:table-cell>
          <table:table-cell office:value-type="float" office:value="1508192593.03176" calcext:value-type="float">
            <text:p>1508192593.0317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39779571564" calcext:value-type="float">
            <text:p>0.439779571564</text:p>
          </table:table-cell>
          <table:table-cell office:value-type="float" office:value="1508190881.89343" calcext:value-type="float">
            <text:p>1508190881.8934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38927060861" calcext:value-type="float">
            <text:p>0.438927060861</text:p>
          </table:table-cell>
          <table:table-cell office:value-type="float" office:value="1508202543.6859" calcext:value-type="float">
            <text:p>1508202543.685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99" calcext:value-type="float">
            <text:p>1499</text:p>
          </table:table-cell>
          <table:table-cell office:value-type="float" office:value="0.438739658469" calcext:value-type="float">
            <text:p>0.438739658469</text:p>
          </table:table-cell>
          <table:table-cell office:value-type="float" office:value="0.43872835649" calcext:value-type="float">
            <text:p>0.43872835649</text:p>
          </table:table-cell>
          <table:table-cell office:value-type="float" office:value="0.438730616885" calcext:value-type="float">
            <text:p>0.438730616885</text:p>
          </table:table-cell>
          <table:table-cell office:value-type="float" office:value="0.43872835649" calcext:value-type="float">
            <text:p>0.43872835649</text:p>
          </table:table-cell>
          <table:table-cell office:value-type="float" office:value="1508191171.42687" calcext:value-type="float">
            <text:p>1508191171.4268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36854679875" calcext:value-type="float">
            <text:p>0.436854679875</text:p>
          </table:table-cell>
          <table:table-cell office:value-type="float" office:value="1508187831.204" calcext:value-type="float">
            <text:p>1508187831.20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9" calcext:value-type="float">
            <text:p>999</text:p>
          </table:table-cell>
          <table:table-cell office:value-type="float" office:value="0.435910601588" calcext:value-type="float">
            <text:p>0.435910601588</text:p>
          </table:table-cell>
          <table:table-cell office:value-type="float" office:value="0.435905966597" calcext:value-type="float">
            <text:p>0.435905966597</text:p>
          </table:table-cell>
          <table:table-cell office:value-type="float" office:value="0.43590967459" calcext:value-type="float">
            <text:p>0.43590967459</text:p>
          </table:table-cell>
          <table:table-cell office:value-type="float" office:value="0.435910601588" calcext:value-type="float">
            <text:p>0.435910601588</text:p>
          </table:table-cell>
          <table:table-cell office:value-type="float" office:value="1508192586.8618" calcext:value-type="float">
            <text:p>1508192586.861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35840284369" calcext:value-type="float">
            <text:p>0.435840284369</text:p>
          </table:table-cell>
          <table:table-cell office:value-type="float" office:value="1508197251.98473" calcext:value-type="float">
            <text:p>1508197251.9847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99" calcext:value-type="float">
            <text:p>1499</text:p>
          </table:table-cell>
          <table:table-cell office:value-type="float" office:value="0.435802375231" calcext:value-type="float">
            <text:p>0.435802375231</text:p>
          </table:table-cell>
          <table:table-cell office:value-type="float" office:value="0.435665626785" calcext:value-type="float">
            <text:p>0.435665626785</text:p>
          </table:table-cell>
          <table:table-cell office:value-type="float" office:value="0.435692976475" calcext:value-type="float">
            <text:p>0.435692976475</text:p>
          </table:table-cell>
          <table:table-cell office:value-type="float" office:value="0.435665626785" calcext:value-type="float">
            <text:p>0.435665626785</text:p>
          </table:table-cell>
          <table:table-cell office:value-type="float" office:value="1508190866.35538" calcext:value-type="float">
            <text:p>1508190866.3553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33490683769" calcext:value-type="float">
            <text:p>0.433490683769</text:p>
          </table:table-cell>
          <table:table-cell office:value-type="float" office:value="1508196944.56214" calcext:value-type="float">
            <text:p>1508196944.5621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31712433591" calcext:value-type="float">
            <text:p>0.431712433591</text:p>
          </table:table-cell>
          <table:table-cell office:value-type="float" office:value="1508190259.89321" calcext:value-type="float">
            <text:p>1508190259.8932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31199287475" calcext:value-type="float">
            <text:p>0.431199287475</text:p>
          </table:table-cell>
          <table:table-cell office:value-type="float" office:value="1508194477.77524" calcext:value-type="float">
            <text:p>1508194477.7752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30128246305" calcext:value-type="float">
            <text:p>0.430128246305</text:p>
          </table:table-cell>
          <table:table-cell office:value-type="float" office:value="1508187271.2817" calcext:value-type="float">
            <text:p>1508187271.281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99" calcext:value-type="float">
            <text:p>1999</text:p>
          </table:table-cell>
          <table:table-cell office:value-type="float" office:value="0.426740659924" calcext:value-type="float">
            <text:p>0.426740659924</text:p>
          </table:table-cell>
          <table:table-cell office:value-type="float" office:value="0.426436338035" calcext:value-type="float">
            <text:p>0.426436338035</text:p>
          </table:table-cell>
          <table:table-cell office:value-type="float" office:value="0.426679795546" calcext:value-type="float">
            <text:p>0.426679795546</text:p>
          </table:table-cell>
          <table:table-cell office:value-type="float" office:value="0.426740659924" calcext:value-type="float">
            <text:p>0.426740659924</text:p>
          </table:table-cell>
          <table:table-cell office:value-type="float" office:value="1508187914.25168" calcext:value-type="float">
            <text:p>1508187914.2516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24853387157" calcext:value-type="float">
            <text:p>0.424853387157</text:p>
          </table:table-cell>
          <table:table-cell office:value-type="float" office:value="1508202074.83294" calcext:value-type="float">
            <text:p>1508202074.8329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24475661564" calcext:value-type="float">
            <text:p>0.424475661564</text:p>
          </table:table-cell>
          <table:table-cell office:value-type="float" office:value="1508199763.29643" calcext:value-type="float">
            <text:p>1508199763.2964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20784087323" calcext:value-type="float">
            <text:p>0.420784087323</text:p>
          </table:table-cell>
          <table:table-cell office:value-type="float" office:value="1508194709.6817" calcext:value-type="float">
            <text:p>1508194709.681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20023252775" calcext:value-type="float">
            <text:p>0.420023252775</text:p>
          </table:table-cell>
          <table:table-cell office:value-type="float" office:value="1508201675.83886" calcext:value-type="float">
            <text:p>1508201675.8388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17382782439" calcext:value-type="float">
            <text:p>0.417382782439</text:p>
          </table:table-cell>
          <table:table-cell office:value-type="float" office:value="1508199764.71122" calcext:value-type="float">
            <text:p>1508199764.7112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16974820321" calcext:value-type="float">
            <text:p>0.416974820321</text:p>
          </table:table-cell>
          <table:table-cell office:value-type="float" office:value="1508187102.67761" calcext:value-type="float">
            <text:p>1508187102.6776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16456488608" calcext:value-type="float">
            <text:p>0.416456488608</text:p>
          </table:table-cell>
          <table:table-cell office:value-type="float" office:value="1508196529.4445" calcext:value-type="float">
            <text:p>1508196529.444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14484575163" calcext:value-type="float">
            <text:p>0.414484575163</text:p>
          </table:table-cell>
          <table:table-cell office:value-type="float" office:value="1508198992.21641" calcext:value-type="float">
            <text:p>1508198992.2164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10429144549" calcext:value-type="float">
            <text:p>0.410429144549</text:p>
          </table:table-cell>
          <table:table-cell office:value-type="float" office:value="1508192879.52956" calcext:value-type="float">
            <text:p>1508192879.5295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08984935999" calcext:value-type="float">
            <text:p>0.408984935999</text:p>
          </table:table-cell>
          <table:table-cell office:value-type="float" office:value="1508194266.90967" calcext:value-type="float">
            <text:p>1508194266.9096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07864679198" calcext:value-type="float">
            <text:p>0.407864679198</text:p>
          </table:table-cell>
          <table:table-cell office:value-type="float" office:value="1508192061.94017" calcext:value-type="float">
            <text:p>1508192061.9401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06295904786" calcext:value-type="float">
            <text:p>0.406295904786</text:p>
          </table:table-cell>
          <table:table-cell office:value-type="float" office:value="1508196849.01695" calcext:value-type="float">
            <text:p>1508196849.0169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06107952497" calcext:value-type="float">
            <text:p>0.406107952497</text:p>
          </table:table-cell>
          <table:table-cell office:value-type="float" office:value="1508193190.57364" calcext:value-type="float">
            <text:p>1508193190.5736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0593938245" calcext:value-type="float">
            <text:p>0.40593938245</text:p>
          </table:table-cell>
          <table:table-cell office:value-type="float" office:value="1508188116.17708" calcext:value-type="float">
            <text:p>1508188116.1770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05890716797" calcext:value-type="float">
            <text:p>0.405890716797</text:p>
          </table:table-cell>
          <table:table-cell office:value-type="float" office:value="1508199342.14681" calcext:value-type="float">
            <text:p>1508199342.1468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9" calcext:value-type="float">
            <text:p>2999</text:p>
          </table:table-cell>
          <table:table-cell office:value-type="float" office:value="0.403129869985" calcext:value-type="float">
            <text:p>0.403129869985</text:p>
          </table:table-cell>
          <table:table-cell office:value-type="float" office:value="0.400933673897" calcext:value-type="float">
            <text:p>0.400933673897</text:p>
          </table:table-cell>
          <table:table-cell office:value-type="float" office:value="0.401372913115" calcext:value-type="float">
            <text:p>0.401372913115</text:p>
          </table:table-cell>
          <table:table-cell office:value-type="float" office:value="0.400933673897" calcext:value-type="float">
            <text:p>0.400933673897</text:p>
          </table:table-cell>
          <table:table-cell office:value-type="float" office:value="1508187425.95281" calcext:value-type="float">
            <text:p>1508187425.9528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02985920611" calcext:value-type="float">
            <text:p>0.402985920611</text:p>
          </table:table-cell>
          <table:table-cell office:value-type="float" office:value="1508202156.15176" calcext:value-type="float">
            <text:p>1508202156.1517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01973106935" calcext:value-type="float">
            <text:p>0.401973106935</text:p>
          </table:table-cell>
          <table:table-cell office:value-type="float" office:value="1508192590.55562" calcext:value-type="float">
            <text:p>1508192590.5556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999" calcext:value-type="float">
            <text:p>1999</text:p>
          </table:table-cell>
          <table:table-cell office:value-type="float" office:value="0.400918359966" calcext:value-type="float">
            <text:p>0.400918359966</text:p>
          </table:table-cell>
          <table:table-cell office:value-type="float" office:value="0.40087821636" calcext:value-type="float">
            <text:p>0.40087821636</text:p>
          </table:table-cell>
          <table:table-cell office:value-type="float" office:value="0.400910331245" calcext:value-type="float">
            <text:p>0.400910331245</text:p>
          </table:table-cell>
          <table:table-cell office:value-type="float" office:value="0.400918359966" calcext:value-type="float">
            <text:p>0.400918359966</text:p>
          </table:table-cell>
          <table:table-cell office:value-type="float" office:value="1508189039.21218" calcext:value-type="float">
            <text:p>1508189039.2121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399662958969" calcext:value-type="float">
            <text:p>0.399662958969</text:p>
          </table:table-cell>
          <table:table-cell office:value-type="float" office:value="1508190186.69117" calcext:value-type="float">
            <text:p>1508190186.6911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99366394156" calcext:value-type="float">
            <text:p>0.399366394156</text:p>
          </table:table-cell>
          <table:table-cell office:value-type="float" office:value="1508198828.08618" calcext:value-type="float">
            <text:p>1508198828.0861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398472650833" calcext:value-type="float">
            <text:p>0.398472650833</text:p>
          </table:table-cell>
          <table:table-cell office:value-type="float" office:value="1508191906.70404" calcext:value-type="float">
            <text:p>1508191906.7040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398045448356" calcext:value-type="float">
            <text:p>0.398045448356</text:p>
          </table:table-cell>
          <table:table-cell office:value-type="float" office:value="1508190783.71592" calcext:value-type="float">
            <text:p>1508190783.7159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499" calcext:value-type="float">
            <text:p>1499</text:p>
          </table:table-cell>
          <table:table-cell office:value-type="float" office:value="0.394064849014" calcext:value-type="float">
            <text:p>0.394064849014</text:p>
          </table:table-cell>
          <table:table-cell office:value-type="float" office:value="0.389655754543" calcext:value-type="float">
            <text:p>0.389655754543</text:p>
          </table:table-cell>
          <table:table-cell office:value-type="float" office:value="0.393183030119" calcext:value-type="float">
            <text:p>0.393183030119</text:p>
          </table:table-cell>
          <table:table-cell office:value-type="float" office:value="0.394064849014" calcext:value-type="float">
            <text:p>0.394064849014</text:p>
          </table:table-cell>
          <table:table-cell office:value-type="float" office:value="1508190746.40938" calcext:value-type="float">
            <text:p>1508190746.4093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89814276874" calcext:value-type="float">
            <text:p>0.389814276874</text:p>
          </table:table-cell>
          <table:table-cell office:value-type="float" office:value="1508193987.75337" calcext:value-type="float">
            <text:p>1508193987.7533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87599364158" calcext:value-type="float">
            <text:p>0.387599364158</text:p>
          </table:table-cell>
          <table:table-cell office:value-type="float" office:value="1508196261.21614" calcext:value-type="float">
            <text:p>1508196261.2161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386081898104" calcext:value-type="float">
            <text:p>0.386081898104</text:p>
          </table:table-cell>
          <table:table-cell office:value-type="float" office:value="1508188635.84309" calcext:value-type="float">
            <text:p>1508188635.8430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384369304933" calcext:value-type="float">
            <text:p>0.384369304933</text:p>
          </table:table-cell>
          <table:table-cell office:value-type="float" office:value="1508190134.56013" calcext:value-type="float">
            <text:p>1508190134.5601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381946347594" calcext:value-type="float">
            <text:p>0.381946347594</text:p>
          </table:table-cell>
          <table:table-cell office:value-type="float" office:value="1508187113.07664" calcext:value-type="float">
            <text:p>1508187113.0766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38138285795" calcext:value-type="float">
            <text:p>0.38138285795</text:p>
          </table:table-cell>
          <table:table-cell office:value-type="float" office:value="1508189293.34464" calcext:value-type="float">
            <text:p>1508189293.3446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9" calcext:value-type="float">
            <text:p>2999</text:p>
          </table:table-cell>
          <table:table-cell office:value-type="float" office:value="0.375679723747" calcext:value-type="float">
            <text:p>0.375679723747</text:p>
          </table:table-cell>
          <table:table-cell office:value-type="float" office:value="0.375638265485" calcext:value-type="float">
            <text:p>0.375638265485</text:p>
          </table:table-cell>
          <table:table-cell office:value-type="float" office:value="0.375671432095" calcext:value-type="float">
            <text:p>0.375671432095</text:p>
          </table:table-cell>
          <table:table-cell office:value-type="float" office:value="0.375679723747" calcext:value-type="float">
            <text:p>0.375679723747</text:p>
          </table:table-cell>
          <table:table-cell office:value-type="float" office:value="1508187651.12045" calcext:value-type="float">
            <text:p>1508187651.1204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371314341411" calcext:value-type="float">
            <text:p>0.371314341411</text:p>
          </table:table-cell>
          <table:table-cell office:value-type="float" office:value="1508188349.54244" calcext:value-type="float">
            <text:p>1508188349.5424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54730487703" calcext:value-type="float">
            <text:p>0.354730487703</text:p>
          </table:table-cell>
          <table:table-cell office:value-type="float" office:value="1508201540.00594" calcext:value-type="float">
            <text:p>1508201540.0059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349682405245" calcext:value-type="float">
            <text:p>0.349682405245</text:p>
          </table:table-cell>
          <table:table-cell office:value-type="float" office:value="1508198631.27189" calcext:value-type="float">
            <text:p>1508198631.2718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346894530761" calcext:value-type="float">
            <text:p>0.346894530761</text:p>
          </table:table-cell>
          <table:table-cell office:value-type="float" office:value="1508185477.25073" calcext:value-type="float">
            <text:p>1508185477.2507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999" calcext:value-type="float">
            <text:p>3999</text:p>
          </table:table-cell>
          <table:table-cell office:value-type="float" office:value="0.346505770174" calcext:value-type="float">
            <text:p>0.346505770174</text:p>
          </table:table-cell>
          <table:table-cell office:value-type="float" office:value="0.346469681108" calcext:value-type="float">
            <text:p>0.346469681108</text:p>
          </table:table-cell>
          <table:table-cell office:value-type="float" office:value="0.34649855236" calcext:value-type="float">
            <text:p>0.34649855236</text:p>
          </table:table-cell>
          <table:table-cell office:value-type="float" office:value="0.346505770174" calcext:value-type="float">
            <text:p>0.346505770174</text:p>
          </table:table-cell>
          <table:table-cell office:value-type="float" office:value="1508185455.87943" calcext:value-type="float">
            <text:p>1508185455.8794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338746540216" calcext:value-type="float">
            <text:p>0.338746540216</text:p>
          </table:table-cell>
          <table:table-cell office:value-type="float" office:value="1508193784.30823" calcext:value-type="float">
            <text:p>1508193784.3082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337585316821" calcext:value-type="float">
            <text:p>0.337585316821</text:p>
          </table:table-cell>
          <table:table-cell office:value-type="float" office:value="1508196558.32626" calcext:value-type="float">
            <text:p>1508196558.3262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999" calcext:value-type="float">
            <text:p>3999</text:p>
          </table:table-cell>
          <table:table-cell office:value-type="float" office:value="0.330054203661" calcext:value-type="float">
            <text:p>0.330054203661</text:p>
          </table:table-cell>
          <table:table-cell office:value-type="float" office:value="0.329950356052" calcext:value-type="float">
            <text:p>0.329950356052</text:p>
          </table:table-cell>
          <table:table-cell office:value-type="float" office:value="0.329971125574" calcext:value-type="float">
            <text:p>0.329971125574</text:p>
          </table:table-cell>
          <table:table-cell office:value-type="float" office:value="0.329950356052" calcext:value-type="float">
            <text:p>0.329950356052</text:p>
          </table:table-cell>
          <table:table-cell office:value-type="float" office:value="1508184830.48327" calcext:value-type="float">
            <text:p>1508184830.4832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9" calcext:value-type="float">
            <text:p>4999</text:p>
          </table:table-cell>
          <table:table-cell office:value-type="float" office:value="0.329096086183" calcext:value-type="float">
            <text:p>0.329096086183</text:p>
          </table:table-cell>
          <table:table-cell office:value-type="float" office:value="0.325397316914" calcext:value-type="float">
            <text:p>0.325397316914</text:p>
          </table:table-cell>
          <table:table-cell office:value-type="float" office:value="0.326137070768" calcext:value-type="float">
            <text:p>0.326137070768</text:p>
          </table:table-cell>
          <table:table-cell office:value-type="float" office:value="0.325397316914" calcext:value-type="float">
            <text:p>0.325397316914</text:p>
          </table:table-cell>
          <table:table-cell office:value-type="float" office:value="1508184685.03167" calcext:value-type="float">
            <text:p>1508184685.0316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99" calcext:value-type="float">
            <text:p>3999</text:p>
          </table:table-cell>
          <table:table-cell office:value-type="float" office:value="0.328168463925" calcext:value-type="float">
            <text:p>0.328168463925</text:p>
          </table:table-cell>
          <table:table-cell office:value-type="float" office:value="0.328107671759" calcext:value-type="float">
            <text:p>0.328107671759</text:p>
          </table:table-cell>
          <table:table-cell office:value-type="float" office:value="0.328156305492" calcext:value-type="float">
            <text:p>0.328156305492</text:p>
          </table:table-cell>
          <table:table-cell office:value-type="float" office:value="0.328168463925" calcext:value-type="float">
            <text:p>0.328168463925</text:p>
          </table:table-cell>
          <table:table-cell office:value-type="float" office:value="1508184990.90431" calcext:value-type="float">
            <text:p>1508184990.9043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499" calcext:value-type="float">
            <text:p>1499</text:p>
          </table:table-cell>
          <table:table-cell office:value-type="float" office:value="0.324539000873" calcext:value-type="float">
            <text:p>0.324539000873</text:p>
          </table:table-cell>
          <table:table-cell office:value-type="float" office:value="0.324492408148" calcext:value-type="float">
            <text:p>0.324492408148</text:p>
          </table:table-cell>
          <table:table-cell office:value-type="float" office:value="0.324529682328" calcext:value-type="float">
            <text:p>0.324529682328</text:p>
          </table:table-cell>
          <table:table-cell office:value-type="float" office:value="0.324539000873" calcext:value-type="float">
            <text:p>0.324539000873</text:p>
          </table:table-cell>
          <table:table-cell office:value-type="float" office:value="1508191147.92018" calcext:value-type="float">
            <text:p>1508191147.9201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999" calcext:value-type="float">
            <text:p>1999</text:p>
          </table:table-cell>
          <table:table-cell office:value-type="float" office:value="0.314820249248" calcext:value-type="float">
            <text:p>0.314820249248</text:p>
          </table:table-cell>
          <table:table-cell office:value-type="float" office:value="0.314741481607" calcext:value-type="float">
            <text:p>0.314741481607</text:p>
          </table:table-cell>
          <table:table-cell office:value-type="float" office:value="0.31480449572" calcext:value-type="float">
            <text:p>0.31480449572</text:p>
          </table:table-cell>
          <table:table-cell office:value-type="float" office:value="0.314820249248" calcext:value-type="float">
            <text:p>0.314820249248</text:p>
          </table:table-cell>
          <table:table-cell office:value-type="float" office:value="1508189026.74008" calcext:value-type="float">
            <text:p>1508189026.7400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302160043794" calcext:value-type="float">
            <text:p>0.302160043794</text:p>
          </table:table-cell>
          <table:table-cell office:value-type="float" office:value="1508188807.44472" calcext:value-type="float">
            <text:p>1508188807.4447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301174485255" calcext:value-type="float">
            <text:p>0.301174485255</text:p>
          </table:table-cell>
          <table:table-cell office:value-type="float" office:value="1508188654.94368" calcext:value-type="float">
            <text:p>1508188654.9436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999" calcext:value-type="float">
            <text:p>3999</text:p>
          </table:table-cell>
          <table:table-cell office:value-type="float" office:value="0.291107156563" calcext:value-type="float">
            <text:p>0.291107156563</text:p>
          </table:table-cell>
          <table:table-cell office:value-type="float" office:value="0.291076921104" calcext:value-type="float">
            <text:p>0.291076921104</text:p>
          </table:table-cell>
          <table:table-cell office:value-type="float" office:value="0.291101109471" calcext:value-type="float">
            <text:p>0.291101109471</text:p>
          </table:table-cell>
          <table:table-cell office:value-type="float" office:value="0.291107156563" calcext:value-type="float">
            <text:p>0.291107156563</text:p>
          </table:table-cell>
          <table:table-cell office:value-type="float" office:value="1508185934.89161" calcext:value-type="float">
            <text:p>1508185934.8916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288565625849" calcext:value-type="float">
            <text:p>0.288565625849</text:p>
          </table:table-cell>
          <table:table-cell office:value-type="float" office:value="1508186178.81561" calcext:value-type="float">
            <text:p>1508186178.8156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9" calcext:value-type="float">
            <text:p>4999</text:p>
          </table:table-cell>
          <table:table-cell office:value-type="float" office:value="0.287849610053" calcext:value-type="float">
            <text:p>0.287849610053</text:p>
          </table:table-cell>
          <table:table-cell office:value-type="float" office:value="0.287748256822" calcext:value-type="float">
            <text:p>0.287748256822</text:p>
          </table:table-cell>
          <table:table-cell office:value-type="float" office:value="0.287829339407" calcext:value-type="float">
            <text:p>0.287829339407</text:p>
          </table:table-cell>
          <table:table-cell office:value-type="float" office:value="0.287849610053" calcext:value-type="float">
            <text:p>0.287849610053</text:p>
          </table:table-cell>
          <table:table-cell office:value-type="float" office:value="1508185971.60599" calcext:value-type="float">
            <text:p>1508185971.6059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281308105445" calcext:value-type="float">
            <text:p>0.281308105445</text:p>
          </table:table-cell>
          <table:table-cell office:value-type="float" office:value="1508185396.2576" calcext:value-type="float">
            <text:p>1508185396.257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9" calcext:value-type="float">
            <text:p>4999</text:p>
          </table:table-cell>
          <table:table-cell office:value-type="float" office:value="0.27890209999" calcext:value-type="float">
            <text:p>0.27890209999</text:p>
          </table:table-cell>
          <table:table-cell office:value-type="float" office:value="0.278898128873" calcext:value-type="float">
            <text:p>0.278898128873</text:p>
          </table:table-cell>
          <table:table-cell office:value-type="float" office:value="0.278901305767" calcext:value-type="float">
            <text:p>0.278901305767</text:p>
          </table:table-cell>
          <table:table-cell office:value-type="float" office:value="0.27890209999" calcext:value-type="float">
            <text:p>0.27890209999</text:p>
          </table:table-cell>
          <table:table-cell office:value-type="float" office:value="1508185987.81663" calcext:value-type="float">
            <text:p>1508185987.8166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276267318654" calcext:value-type="float">
            <text:p>0.276267318654</text:p>
          </table:table-cell>
          <table:table-cell office:value-type="float" office:value="1508185959.50318" calcext:value-type="float">
            <text:p>1508185959.5031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251860320817" calcext:value-type="float">
            <text:p>0.251860320817</text:p>
          </table:table-cell>
          <table:table-cell office:value-type="float" office:value="1508201830.15743" calcext:value-type="float">
            <text:p>1508201830.1574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236383575434" calcext:value-type="float">
            <text:p>0.236383575434</text:p>
          </table:table-cell>
          <table:table-cell office:value-type="float" office:value="1508199189.12667" calcext:value-type="float">
            <text:p>1508199189.1266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0103845268804" calcext:value-type="float">
            <text:p>0.0103845268804</text:p>
          </table:table-cell>
          <table:table-cell office:value-type="float" office:value="0.0103757553916" calcext:value-type="float">
            <text:p>0.0103757553916</text:p>
          </table:table-cell>
          <table:table-cell office:value-type="float" office:value="0.0103827725826" calcext:value-type="float">
            <text:p>0.0103827725826</text:p>
          </table:table-cell>
          <table:table-cell office:value-type="float" office:value="0.0103845268804" calcext:value-type="float">
            <text:p>0.0103845268804</text:p>
          </table:table-cell>
          <table:table-cell office:value-type="float" office:value="1508201212.56644" calcext:value-type="float">
            <text:p>1508201212.5664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sp1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kip_nsp.A1:skip_nsp.N290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nsp_2.A1:nsp_2.N14">
          <table:sort>
            <table:sort-by table:field-number="2" table:order="descending" table:data-type="automatic"/>
          </table:sort>
        </table:database-range>
        <table:database-range table:name="__Anonymous_Sheet_DB__2" table:target-range-address="nsp_en_1.A1:nsp_en_1.N93">
          <table:sort>
            <table:sort-by table:field-number="2" table:order="descending" table:data-type="automatic"/>
          </table:sort>
        </table:database-range>
        <table:database-range table:name="__Anonymous_Sheet_DB__3" table:target-range-address="nsp_en_3.A1:nsp_en_3.N93">
          <table:sort>
            <table:sort-by table:field-number="2" table:order="descending" table:data-type="automatic"/>
          </table:sort>
        </table:database-range>
        <table:database-range table:name="__Anonymous_Sheet_DB__4" table:target-range-address="nsp_en_4.A1:nsp_en_4.N93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/00/0000</text:date>, <text:time style:data-style-name="N2" text:time-value="06:20:25.35220566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Syzonenko</meta:initial-creator>
    <meta:creation-date>2017-10-17T00:07:30.184540119</meta:creation-date>
    <dc:date>2018-02-26T06:20:34.008976402</dc:date>
    <dc:creator>Ivan Syzonenko</dc:creator>
    <meta:editing-duration>PT32M36S</meta:editing-duration>
    <meta:editing-cycles>8</meta:editing-cycles>
    <meta:generator>LibreOffice/6.0.1.1$Linux_X86_64 LibreOffice_project/00m0$Build-1</meta:generator>
    <meta:document-statistic meta:table-count="5" meta:cell-count="816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76cm" xlink:href=".." xlink:type="simple" chart:class="chart:scatter" chart:style-name="ch1">
        <chart:legend chart:legend-position="end" svg:x="13.141cm" svg:y="4.185cm" style:legend-expansion="high" chart:style-name="ch2"/>
        <chart:plot-area chart:style-name="ch3" table:cell-range-address="nsp_2.A2:nsp_2.A14 nsp_2.C1:nsp_2.C14" chart:data-source-has-labels="row" svg:x="0.319cm" svg:y="0.179cm" svg:width="12.503cm" svg:height="8.618cm">
          <chartooo:coordinate-region svg:x="1.246cm" svg:y="0.382cm" svg:width="11.101cm" svg:height="7.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sp_2.C2:nsp_2.C14" chart:label-cell-address="nsp_2.C1:nsp_2.C1" chart:class="chart:scatter">
            <chart:domain table:cell-range-address="nsp_2.A2:nsp_2.A14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NMI_max</text:p>
                <draw:g>
                  <svg:desc>nsp_2.C1:nsp_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0">
                <text:p>6000</text:p>
                <draw:g>
                  <svg:desc>nsp_2.A2:nsp_2.A14</svg:desc>
                </draw:g>
              </table:table-cell>
              <table:table-cell office:value-type="float" office:value="0.312788700243">
                <text:p>0.312788700243</text:p>
                <draw:g>
                  <svg:desc>nsp_2.C2:nsp_2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311429500942">
                <text:p>0.311429500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0.304739555444">
                <text:p>0.304739555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">
                <text:p>7000</text:p>
              </table:table-cell>
              <table:table-cell office:value-type="float" office:value="0.29893164707">
                <text:p>0.298931647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">
                <text:p>8000</text:p>
              </table:table-cell>
              <table:table-cell office:value-type="float" office:value="0.292820550577">
                <text:p>0.2928205505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0">
                <text:p>9000</text:p>
              </table:table-cell>
              <table:table-cell office:value-type="float" office:value="0.291985518316">
                <text:p>0.2919855183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282912494915">
                <text:p>0.2829124949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.255333756657">
                <text:p>0.2553337566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">
                <text:p>1500</text:p>
              </table:table-cell>
              <table:table-cell office:value-type="float" office:value="0.234857338183">
                <text:p>0.234857338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224322486787">
                <text:p>0.2243224867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211005145646">
                <text:p>0.2110051456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0.210339374908">
                <text:p>0.2103393749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208518868334">
                <text:p>0.2085188683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76cm" xlink:href=".." xlink:type="simple" chart:class="chart:scatter" chart:style-name="ch1">
        <chart:legend chart:legend-position="end" svg:x="13.73cm" svg:y="4.185cm" style:legend-expansion="high" chart:style-name="ch2"/>
        <chart:plot-area chart:style-name="ch3" table:cell-range-address="nsp_en_1.A2:nsp_en_1.A93 nsp_en_1.C1:nsp_en_1.C93" chart:data-source-has-labels="row" svg:x="0.319cm" svg:y="0.179cm" svg:width="13.092cm" svg:height="8.618cm">
          <chartooo:coordinate-region svg:x="1.056cm" svg:y="0.383cm" svg:width="11.88cm" svg:height="7.7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sp_en_1.C2:nsp_en_1.C93" chart:label-cell-address="nsp_en_1.C1:nsp_en_1.C1" chart:class="chart:scatter">
            <chart:domain table:cell-range-address="nsp_en_1.A2:nsp_en_1.A93"/>
            <chart:data-point chart:repeated="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NMI_max</text:p>
                <draw:g>
                  <svg:desc>nsp_en_1.C1:nsp_en_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nsp_en_1.A2:nsp_en_1.A93</svg:desc>
                </draw:g>
              </table:table-cell>
              <table:table-cell office:value-type="float" office:value="0.511435527776">
                <text:p>0.511435527776</text:p>
                <draw:g>
                  <svg:desc>nsp_en_1.C2:nsp_en_1.C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507997789465">
                <text:p>0.507997789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0.505260160146">
                <text:p>0.505260160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">
                <text:p>7000</text:p>
              </table:table-cell>
              <table:table-cell office:value-type="float" office:value="0.505147379517">
                <text:p>0.5051473795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0.503510785219">
                <text:p>0.503510785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502671667656">
                <text:p>0.502671667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">
                <text:p>9000</text:p>
              </table:table-cell>
              <table:table-cell office:value-type="float" office:value="0.501342073327">
                <text:p>0.501342073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0.50115486552">
                <text:p>0.50115486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0.501063872215">
                <text:p>0.501063872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0">
                <text:p>6000</text:p>
              </table:table-cell>
              <table:table-cell office:value-type="float" office:value="0.500928592768">
                <text:p>0.500928592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">
                <text:p>5000</text:p>
              </table:table-cell>
              <table:table-cell office:value-type="float" office:value="0.500135502216">
                <text:p>0.5001355022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">
                <text:p>5000</text:p>
              </table:table-cell>
              <table:table-cell office:value-type="float" office:value="0.499610857949">
                <text:p>0.499610857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0.498767209535">
                <text:p>0.4987672095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">
                <text:p>1500</text:p>
              </table:table-cell>
              <table:table-cell office:value-type="float" office:value="0.497139400543">
                <text:p>0.4971394005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">
                <text:p>3000</text:p>
              </table:table-cell>
              <table:table-cell office:value-type="float" office:value="0.496265464471">
                <text:p>0.4962654644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">
                <text:p>3000</text:p>
              </table:table-cell>
              <table:table-cell office:value-type="float" office:value="0.496158828779">
                <text:p>0.4961588287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">
                <text:p>2000</text:p>
              </table:table-cell>
              <table:table-cell office:value-type="float" office:value="0.495587076535">
                <text:p>0.4955870765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0.493145373117">
                <text:p>0.4931453731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0.49291721214">
                <text:p>0.492917212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">
                <text:p>4000</text:p>
              </table:table-cell>
              <table:table-cell office:value-type="float" office:value="0.491323198808">
                <text:p>0.4913231988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0">
                <text:p>1500</text:p>
              </table:table-cell>
              <table:table-cell office:value-type="float" office:value="0.490642684807">
                <text:p>0.4906426848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00">
                <text:p>6000</text:p>
              </table:table-cell>
              <table:table-cell office:value-type="float" office:value="0.489981459402">
                <text:p>0.4899814594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00">
                <text:p>7000</text:p>
              </table:table-cell>
              <table:table-cell office:value-type="float" office:value="0.489821606427">
                <text:p>0.4898216064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0">
                <text:p>3000</text:p>
              </table:table-cell>
              <table:table-cell office:value-type="float" office:value="0.489588053056">
                <text:p>0.489588053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">
                <text:p>4000</text:p>
              </table:table-cell>
              <table:table-cell office:value-type="float" office:value="0.48954133589">
                <text:p>0.489541335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0">
                <text:p>5000</text:p>
              </table:table-cell>
              <table:table-cell office:value-type="float" office:value="0.4893999109">
                <text:p>0.48939991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0">
                <text:p>9000</text:p>
              </table:table-cell>
              <table:table-cell office:value-type="float" office:value="0.488776534922">
                <text:p>0.4887765349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488665273025">
                <text:p>0.4886652730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">
                <text:p>3000</text:p>
              </table:table-cell>
              <table:table-cell office:value-type="float" office:value="0.488531628921">
                <text:p>0.4885316289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00">
                <text:p>9000</text:p>
              </table:table-cell>
              <table:table-cell office:value-type="float" office:value="0.488078964438">
                <text:p>0.4880789644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">
                <text:p>500</text:p>
              </table:table-cell>
              <table:table-cell office:value-type="float" office:value="0.488062231536">
                <text:p>0.4880622315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">
                <text:p>6000</text:p>
              </table:table-cell>
              <table:table-cell office:value-type="float" office:value="0.487342080158">
                <text:p>0.487342080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">
                <text:p>500</text:p>
              </table:table-cell>
              <table:table-cell office:value-type="float" office:value="0.487339898043">
                <text:p>0.4873398980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0.487334402942">
                <text:p>0.4873344029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0.487147001576">
                <text:p>0.4871470015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00">
                <text:p>8000</text:p>
              </table:table-cell>
              <table:table-cell office:value-type="float" office:value="0.487106063353">
                <text:p>0.4871060633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">
                <text:p>6000</text:p>
              </table:table-cell>
              <table:table-cell office:value-type="float" office:value="0.487090049125">
                <text:p>0.487090049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00">
                <text:p>8000</text:p>
              </table:table-cell>
              <table:table-cell office:value-type="float" office:value="0.486859294657">
                <text:p>0.4868592946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00">
                <text:p>9000</text:p>
              </table:table-cell>
              <table:table-cell office:value-type="float" office:value="0.486791105484">
                <text:p>0.4867911054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0">
                <text:p>5000</text:p>
              </table:table-cell>
              <table:table-cell office:value-type="float" office:value="0.486756213401">
                <text:p>0.4867562134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">
                <text:p>5000</text:p>
              </table:table-cell>
              <table:table-cell office:value-type="float" office:value="0.486735501957">
                <text:p>0.4867355019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00">
                <text:p>4000</text:p>
              </table:table-cell>
              <table:table-cell office:value-type="float" office:value="0.486711442619">
                <text:p>0.4867114426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00">
                <text:p>3000</text:p>
              </table:table-cell>
              <table:table-cell office:value-type="float" office:value="0.486626635586">
                <text:p>0.4866266355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00">
                <text:p>4000</text:p>
              </table:table-cell>
              <table:table-cell office:value-type="float" office:value="0.48633534963">
                <text:p>0.486335349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000">
                <text:p>8000</text:p>
              </table:table-cell>
              <table:table-cell office:value-type="float" office:value="0.485825545968">
                <text:p>0.4858255459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0.48534766464">
                <text:p>0.485347664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000">
                <text:p>8000</text:p>
              </table:table-cell>
              <table:table-cell office:value-type="float" office:value="0.485283690056">
                <text:p>0.4852836900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0.484638570702">
                <text:p>0.4846385707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00">
                <text:p>9000</text:p>
              </table:table-cell>
              <table:table-cell office:value-type="float" office:value="0.483902148229">
                <text:p>0.4839021482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0">
                <text:p>2000</text:p>
              </table:table-cell>
              <table:table-cell office:value-type="float" office:value="0.483719927447">
                <text:p>0.4837199274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00">
                <text:p>8000</text:p>
              </table:table-cell>
              <table:table-cell office:value-type="float" office:value="0.483390552134">
                <text:p>0.4833905521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00">
                <text:p>7000</text:p>
              </table:table-cell>
              <table:table-cell office:value-type="float" office:value="0.48321318817">
                <text:p>0.483213188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00">
                <text:p>8000</text:p>
              </table:table-cell>
              <table:table-cell office:value-type="float" office:value="0.481936736698">
                <text:p>0.4819367366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00">
                <text:p>9000</text:p>
              </table:table-cell>
              <table:table-cell office:value-type="float" office:value="0.481877180158">
                <text:p>0.4818771801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00">
                <text:p>5000</text:p>
              </table:table-cell>
              <table:table-cell office:value-type="float" office:value="0.481764218665">
                <text:p>0.4817642186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00">
                <text:p>4000</text:p>
              </table:table-cell>
              <table:table-cell office:value-type="float" office:value="0.48174998177">
                <text:p>0.481749981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000">
                <text:p>7000</text:p>
              </table:table-cell>
              <table:table-cell office:value-type="float" office:value="0.481551448506">
                <text:p>0.4815514485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00">
                <text:p>6000</text:p>
              </table:table-cell>
              <table:table-cell office:value-type="float" office:value="0.481490518709">
                <text:p>0.4814905187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00">
                <text:p>3000</text:p>
              </table:table-cell>
              <table:table-cell office:value-type="float" office:value="0.481407043146">
                <text:p>0.4814070431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0.48127987692">
                <text:p>0.481279876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0">
                <text:p>2000</text:p>
              </table:table-cell>
              <table:table-cell office:value-type="float" office:value="0.480680070747">
                <text:p>0.4806800707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00">
                <text:p>5000</text:p>
              </table:table-cell>
              <table:table-cell office:value-type="float" office:value="0.480357187385">
                <text:p>0.4803571873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00">
                <text:p>1500</text:p>
              </table:table-cell>
              <table:table-cell office:value-type="float" office:value="0.480169239223">
                <text:p>0.4801692392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00">
                <text:p>1500</text:p>
              </table:table-cell>
              <table:table-cell office:value-type="float" office:value="0.479844695339">
                <text:p>0.4798446953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0">
                <text:p>1000</text:p>
              </table:table-cell>
              <table:table-cell office:value-type="float" office:value="0.479176757197">
                <text:p>0.4791767571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0">
                <text:p>1000</text:p>
              </table:table-cell>
              <table:table-cell office:value-type="float" office:value="0.478966525279">
                <text:p>0.4789665252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00">
                <text:p>4000</text:p>
              </table:table-cell>
              <table:table-cell office:value-type="float" office:value="0.477280209526">
                <text:p>0.4772802095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00">
                <text:p>7000</text:p>
              </table:table-cell>
              <table:table-cell office:value-type="float" office:value="0.475791934699">
                <text:p>0.4757919346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0">
                <text:p>2000</text:p>
              </table:table-cell>
              <table:table-cell office:value-type="float" office:value="0.475290458988">
                <text:p>0.4752904589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00">
                <text:p>6000</text:p>
              </table:table-cell>
              <table:table-cell office:value-type="float" office:value="0.468476649419">
                <text:p>0.4684766494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00">
                <text:p>8000</text:p>
              </table:table-cell>
              <table:table-cell office:value-type="float" office:value="0.466660628713">
                <text:p>0.4666606287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00">
                <text:p>1500</text:p>
              </table:table-cell>
              <table:table-cell office:value-type="float" office:value="0.466319088921">
                <text:p>0.4663190889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0">
                <text:p>2000</text:p>
              </table:table-cell>
              <table:table-cell office:value-type="float" office:value="0.465925911122">
                <text:p>0.4659259111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0">
                <text:p>1000</text:p>
              </table:table-cell>
              <table:table-cell office:value-type="float" office:value="0.465665643658">
                <text:p>0.4656656436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00">
                <text:p>3000</text:p>
              </table:table-cell>
              <table:table-cell office:value-type="float" office:value="0.463452846329">
                <text:p>0.4634528463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00">
                <text:p>4000</text:p>
              </table:table-cell>
              <table:table-cell office:value-type="float" office:value="0.462539656183">
                <text:p>0.4625396561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00">
                <text:p>5000</text:p>
              </table:table-cell>
              <table:table-cell office:value-type="float" office:value="0.461814998162">
                <text:p>0.4618149981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000">
                <text:p>9000</text:p>
              </table:table-cell>
              <table:table-cell office:value-type="float" office:value="0.459488667248">
                <text:p>0.4594886672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00">
                <text:p>6000</text:p>
              </table:table-cell>
              <table:table-cell office:value-type="float" office:value="0.457682039316">
                <text:p>0.4576820393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00">
                <text:p>7000</text:p>
              </table:table-cell>
              <table:table-cell office:value-type="float" office:value="0.457421074537">
                <text:p>0.4574210745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0">
                <text:p>9000</text:p>
              </table:table-cell>
              <table:table-cell office:value-type="float" office:value="0.457319484486">
                <text:p>0.4573194844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00">
                <text:p>8000</text:p>
              </table:table-cell>
              <table:table-cell office:value-type="float" office:value="0.456561027583">
                <text:p>0.4565610275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00">
                <text:p>3000</text:p>
              </table:table-cell>
              <table:table-cell office:value-type="float" office:value="0.456058966422">
                <text:p>0.4560589664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">
                <text:p>50</text:p>
              </table:table-cell>
              <table:table-cell office:value-type="float" office:value="0.454077200439">
                <text:p>0.4540772004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0.453071946687">
                <text:p>0.4530719466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00">
                <text:p>5000</text:p>
              </table:table-cell>
              <table:table-cell office:value-type="float" office:value="0.448763100242">
                <text:p>0.4487631002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0">
                <text:p>500</text:p>
              </table:table-cell>
              <table:table-cell office:value-type="float" office:value="0.443320385081">
                <text:p>0.4433203850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000">
                <text:p>8000</text:p>
              </table:table-cell>
              <table:table-cell office:value-type="float" office:value="0.440542662932">
                <text:p>0.4405426629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00">
                <text:p>7000</text:p>
              </table:table-cell>
              <table:table-cell office:value-type="float" office:value="0.433346336962">
                <text:p>0.4333463369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00">
                <text:p>6000</text:p>
              </table:table-cell>
              <table:table-cell office:value-type="float" office:value="0.422143405054">
                <text:p>0.4221434050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00">
                <text:p>4000</text:p>
              </table:table-cell>
              <table:table-cell office:value-type="float" office:value="0.406960561721">
                <text:p>0.4069605617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00">
                <text:p>5000</text:p>
              </table:table-cell>
              <table:table-cell office:value-type="float" office:value="0.371306846228">
                <text:p>0.3713068462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76cm" xlink:href=".." xlink:type="simple" chart:class="chart:scatter" chart:style-name="ch1">
        <chart:legend chart:legend-position="end" svg:x="13.73cm" svg:y="4.185cm" style:legend-expansion="high" chart:style-name="ch2"/>
        <chart:plot-area chart:style-name="ch3" table:cell-range-address="nsp_en_1.B2:nsp_en_1.C93 nsp_en_1.C1:nsp_en_1.C1" chart:data-source-has-labels="row" svg:x="0.319cm" svg:y="0.179cm" svg:width="13.092cm" svg:height="8.618cm">
          <chartooo:coordinate-region svg:x="1.056cm" svg:y="0.383cm" svg:width="11.975cm" svg:height="7.7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sp_en_1.C2:nsp_en_1.C93" chart:label-cell-address="nsp_en_1.C1:nsp_en_1.C1" chart:class="chart:scatter">
            <chart:domain table:cell-range-address="nsp_en_1.B2:nsp_en_1.B93"/>
            <chart:data-point chart:repeated="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NMI_max</text:p>
                <draw:g>
                  <svg:desc>nsp_en_1.C1:nsp_en_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9">
                <text:p>999</text:p>
                <draw:g>
                  <svg:desc>nsp_en_1.B2:nsp_en_1.B93</svg:desc>
                </draw:g>
              </table:table-cell>
              <table:table-cell office:value-type="float" office:value="0.511435527776">
                <text:p>0.511435527776</text:p>
                <draw:g>
                  <svg:desc>nsp_en_1.C2:nsp_en_1.C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0.507997789465">
                <text:p>0.507997789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9">
                <text:p>999</text:p>
              </table:table-cell>
              <table:table-cell office:value-type="float" office:value="0.505260160146">
                <text:p>0.505260160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9">
                <text:p>999</text:p>
              </table:table-cell>
              <table:table-cell office:value-type="float" office:value="0.505147379517">
                <text:p>0.5051473795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9">
                <text:p>999</text:p>
              </table:table-cell>
              <table:table-cell office:value-type="float" office:value="0.503510785219">
                <text:p>0.503510785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0.502671667656">
                <text:p>0.502671667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9">
                <text:p>299</text:p>
              </table:table-cell>
              <table:table-cell office:value-type="float" office:value="0.501342073327">
                <text:p>0.501342073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9">
                <text:p>299</text:p>
              </table:table-cell>
              <table:table-cell office:value-type="float" office:value="0.50115486552">
                <text:p>0.50115486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9">
                <text:p>299</text:p>
              </table:table-cell>
              <table:table-cell office:value-type="float" office:value="0.501063872215">
                <text:p>0.501063872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9">
                <text:p>299</text:p>
              </table:table-cell>
              <table:table-cell office:value-type="float" office:value="0.500928592768">
                <text:p>0.500928592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9">
                <text:p>299</text:p>
              </table:table-cell>
              <table:table-cell office:value-type="float" office:value="0.500135502216">
                <text:p>0.5001355022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99">
                <text:p>1499</text:p>
              </table:table-cell>
              <table:table-cell office:value-type="float" office:value="0.499610857949">
                <text:p>0.499610857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9">
                <text:p>299</text:p>
              </table:table-cell>
              <table:table-cell office:value-type="float" office:value="0.498767209535">
                <text:p>0.4987672095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">
                <text:p>99</text:p>
              </table:table-cell>
              <table:table-cell office:value-type="float" office:value="0.497139400543">
                <text:p>0.4971394005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9">
                <text:p>299</text:p>
              </table:table-cell>
              <table:table-cell office:value-type="float" office:value="0.496265464471">
                <text:p>0.4962654644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9">
                <text:p>999</text:p>
              </table:table-cell>
              <table:table-cell office:value-type="float" office:value="0.496158828779">
                <text:p>0.4961588287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">
                <text:p>99</text:p>
              </table:table-cell>
              <table:table-cell office:value-type="float" office:value="0.495587076535">
                <text:p>0.4955870765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9">
                <text:p>999</text:p>
              </table:table-cell>
              <table:table-cell office:value-type="float" office:value="0.493145373117">
                <text:p>0.4931453731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9">
                <text:p>299</text:p>
              </table:table-cell>
              <table:table-cell office:value-type="float" office:value="0.49291721214">
                <text:p>0.492917212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99">
                <text:p>1499</text:p>
              </table:table-cell>
              <table:table-cell office:value-type="float" office:value="0.491323198808">
                <text:p>0.4913231988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9">
                <text:p>299</text:p>
              </table:table-cell>
              <table:table-cell office:value-type="float" office:value="0.490642684807">
                <text:p>0.4906426848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99">
                <text:p>1499</text:p>
              </table:table-cell>
              <table:table-cell office:value-type="float" office:value="0.489981459402">
                <text:p>0.4899814594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99">
                <text:p>1499</text:p>
              </table:table-cell>
              <table:table-cell office:value-type="float" office:value="0.489821606427">
                <text:p>0.4898216064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99">
                <text:p>1499</text:p>
              </table:table-cell>
              <table:table-cell office:value-type="float" office:value="0.489588053056">
                <text:p>0.489588053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9">
                <text:p>499</text:p>
              </table:table-cell>
              <table:table-cell office:value-type="float" office:value="0.48954133589">
                <text:p>0.489541335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9">
                <text:p>999</text:p>
              </table:table-cell>
              <table:table-cell office:value-type="float" office:value="0.4893999109">
                <text:p>0.48939991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9">
                <text:p>999</text:p>
              </table:table-cell>
              <table:table-cell office:value-type="float" office:value="0.488776534922">
                <text:p>0.4887765349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9">
                <text:p>299</text:p>
              </table:table-cell>
              <table:table-cell office:value-type="float" office:value="0.488665273025">
                <text:p>0.4886652730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99">
                <text:p>1999</text:p>
              </table:table-cell>
              <table:table-cell office:value-type="float" office:value="0.488531628921">
                <text:p>0.4885316289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">
                <text:p>99</text:p>
              </table:table-cell>
              <table:table-cell office:value-type="float" office:value="0.488078964438">
                <text:p>0.4880789644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9">
                <text:p>499</text:p>
              </table:table-cell>
              <table:table-cell office:value-type="float" office:value="0.488062231536">
                <text:p>0.4880622315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">
                <text:p>99</text:p>
              </table:table-cell>
              <table:table-cell office:value-type="float" office:value="0.487342080158">
                <text:p>0.487342080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9">
                <text:p>299</text:p>
              </table:table-cell>
              <table:table-cell office:value-type="float" office:value="0.487339898043">
                <text:p>0.4873398980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9">
                <text:p>1999</text:p>
              </table:table-cell>
              <table:table-cell office:value-type="float" office:value="0.487334402942">
                <text:p>0.4873344029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">
                <text:p>99</text:p>
              </table:table-cell>
              <table:table-cell office:value-type="float" office:value="0.487147001576">
                <text:p>0.4871470015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">
                <text:p>99</text:p>
              </table:table-cell>
              <table:table-cell office:value-type="float" office:value="0.487106063353">
                <text:p>0.4871060633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9">
                <text:p>1999</text:p>
              </table:table-cell>
              <table:table-cell office:value-type="float" office:value="0.487090049125">
                <text:p>0.487090049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99">
                <text:p>1499</text:p>
              </table:table-cell>
              <table:table-cell office:value-type="float" office:value="0.486859294657">
                <text:p>0.4868592946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99">
                <text:p>1499</text:p>
              </table:table-cell>
              <table:table-cell office:value-type="float" office:value="0.486791105484">
                <text:p>0.4867911054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99">
                <text:p>1999</text:p>
              </table:table-cell>
              <table:table-cell office:value-type="float" office:value="0.486756213401">
                <text:p>0.4867562134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">
                <text:p>99</text:p>
              </table:table-cell>
              <table:table-cell office:value-type="float" office:value="0.486735501957">
                <text:p>0.4867355019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99">
                <text:p>1999</text:p>
              </table:table-cell>
              <table:table-cell office:value-type="float" office:value="0.486711442619">
                <text:p>0.4867114426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">
                <text:p>99</text:p>
              </table:table-cell>
              <table:table-cell office:value-type="float" office:value="0.486626635586">
                <text:p>0.4866266355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">
                <text:p>99</text:p>
              </table:table-cell>
              <table:table-cell office:value-type="float" office:value="0.48633534963">
                <text:p>0.486335349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99">
                <text:p>1999</text:p>
              </table:table-cell>
              <table:table-cell office:value-type="float" office:value="0.485825545968">
                <text:p>0.4858255459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99">
                <text:p>2999</text:p>
              </table:table-cell>
              <table:table-cell office:value-type="float" office:value="0.48534766464">
                <text:p>0.485347664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99">
                <text:p>2999</text:p>
              </table:table-cell>
              <table:table-cell office:value-type="float" office:value="0.485283690056">
                <text:p>0.4852836900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99">
                <text:p>1999</text:p>
              </table:table-cell>
              <table:table-cell office:value-type="float" office:value="0.484638570702">
                <text:p>0.4846385707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99">
                <text:p>3999</text:p>
              </table:table-cell>
              <table:table-cell office:value-type="float" office:value="0.483902148229">
                <text:p>0.4839021482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99">
                <text:p>1499</text:p>
              </table:table-cell>
              <table:table-cell office:value-type="float" office:value="0.483719927447">
                <text:p>0.4837199274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99">
                <text:p>3999</text:p>
              </table:table-cell>
              <table:table-cell office:value-type="float" office:value="0.483390552134">
                <text:p>0.4833905521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99">
                <text:p>2999</text:p>
              </table:table-cell>
              <table:table-cell office:value-type="float" office:value="0.48321318817">
                <text:p>0.483213188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9">
                <text:p>499</text:p>
              </table:table-cell>
              <table:table-cell office:value-type="float" office:value="0.481936736698">
                <text:p>0.4819367366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9">
                <text:p>499</text:p>
              </table:table-cell>
              <table:table-cell office:value-type="float" office:value="0.481877180158">
                <text:p>0.4818771801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9">
                <text:p>499</text:p>
              </table:table-cell>
              <table:table-cell office:value-type="float" office:value="0.481764218665">
                <text:p>0.4817642186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9">
                <text:p>999</text:p>
              </table:table-cell>
              <table:table-cell office:value-type="float" office:value="0.48174998177">
                <text:p>0.481749981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9">
                <text:p>499</text:p>
              </table:table-cell>
              <table:table-cell office:value-type="float" office:value="0.481551448506">
                <text:p>0.4815514485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9">
                <text:p>499</text:p>
              </table:table-cell>
              <table:table-cell office:value-type="float" office:value="0.481490518709">
                <text:p>0.4814905187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9">
                <text:p>499</text:p>
              </table:table-cell>
              <table:table-cell office:value-type="float" office:value="0.481407043146">
                <text:p>0.4814070431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99">
                <text:p>2999</text:p>
              </table:table-cell>
              <table:table-cell office:value-type="float" office:value="0.48127987692">
                <text:p>0.481279876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9">
                <text:p>499</text:p>
              </table:table-cell>
              <table:table-cell office:value-type="float" office:value="0.480680070747">
                <text:p>0.4806800707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99">
                <text:p>2999</text:p>
              </table:table-cell>
              <table:table-cell office:value-type="float" office:value="0.480357187385">
                <text:p>0.4803571873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99">
                <text:p>1499</text:p>
              </table:table-cell>
              <table:table-cell office:value-type="float" office:value="0.480169239223">
                <text:p>0.4801692392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9">
                <text:p>499</text:p>
              </table:table-cell>
              <table:table-cell office:value-type="float" office:value="0.479844695339">
                <text:p>0.4798446953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9">
                <text:p>99</text:p>
              </table:table-cell>
              <table:table-cell office:value-type="float" office:value="0.479176757197">
                <text:p>0.4791767571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9">
                <text:p>499</text:p>
              </table:table-cell>
              <table:table-cell office:value-type="float" office:value="0.478966525279">
                <text:p>0.4789665252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99">
                <text:p>2999</text:p>
              </table:table-cell>
              <table:table-cell office:value-type="float" office:value="0.477280209526">
                <text:p>0.4772802095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99">
                <text:p>3999</text:p>
              </table:table-cell>
              <table:table-cell office:value-type="float" office:value="0.475791934699">
                <text:p>0.4757919346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9">
                <text:p>1999</text:p>
              </table:table-cell>
              <table:table-cell office:value-type="float" office:value="0.475290458988">
                <text:p>0.4752904589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99">
                <text:p>3999</text:p>
              </table:table-cell>
              <table:table-cell office:value-type="float" office:value="0.468476649419">
                <text:p>0.4684766494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">
                <text:p>49</text:p>
              </table:table-cell>
              <table:table-cell office:value-type="float" office:value="0.466660628713">
                <text:p>0.4666606287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">
                <text:p>49</text:p>
              </table:table-cell>
              <table:table-cell office:value-type="float" office:value="0.466319088921">
                <text:p>0.4663190889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">
                <text:p>49</text:p>
              </table:table-cell>
              <table:table-cell office:value-type="float" office:value="0.465925911122">
                <text:p>0.4659259111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">
                <text:p>49</text:p>
              </table:table-cell>
              <table:table-cell office:value-type="float" office:value="0.465665643658">
                <text:p>0.4656656436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">
                <text:p>49</text:p>
              </table:table-cell>
              <table:table-cell office:value-type="float" office:value="0.463452846329">
                <text:p>0.4634528463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">
                <text:p>49</text:p>
              </table:table-cell>
              <table:table-cell office:value-type="float" office:value="0.462539656183">
                <text:p>0.4625396561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">
                <text:p>49</text:p>
              </table:table-cell>
              <table:table-cell office:value-type="float" office:value="0.461814998162">
                <text:p>0.4618149981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99">
                <text:p>4999</text:p>
              </table:table-cell>
              <table:table-cell office:value-type="float" office:value="0.459488667248">
                <text:p>0.4594886672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">
                <text:p>49</text:p>
              </table:table-cell>
              <table:table-cell office:value-type="float" office:value="0.457682039316">
                <text:p>0.4576820393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">
                <text:p>49</text:p>
              </table:table-cell>
              <table:table-cell office:value-type="float" office:value="0.457421074537">
                <text:p>0.4574210745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">
                <text:p>49</text:p>
              </table:table-cell>
              <table:table-cell office:value-type="float" office:value="0.457319484486">
                <text:p>0.4573194844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9">
                <text:p>999</text:p>
              </table:table-cell>
              <table:table-cell office:value-type="float" office:value="0.456561027583">
                <text:p>0.4565610275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99">
                <text:p>2999</text:p>
              </table:table-cell>
              <table:table-cell office:value-type="float" office:value="0.456058966422">
                <text:p>0.4560589664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">
                <text:p>49</text:p>
              </table:table-cell>
              <table:table-cell office:value-type="float" office:value="0.454077200439">
                <text:p>0.4540772004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">
                <text:p>49</text:p>
              </table:table-cell>
              <table:table-cell office:value-type="float" office:value="0.453071946687">
                <text:p>0.4530719466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99">
                <text:p>3999</text:p>
              </table:table-cell>
              <table:table-cell office:value-type="float" office:value="0.448763100242">
                <text:p>0.4487631002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">
                <text:p>49</text:p>
              </table:table-cell>
              <table:table-cell office:value-type="float" office:value="0.443320385081">
                <text:p>0.4433203850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99">
                <text:p>4999</text:p>
              </table:table-cell>
              <table:table-cell office:value-type="float" office:value="0.440542662932">
                <text:p>0.4405426629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99">
                <text:p>4999</text:p>
              </table:table-cell>
              <table:table-cell office:value-type="float" office:value="0.433346336962">
                <text:p>0.4333463369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99">
                <text:p>4999</text:p>
              </table:table-cell>
              <table:table-cell office:value-type="float" office:value="0.422143405054">
                <text:p>0.4221434050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99">
                <text:p>3999</text:p>
              </table:table-cell>
              <table:table-cell office:value-type="float" office:value="0.406960561721">
                <text:p>0.4069605617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99">
                <text:p>4999</text:p>
              </table:table-cell>
              <table:table-cell office:value-type="float" office:value="0.371306846228">
                <text:p>0.3713068462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legend chart:legend-position="end" svg:x="13.761cm" svg:y="4.188cm" style:legend-expansion="high" chart:style-name="ch2"/>
        <chart:plot-area chart:style-name="ch3" table:cell-range-address="nsp_en_3.A2:nsp_en_3.A93 nsp_en_3.C1:nsp_en_3.C93" chart:data-source-has-labels="row" svg:x="0.319cm" svg:y="0.179cm" svg:width="13.123cm" svg:height="8.617cm">
          <chartooo:coordinate-region svg:x="1.231cm" svg:y="0.379cm" svg:width="11.746cm" svg:height="7.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sp_en_3.C2:nsp_en_3.C93" chart:label-cell-address="nsp_en_3.C1:nsp_en_3.C1" chart:class="chart:scatter">
            <chart:domain table:cell-range-address="nsp_en_3.A2:nsp_en_3.A93"/>
            <chart:data-point chart:repeated="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MI_max</text:p>
                <draw:g>
                  <svg:desc>nsp_en_3.C1:nsp_en_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0">
                <text:p>9000</text:p>
                <draw:g>
                  <svg:desc>nsp_en_3.A2:nsp_en_3.A93</svg:desc>
                </draw:g>
              </table:table-cell>
              <table:table-cell office:value-type="float" office:value="NaN">
                <text:p>NaN</text:p>
                <draw:g>
                  <svg:desc>nsp_en_3.C2:nsp_en_3.C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">
                <text:p>9000</text:p>
              </table:table-cell>
              <table:table-cell office:value-type="float" office:value="0.414390622043">
                <text:p>0.4143906220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0.41246577904">
                <text:p>0.412465779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0">
                <text:p>9000</text:p>
              </table:table-cell>
              <table:table-cell office:value-type="float" office:value="0.412107197932">
                <text:p>0.412107197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0.41141795668">
                <text:p>0.41141795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">
                <text:p>8000</text:p>
              </table:table-cell>
              <table:table-cell office:value-type="float" office:value="0.410514308239">
                <text:p>0.4105143082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">
                <text:p>9000</text:p>
              </table:table-cell>
              <table:table-cell office:value-type="float" office:value="0.410510660076">
                <text:p>0.4105106600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0.41044546066">
                <text:p>0.41044546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0.410252115349">
                <text:p>0.4102521153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0.409876726733">
                <text:p>0.4098767267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">
                <text:p>8000</text:p>
              </table:table-cell>
              <table:table-cell office:value-type="float" office:value="0.409613945962">
                <text:p>0.4096139459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0">
                <text:p>7000</text:p>
              </table:table-cell>
              <table:table-cell office:value-type="float" office:value="0.409576698018">
                <text:p>0.409576698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00">
                <text:p>9000</text:p>
              </table:table-cell>
              <table:table-cell office:value-type="float" office:value="0.409278794889">
                <text:p>0.409278794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0">
                <text:p>8000</text:p>
              </table:table-cell>
              <table:table-cell office:value-type="float" office:value="0.409090327188">
                <text:p>0.4090903271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">
                <text:p>8000</text:p>
              </table:table-cell>
              <table:table-cell office:value-type="float" office:value="0.409019801196">
                <text:p>0.409019801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.408925424503">
                <text:p>0.4089254245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0">
                <text:p>6000</text:p>
              </table:table-cell>
              <table:table-cell office:value-type="float" office:value="0.408832473638">
                <text:p>0.4088324736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00">
                <text:p>7000</text:p>
              </table:table-cell>
              <table:table-cell office:value-type="float" office:value="0.408671091805">
                <text:p>0.4086710918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00">
                <text:p>8000</text:p>
              </table:table-cell>
              <table:table-cell office:value-type="float" office:value="0.407581863608">
                <text:p>0.4075818636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00">
                <text:p>7000</text:p>
              </table:table-cell>
              <table:table-cell office:value-type="float" office:value="0.407573391489">
                <text:p>0.4075733914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00">
                <text:p>7000</text:p>
              </table:table-cell>
              <table:table-cell office:value-type="float" office:value="0.40705636876">
                <text:p>0.407056368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00">
                <text:p>8000</text:p>
              </table:table-cell>
              <table:table-cell office:value-type="float" office:value="0.407055823309">
                <text:p>0.4070558233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00">
                <text:p>7000</text:p>
              </table:table-cell>
              <table:table-cell office:value-type="float" office:value="0.406234268329">
                <text:p>0.4062342683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00">
                <text:p>9000</text:p>
              </table:table-cell>
              <table:table-cell office:value-type="float" office:value="0.406071612151">
                <text:p>0.4060716121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0">
                <text:p>7000</text:p>
              </table:table-cell>
              <table:table-cell office:value-type="float" office:value="0.404232844531">
                <text:p>0.4042328445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0">
                <text:p>6000</text:p>
              </table:table-cell>
              <table:table-cell office:value-type="float" office:value="0.403969250643">
                <text:p>0.4039692506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00">
                <text:p>6000</text:p>
              </table:table-cell>
              <table:table-cell office:value-type="float" office:value="0.402163777758">
                <text:p>0.4021637777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0.400558795186">
                <text:p>0.4005587951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00">
                <text:p>7000</text:p>
              </table:table-cell>
              <table:table-cell office:value-type="float" office:value="0.400459117002">
                <text:p>0.400459117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0.400161851579">
                <text:p>0.4001618515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0.397915676492">
                <text:p>0.3979156764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">
                <text:p>6000</text:p>
              </table:table-cell>
              <table:table-cell office:value-type="float" office:value="0.397417993376">
                <text:p>0.3974179933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">
                <text:p>5000</text:p>
              </table:table-cell>
              <table:table-cell office:value-type="float" office:value="0.396537821424">
                <text:p>0.3965378214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0">
                <text:p>2000</text:p>
              </table:table-cell>
              <table:table-cell office:value-type="float" office:value="0.39466456806">
                <text:p>0.394664568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00">
                <text:p>6000</text:p>
              </table:table-cell>
              <table:table-cell office:value-type="float" office:value="0.392470230487">
                <text:p>0.3924702304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00">
                <text:p>4000</text:p>
              </table:table-cell>
              <table:table-cell office:value-type="float" office:value="0.392211504667">
                <text:p>0.392211504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00">
                <text:p>5000</text:p>
              </table:table-cell>
              <table:table-cell office:value-type="float" office:value="0.391933559917">
                <text:p>0.3919335599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00">
                <text:p>9000</text:p>
              </table:table-cell>
              <table:table-cell office:value-type="float" office:value="0.38828469282">
                <text:p>0.388284692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00">
                <text:p>3000</text:p>
              </table:table-cell>
              <table:table-cell office:value-type="float" office:value="0.388077359491">
                <text:p>0.3880773594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00">
                <text:p>7000</text:p>
              </table:table-cell>
              <table:table-cell office:value-type="float" office:value="0.386989808824">
                <text:p>0.3869898088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00">
                <text:p>9000</text:p>
              </table:table-cell>
              <table:table-cell office:value-type="float" office:value="0.386019710471">
                <text:p>0.3860197104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00">
                <text:p>6000</text:p>
              </table:table-cell>
              <table:table-cell office:value-type="float" office:value="0.385899024554">
                <text:p>0.3858990245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00">
                <text:p>9000</text:p>
              </table:table-cell>
              <table:table-cell office:value-type="float" office:value="0.383594270788">
                <text:p>0.3835942707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00">
                <text:p>5000</text:p>
              </table:table-cell>
              <table:table-cell office:value-type="float" office:value="0.38150386808">
                <text:p>0.381503868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00">
                <text:p>1500</text:p>
              </table:table-cell>
              <table:table-cell office:value-type="float" office:value="0.381175324686">
                <text:p>0.3811753246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00">
                <text:p>4000</text:p>
              </table:table-cell>
              <table:table-cell office:value-type="float" office:value="0.381045097569">
                <text:p>0.3810450975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00">
                <text:p>5000</text:p>
              </table:table-cell>
              <table:table-cell office:value-type="float" office:value="0.380503463082">
                <text:p>0.3805034630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00">
                <text:p>3000</text:p>
              </table:table-cell>
              <table:table-cell office:value-type="float" office:value="0.380203265351">
                <text:p>0.3802032653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00">
                <text:p>7000</text:p>
              </table:table-cell>
              <table:table-cell office:value-type="float" office:value="0.380132467393">
                <text:p>0.3801324673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0">
                <text:p>2000</text:p>
              </table:table-cell>
              <table:table-cell office:value-type="float" office:value="0.37874855594">
                <text:p>0.378748555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">
                <text:p>5000</text:p>
              </table:table-cell>
              <table:table-cell office:value-type="float" office:value="0.377295801825">
                <text:p>0.3772958018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0">
                <text:p>4000</text:p>
              </table:table-cell>
              <table:table-cell office:value-type="float" office:value="0.376920660653">
                <text:p>0.3769206606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00">
                <text:p>8000</text:p>
              </table:table-cell>
              <table:table-cell office:value-type="float" office:value="0.376261172176">
                <text:p>0.3762611721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00">
                <text:p>3000</text:p>
              </table:table-cell>
              <table:table-cell office:value-type="float" office:value="0.374633350553">
                <text:p>0.3746333505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00">
                <text:p>5000</text:p>
              </table:table-cell>
              <table:table-cell office:value-type="float" office:value="0.374056098121">
                <text:p>0.3740560981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00">
                <text:p>4000</text:p>
              </table:table-cell>
              <table:table-cell office:value-type="float" office:value="0.373092500629">
                <text:p>0.3730925006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000">
                <text:p>8000</text:p>
              </table:table-cell>
              <table:table-cell office:value-type="float" office:value="0.372170006109">
                <text:p>0.3721700061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00">
                <text:p>2000</text:p>
              </table:table-cell>
              <table:table-cell office:value-type="float" office:value="0.371462206393">
                <text:p>0.3714622063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0">
                <text:p>6000</text:p>
              </table:table-cell>
              <table:table-cell office:value-type="float" office:value="0.371455963167">
                <text:p>0.3714559631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00">
                <text:p>5000</text:p>
              </table:table-cell>
              <table:table-cell office:value-type="float" office:value="0.370651606303">
                <text:p>0.3706516063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00">
                <text:p>5000</text:p>
              </table:table-cell>
              <table:table-cell office:value-type="float" office:value="0.369261739652">
                <text:p>0.3692617396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00">
                <text:p>3000</text:p>
              </table:table-cell>
              <table:table-cell office:value-type="float" office:value="0.369117402277">
                <text:p>0.3691174022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00">
                <text:p>1500</text:p>
              </table:table-cell>
              <table:table-cell office:value-type="float" office:value="0.36831461668">
                <text:p>0.368314616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0">
                <text:p>1000</text:p>
              </table:table-cell>
              <table:table-cell office:value-type="float" office:value="0.366741914558">
                <text:p>0.3667419145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00">
                <text:p>4000</text:p>
              </table:table-cell>
              <table:table-cell office:value-type="float" office:value="0.366435925802">
                <text:p>0.3664359258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00">
                <text:p>3000</text:p>
              </table:table-cell>
              <table:table-cell office:value-type="float" office:value="0.365049675705">
                <text:p>0.3650496757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0">
                <text:p>2000</text:p>
              </table:table-cell>
              <table:table-cell office:value-type="float" office:value="0.364940300091">
                <text:p>0.3649403000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00">
                <text:p>5000</text:p>
              </table:table-cell>
              <table:table-cell office:value-type="float" office:value="0.364831170013">
                <text:p>0.3648311700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00">
                <text:p>5000</text:p>
              </table:table-cell>
              <table:table-cell office:value-type="float" office:value="0.36186577987">
                <text:p>0.361865779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00">
                <text:p>4000</text:p>
              </table:table-cell>
              <table:table-cell office:value-type="float" office:value="0.361017526073">
                <text:p>0.3610175260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00">
                <text:p>2000</text:p>
              </table:table-cell>
              <table:table-cell office:value-type="float" office:value="0.360332651299">
                <text:p>0.3603326512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00">
                <text:p>3000</text:p>
              </table:table-cell>
              <table:table-cell office:value-type="float" office:value="0.358205956399">
                <text:p>0.3582059563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00">
                <text:p>1500</text:p>
              </table:table-cell>
              <table:table-cell office:value-type="float" office:value="0.357663489209">
                <text:p>0.3576634892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00">
                <text:p>4000</text:p>
              </table:table-cell>
              <table:table-cell office:value-type="float" office:value="0.353602327761">
                <text:p>0.3536023277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00">
                <text:p>3000</text:p>
              </table:table-cell>
              <table:table-cell office:value-type="float" office:value="0.352212752464">
                <text:p>0.3522127524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00">
                <text:p>4000</text:p>
              </table:table-cell>
              <table:table-cell office:value-type="float" office:value="0.351260387396">
                <text:p>0.3512603873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00">
                <text:p>1500</text:p>
              </table:table-cell>
              <table:table-cell office:value-type="float" office:value="0.350055161826">
                <text:p>0.3500551618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0">
                <text:p>2000</text:p>
              </table:table-cell>
              <table:table-cell office:value-type="float" office:value="0.348663080965">
                <text:p>0.3486630809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0">
                <text:p>1000</text:p>
              </table:table-cell>
              <table:table-cell office:value-type="float" office:value="0.344028385007">
                <text:p>0.3440283850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0.340797842947">
                <text:p>0.3407978429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00">
                <text:p>1500</text:p>
              </table:table-cell>
              <table:table-cell office:value-type="float" office:value="0.336244489478">
                <text:p>0.3362444894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00">
                <text:p>1500</text:p>
              </table:table-cell>
              <table:table-cell office:value-type="float" office:value="0.316122642857">
                <text:p>0.3161226428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0">
                <text:p>1000</text:p>
              </table:table-cell>
              <table:table-cell office:value-type="float" office:value="0.315622767272">
                <text:p>0.3156227672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0">
                <text:p>500</text:p>
              </table:table-cell>
              <table:table-cell office:value-type="float" office:value="0.303641894257">
                <text:p>0.3036418942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0">
                <text:p>1000</text:p>
              </table:table-cell>
              <table:table-cell office:value-type="float" office:value="0.3020297272">
                <text:p>0.30202972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0">
                <text:p>500</text:p>
              </table:table-cell>
              <table:table-cell office:value-type="float" office:value="0.295797521377">
                <text:p>0.2957975213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">
                <text:p>100</text:p>
              </table:table-cell>
              <table:table-cell office:value-type="float" office:value="0.286670488621">
                <text:p>0.2866704886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0">
                <text:p>1000</text:p>
              </table:table-cell>
              <table:table-cell office:value-type="float" office:value="0.28451897762">
                <text:p>0.284518977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">
                <text:p>50</text:p>
              </table:table-cell>
              <table:table-cell office:value-type="float" office:value="0.279179499843">
                <text:p>0.2791794998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0.27134923651">
                <text:p>0.271349236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0">
                <text:p>500</text:p>
              </table:table-cell>
              <table:table-cell office:value-type="float" office:value="0.26300924703">
                <text:p>0.263009247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0">
                <text:p>500</text:p>
              </table:table-cell>
              <table:table-cell office:value-type="float" office:value="0.254850098364">
                <text:p>0.2548500983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legend chart:legend-position="end" svg:x="13.761cm" svg:y="4.188cm" style:legend-expansion="high" chart:style-name="ch2"/>
        <chart:plot-area chart:style-name="ch3" table:cell-range-address="nsp_en_3.B2:nsp_en_3.C93 nsp_en_3.C1:nsp_en_3.C1" chart:data-source-has-labels="row" svg:x="0.319cm" svg:y="0.179cm" svg:width="13.123cm" svg:height="8.617cm">
          <chartooo:coordinate-region svg:x="1.231cm" svg:y="0.379cm" svg:width="11.839cm" svg:height="7.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sp_en_3.C2:nsp_en_3.C93" chart:label-cell-address="nsp_en_3.C1:nsp_en_3.C1" chart:class="chart:scatter">
            <chart:domain table:cell-range-address="nsp_en_3.B2:nsp_en_3.B93"/>
            <chart:data-point chart:repeated="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MI_max</text:p>
                <draw:g>
                  <svg:desc>nsp_en_3.C1:nsp_en_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99">
                <text:p>3999</text:p>
                <draw:g>
                  <svg:desc>nsp_en_3.B2:nsp_en_3.B93</svg:desc>
                </draw:g>
              </table:table-cell>
              <table:table-cell office:value-type="float" office:value="NaN">
                <text:p>NaN</text:p>
                <draw:g>
                  <svg:desc>nsp_en_3.C2:nsp_en_3.C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99">
                <text:p>4999</text:p>
              </table:table-cell>
              <table:table-cell office:value-type="float" office:value="0.414390622043">
                <text:p>0.4143906220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9">
                <text:p>3999</text:p>
              </table:table-cell>
              <table:table-cell office:value-type="float" office:value="0.41246577904">
                <text:p>0.412465779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99">
                <text:p>2999</text:p>
              </table:table-cell>
              <table:table-cell office:value-type="float" office:value="0.412107197932">
                <text:p>0.412107197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99">
                <text:p>2999</text:p>
              </table:table-cell>
              <table:table-cell office:value-type="float" office:value="0.41141795668">
                <text:p>0.41141795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99">
                <text:p>2999</text:p>
              </table:table-cell>
              <table:table-cell office:value-type="float" office:value="0.410514308239">
                <text:p>0.4105143082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9">
                <text:p>1999</text:p>
              </table:table-cell>
              <table:table-cell office:value-type="float" office:value="0.410510660076">
                <text:p>0.4105106600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99">
                <text:p>2999</text:p>
              </table:table-cell>
              <table:table-cell office:value-type="float" office:value="0.41044546066">
                <text:p>0.41044546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9">
                <text:p>999</text:p>
              </table:table-cell>
              <table:table-cell office:value-type="float" office:value="0.410252115349">
                <text:p>0.4102521153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99">
                <text:p>1499</text:p>
              </table:table-cell>
              <table:table-cell office:value-type="float" office:value="0.409876726733">
                <text:p>0.4098767267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99">
                <text:p>1499</text:p>
              </table:table-cell>
              <table:table-cell office:value-type="float" office:value="0.409613945962">
                <text:p>0.4096139459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99">
                <text:p>1499</text:p>
              </table:table-cell>
              <table:table-cell office:value-type="float" office:value="0.409576698018">
                <text:p>0.409576698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9">
                <text:p>999</text:p>
              </table:table-cell>
              <table:table-cell office:value-type="float" office:value="0.409278794889">
                <text:p>0.409278794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9">
                <text:p>1999</text:p>
              </table:table-cell>
              <table:table-cell office:value-type="float" office:value="0.409090327188">
                <text:p>0.4090903271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9">
                <text:p>499</text:p>
              </table:table-cell>
              <table:table-cell office:value-type="float" office:value="0.409019801196">
                <text:p>0.409019801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99">
                <text:p>3999</text:p>
              </table:table-cell>
              <table:table-cell office:value-type="float" office:value="0.408925424503">
                <text:p>0.4089254245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99">
                <text:p>2999</text:p>
              </table:table-cell>
              <table:table-cell office:value-type="float" office:value="0.408832473638">
                <text:p>0.4088324736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9">
                <text:p>1999</text:p>
              </table:table-cell>
              <table:table-cell office:value-type="float" office:value="0.408671091805">
                <text:p>0.4086710918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9">
                <text:p>299</text:p>
              </table:table-cell>
              <table:table-cell office:value-type="float" office:value="0.407581863608">
                <text:p>0.4075818636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9">
                <text:p>3999</text:p>
              </table:table-cell>
              <table:table-cell office:value-type="float" office:value="0.407573391489">
                <text:p>0.4075733914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9">
                <text:p>999</text:p>
              </table:table-cell>
              <table:table-cell office:value-type="float" office:value="0.40705636876">
                <text:p>0.407056368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99">
                <text:p>4999</text:p>
              </table:table-cell>
              <table:table-cell office:value-type="float" office:value="0.407055823309">
                <text:p>0.4070558233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99">
                <text:p>4999</text:p>
              </table:table-cell>
              <table:table-cell office:value-type="float" office:value="0.406234268329">
                <text:p>0.4062342683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9">
                <text:p>499</text:p>
              </table:table-cell>
              <table:table-cell office:value-type="float" office:value="0.406071612151">
                <text:p>0.4060716121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9">
                <text:p>499</text:p>
              </table:table-cell>
              <table:table-cell office:value-type="float" office:value="0.404232844531">
                <text:p>0.4042328445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99">
                <text:p>1999</text:p>
              </table:table-cell>
              <table:table-cell office:value-type="float" office:value="0.403969250643">
                <text:p>0.4039692506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99">
                <text:p>1499</text:p>
              </table:table-cell>
              <table:table-cell office:value-type="float" office:value="0.402163777758">
                <text:p>0.4021637777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99">
                <text:p>4999</text:p>
              </table:table-cell>
              <table:table-cell office:value-type="float" office:value="0.400558795186">
                <text:p>0.4005587951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9">
                <text:p>299</text:p>
              </table:table-cell>
              <table:table-cell office:value-type="float" office:value="0.400459117002">
                <text:p>0.400459117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9">
                <text:p>999</text:p>
              </table:table-cell>
              <table:table-cell office:value-type="float" office:value="0.400161851579">
                <text:p>0.4001618515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99">
                <text:p>3999</text:p>
              </table:table-cell>
              <table:table-cell office:value-type="float" office:value="0.397915676492">
                <text:p>0.3979156764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9">
                <text:p>499</text:p>
              </table:table-cell>
              <table:table-cell office:value-type="float" office:value="0.397417993376">
                <text:p>0.3974179933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99">
                <text:p>3999</text:p>
              </table:table-cell>
              <table:table-cell office:value-type="float" office:value="0.396537821424">
                <text:p>0.3965378214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9">
                <text:p>1999</text:p>
              </table:table-cell>
              <table:table-cell office:value-type="float" office:value="0.39466456806">
                <text:p>0.394664568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9">
                <text:p>299</text:p>
              </table:table-cell>
              <table:table-cell office:value-type="float" office:value="0.392470230487">
                <text:p>0.3924702304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99">
                <text:p>2999</text:p>
              </table:table-cell>
              <table:table-cell office:value-type="float" office:value="0.392211504667">
                <text:p>0.392211504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99">
                <text:p>2999</text:p>
              </table:table-cell>
              <table:table-cell office:value-type="float" office:value="0.391933559917">
                <text:p>0.3919335599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">
                <text:p>49</text:p>
              </table:table-cell>
              <table:table-cell office:value-type="float" office:value="0.38828469282">
                <text:p>0.388284692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99">
                <text:p>1999</text:p>
              </table:table-cell>
              <table:table-cell office:value-type="float" office:value="0.388077359491">
                <text:p>0.3880773594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">
                <text:p>99</text:p>
              </table:table-cell>
              <table:table-cell office:value-type="float" office:value="0.386989808824">
                <text:p>0.3869898088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9">
                <text:p>299</text:p>
              </table:table-cell>
              <table:table-cell office:value-type="float" office:value="0.386019710471">
                <text:p>0.3860197104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">
                <text:p>99</text:p>
              </table:table-cell>
              <table:table-cell office:value-type="float" office:value="0.385899024554">
                <text:p>0.3858990245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">
                <text:p>99</text:p>
              </table:table-cell>
              <table:table-cell office:value-type="float" office:value="0.383594270788">
                <text:p>0.3835942707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9">
                <text:p>1999</text:p>
              </table:table-cell>
              <table:table-cell office:value-type="float" office:value="0.38150386808">
                <text:p>0.381503868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99">
                <text:p>1499</text:p>
              </table:table-cell>
              <table:table-cell office:value-type="float" office:value="0.381175324686">
                <text:p>0.3811753246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99">
                <text:p>1999</text:p>
              </table:table-cell>
              <table:table-cell office:value-type="float" office:value="0.381045097569">
                <text:p>0.3810450975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99">
                <text:p>4999</text:p>
              </table:table-cell>
              <table:table-cell office:value-type="float" office:value="0.380503463082">
                <text:p>0.3805034630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99">
                <text:p>1499</text:p>
              </table:table-cell>
              <table:table-cell office:value-type="float" office:value="0.380203265351">
                <text:p>0.3802032653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380132467393">
                <text:p>0.3801324673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99">
                <text:p>1499</text:p>
              </table:table-cell>
              <table:table-cell office:value-type="float" office:value="0.37874855594">
                <text:p>0.378748555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99">
                <text:p>1499</text:p>
              </table:table-cell>
              <table:table-cell office:value-type="float" office:value="0.377295801825">
                <text:p>0.3772958018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99">
                <text:p>1499</text:p>
              </table:table-cell>
              <table:table-cell office:value-type="float" office:value="0.376920660653">
                <text:p>0.3769206606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">
                <text:p>99</text:p>
              </table:table-cell>
              <table:table-cell office:value-type="float" office:value="0.376261172176">
                <text:p>0.3762611721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99">
                <text:p>999</text:p>
              </table:table-cell>
              <table:table-cell office:value-type="float" office:value="0.374633350553">
                <text:p>0.3746333505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9">
                <text:p>999</text:p>
              </table:table-cell>
              <table:table-cell office:value-type="float" office:value="0.374056098121">
                <text:p>0.3740560981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9">
                <text:p>999</text:p>
              </table:table-cell>
              <table:table-cell office:value-type="float" office:value="0.373092500629">
                <text:p>0.3730925006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">
                <text:p>49</text:p>
              </table:table-cell>
              <table:table-cell office:value-type="float" office:value="0.372170006109">
                <text:p>0.3721700061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9">
                <text:p>999</text:p>
              </table:table-cell>
              <table:table-cell office:value-type="float" office:value="0.371462206393">
                <text:p>0.3714622063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">
                <text:p>49</text:p>
              </table:table-cell>
              <table:table-cell office:value-type="float" office:value="0.371455963167">
                <text:p>0.3714559631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9">
                <text:p>499</text:p>
              </table:table-cell>
              <table:table-cell office:value-type="float" office:value="0.370651606303">
                <text:p>0.3706516063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9">
                <text:p>299</text:p>
              </table:table-cell>
              <table:table-cell office:value-type="float" office:value="0.369261739652">
                <text:p>0.3692617396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9">
                <text:p>499</text:p>
              </table:table-cell>
              <table:table-cell office:value-type="float" office:value="0.369117402277">
                <text:p>0.3691174022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9">
                <text:p>999</text:p>
              </table:table-cell>
              <table:table-cell office:value-type="float" office:value="0.36831461668">
                <text:p>0.368314616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9">
                <text:p>999</text:p>
              </table:table-cell>
              <table:table-cell office:value-type="float" office:value="0.366741914558">
                <text:p>0.3667419145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9">
                <text:p>499</text:p>
              </table:table-cell>
              <table:table-cell office:value-type="float" office:value="0.366435925802">
                <text:p>0.3664359258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9">
                <text:p>299</text:p>
              </table:table-cell>
              <table:table-cell office:value-type="float" office:value="0.365049675705">
                <text:p>0.3650496757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9">
                <text:p>499</text:p>
              </table:table-cell>
              <table:table-cell office:value-type="float" office:value="0.364940300091">
                <text:p>0.3649403000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9">
                <text:p>99</text:p>
              </table:table-cell>
              <table:table-cell office:value-type="float" office:value="0.364831170013">
                <text:p>0.3648311700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">
                <text:p>49</text:p>
              </table:table-cell>
              <table:table-cell office:value-type="float" office:value="0.36186577987">
                <text:p>0.361865779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9">
                <text:p>299</text:p>
              </table:table-cell>
              <table:table-cell office:value-type="float" office:value="0.361017526073">
                <text:p>0.3610175260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9">
                <text:p>299</text:p>
              </table:table-cell>
              <table:table-cell office:value-type="float" office:value="0.360332651299">
                <text:p>0.3603326512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9">
                <text:p>99</text:p>
              </table:table-cell>
              <table:table-cell office:value-type="float" office:value="0.358205956399">
                <text:p>0.3582059563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9">
                <text:p>499</text:p>
              </table:table-cell>
              <table:table-cell office:value-type="float" office:value="0.357663489209">
                <text:p>0.3576634892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9">
                <text:p>99</text:p>
              </table:table-cell>
              <table:table-cell office:value-type="float" office:value="0.353602327761">
                <text:p>0.3536023277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">
                <text:p>49</text:p>
              </table:table-cell>
              <table:table-cell office:value-type="float" office:value="0.352212752464">
                <text:p>0.3522127524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">
                <text:p>49</text:p>
              </table:table-cell>
              <table:table-cell office:value-type="float" office:value="0.351260387396">
                <text:p>0.3512603873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9">
                <text:p>299</text:p>
              </table:table-cell>
              <table:table-cell office:value-type="float" office:value="0.350055161826">
                <text:p>0.3500551618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9">
                <text:p>99</text:p>
              </table:table-cell>
              <table:table-cell office:value-type="float" office:value="0.348663080965">
                <text:p>0.3486630809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9">
                <text:p>499</text:p>
              </table:table-cell>
              <table:table-cell office:value-type="float" office:value="0.344028385007">
                <text:p>0.3440283850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">
                <text:p>49</text:p>
              </table:table-cell>
              <table:table-cell office:value-type="float" office:value="0.340797842947">
                <text:p>0.3407978429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9">
                <text:p>99</text:p>
              </table:table-cell>
              <table:table-cell office:value-type="float" office:value="0.336244489478">
                <text:p>0.3362444894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">
                <text:p>49</text:p>
              </table:table-cell>
              <table:table-cell office:value-type="float" office:value="0.316122642857">
                <text:p>0.3161226428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9">
                <text:p>299</text:p>
              </table:table-cell>
              <table:table-cell office:value-type="float" office:value="0.315622767272">
                <text:p>0.3156227672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9">
                <text:p>499</text:p>
              </table:table-cell>
              <table:table-cell office:value-type="float" office:value="0.303641894257">
                <text:p>0.3036418942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0.3020297272">
                <text:p>0.30202972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9">
                <text:p>299</text:p>
              </table:table-cell>
              <table:table-cell office:value-type="float" office:value="0.295797521377">
                <text:p>0.2957975213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">
                <text:p>49</text:p>
              </table:table-cell>
              <table:table-cell office:value-type="float" office:value="0.286670488621">
                <text:p>0.2866704886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">
                <text:p>49</text:p>
              </table:table-cell>
              <table:table-cell office:value-type="float" office:value="0.28451897762">
                <text:p>0.284518977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">
                <text:p>49</text:p>
              </table:table-cell>
              <table:table-cell office:value-type="float" office:value="0.279179499843">
                <text:p>0.2791794998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">
                <text:p>99</text:p>
              </table:table-cell>
              <table:table-cell office:value-type="float" office:value="0.27134923651">
                <text:p>0.271349236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">
                <text:p>99</text:p>
              </table:table-cell>
              <table:table-cell office:value-type="float" office:value="0.26300924703">
                <text:p>0.263009247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">
                <text:p>49</text:p>
              </table:table-cell>
              <table:table-cell office:value-type="float" office:value="0.254850098364">
                <text:p>0.2548500983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76cm" xlink:href=".." xlink:type="simple" chart:class="chart:scatter" chart:style-name="ch1">
        <chart:legend chart:legend-position="end" svg:x="13.73cm" svg:y="4.185cm" style:legend-expansion="high" chart:style-name="ch2"/>
        <chart:plot-area chart:style-name="ch3" table:cell-range-address="nsp_en_4.A2:nsp_en_4.A93 nsp_en_4.C1:nsp_en_4.C93" chart:data-source-has-labels="row" svg:x="0.319cm" svg:y="0.179cm" svg:width="13.092cm" svg:height="8.618cm">
          <chartooo:coordinate-region svg:x="1.056cm" svg:y="0.383cm" svg:width="11.88cm" svg:height="7.7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sp_en_4.C2:nsp_en_4.C93" chart:label-cell-address="nsp_en_4.C1:nsp_en_4.C1" chart:class="chart:scatter">
            <chart:domain table:cell-range-address="nsp_en_4.A2:nsp_en_4.A93"/>
            <chart:data-point chart:repeated="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NMI_max</text:p>
                <draw:g>
                  <svg:desc>nsp_en_4.C1:nsp_en_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0">
                <text:p>9000</text:p>
                <draw:g>
                  <svg:desc>nsp_en_4.A2:nsp_en_4.A93</svg:desc>
                </draw:g>
              </table:table-cell>
              <table:table-cell office:value-type="float" office:value="0.505214936539">
                <text:p>0.505214936539</text:p>
                <draw:g>
                  <svg:desc>nsp_en_4.C2:nsp_en_4.C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0.493200201649">
                <text:p>0.4932002016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0">
                <text:p>9000</text:p>
              </table:table-cell>
              <table:table-cell office:value-type="float" office:value="0.491341189829">
                <text:p>0.4913411898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0.488179146605">
                <text:p>0.4881791466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0">
                <text:p>9000</text:p>
              </table:table-cell>
              <table:table-cell office:value-type="float" office:value="0.487197500891">
                <text:p>0.4871975008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">
                <text:p>8000</text:p>
              </table:table-cell>
              <table:table-cell office:value-type="float" office:value="0.485891362477">
                <text:p>0.4858913624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0.483544362225">
                <text:p>0.483544362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0.483482279178">
                <text:p>0.4834822791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0">
                <text:p>7000</text:p>
              </table:table-cell>
              <table:table-cell office:value-type="float" office:value="0.483227725451">
                <text:p>0.483227725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0">
                <text:p>6000</text:p>
              </table:table-cell>
              <table:table-cell office:value-type="float" office:value="0.478316735361">
                <text:p>0.4783167353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">
                <text:p>6000</text:p>
              </table:table-cell>
              <table:table-cell office:value-type="float" office:value="0.475923209845">
                <text:p>0.4759232098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">
                <text:p>8000</text:p>
              </table:table-cell>
              <table:table-cell office:value-type="float" office:value="0.474994916383">
                <text:p>0.4749949163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">
                <text:p>6000</text:p>
              </table:table-cell>
              <table:table-cell office:value-type="float" office:value="0.474221298569">
                <text:p>0.4742212985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">
                <text:p>6000</text:p>
              </table:table-cell>
              <table:table-cell office:value-type="float" office:value="0.473933062328">
                <text:p>0.4739330623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0">
                <text:p>7000</text:p>
              </table:table-cell>
              <table:table-cell office:value-type="float" office:value="0.471079922468">
                <text:p>0.4710799224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">
                <text:p>5000</text:p>
              </table:table-cell>
              <table:table-cell office:value-type="float" office:value="0.469201227122">
                <text:p>0.4692012271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0">
                <text:p>5000</text:p>
              </table:table-cell>
              <table:table-cell office:value-type="float" office:value="0.469124285461">
                <text:p>0.4691242854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00">
                <text:p>5000</text:p>
              </table:table-cell>
              <table:table-cell office:value-type="float" office:value="0.462980847949">
                <text:p>0.4629808479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0">
                <text:p>5000</text:p>
              </table:table-cell>
              <table:table-cell office:value-type="float" office:value="0.462821441643">
                <text:p>0.4628214416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">
                <text:p>9000</text:p>
              </table:table-cell>
              <table:table-cell office:value-type="float" office:value="0.461059379038">
                <text:p>0.4610593790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0.454607028408">
                <text:p>0.4546070284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00">
                <text:p>6000</text:p>
              </table:table-cell>
              <table:table-cell office:value-type="float" office:value="0.453549043729">
                <text:p>0.4535490437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0.453447137815">
                <text:p>0.4534471378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00">
                <text:p>4000</text:p>
              </table:table-cell>
              <table:table-cell office:value-type="float" office:value="0.449427697885">
                <text:p>0.4494276978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">
                <text:p>4000</text:p>
              </table:table-cell>
              <table:table-cell office:value-type="float" office:value="0.447708710319">
                <text:p>0.4477087103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00">
                <text:p>7000</text:p>
              </table:table-cell>
              <table:table-cell office:value-type="float" office:value="0.442828742628">
                <text:p>0.4428287426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00">
                <text:p>5000</text:p>
              </table:table-cell>
              <table:table-cell office:value-type="float" office:value="0.439779571564">
                <text:p>0.4397795715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00">
                <text:p>3000</text:p>
              </table:table-cell>
              <table:table-cell office:value-type="float" office:value="0.438927060861">
                <text:p>0.4389270608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0">
                <text:p>4000</text:p>
              </table:table-cell>
              <table:table-cell office:value-type="float" office:value="0.438739658469">
                <text:p>0.4387396584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0.436854679875">
                <text:p>0.436854679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">
                <text:p>3000</text:p>
              </table:table-cell>
              <table:table-cell office:value-type="float" office:value="0.435910601588">
                <text:p>0.4359106015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00">
                <text:p>4000</text:p>
              </table:table-cell>
              <table:table-cell office:value-type="float" office:value="0.435840284369">
                <text:p>0.4358402843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00">
                <text:p>6000</text:p>
              </table:table-cell>
              <table:table-cell office:value-type="float" office:value="0.435802375231">
                <text:p>0.4358023752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0">
                <text:p>2000</text:p>
              </table:table-cell>
              <table:table-cell office:value-type="float" office:value="0.433490683769">
                <text:p>0.4334906837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0">
                <text:p>3000</text:p>
              </table:table-cell>
              <table:table-cell office:value-type="float" office:value="0.431712433591">
                <text:p>0.4317124335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00">
                <text:p>1500</text:p>
              </table:table-cell>
              <table:table-cell office:value-type="float" office:value="0.431199287475">
                <text:p>0.4311992874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00">
                <text:p>4000</text:p>
              </table:table-cell>
              <table:table-cell office:value-type="float" office:value="0.430128246305">
                <text:p>0.4301282463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00">
                <text:p>5000</text:p>
              </table:table-cell>
              <table:table-cell office:value-type="float" office:value="0.426740659924">
                <text:p>0.4267406599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">
                <text:p>2000</text:p>
              </table:table-cell>
              <table:table-cell office:value-type="float" office:value="0.424853387157">
                <text:p>0.4248533871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0.424475661564">
                <text:p>0.4244756615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00">
                <text:p>3000</text:p>
              </table:table-cell>
              <table:table-cell office:value-type="float" office:value="0.420784087323">
                <text:p>0.420784087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0">
                <text:p>1500</text:p>
              </table:table-cell>
              <table:table-cell office:value-type="float" office:value="0.420023252775">
                <text:p>0.4200232527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00">
                <text:p>3000</text:p>
              </table:table-cell>
              <table:table-cell office:value-type="float" office:value="0.417382782439">
                <text:p>0.4173827824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00">
                <text:p>4000</text:p>
              </table:table-cell>
              <table:table-cell office:value-type="float" office:value="0.416974820321">
                <text:p>0.4169748203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00">
                <text:p>3000</text:p>
              </table:table-cell>
              <table:table-cell office:value-type="float" office:value="0.416456488608">
                <text:p>0.4164564886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0">
                <text:p>2000</text:p>
              </table:table-cell>
              <table:table-cell office:value-type="float" office:value="0.414484575163">
                <text:p>0.4144845751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000">
                <text:p>8000</text:p>
              </table:table-cell>
              <table:table-cell office:value-type="float" office:value="0.410429144549">
                <text:p>0.4104291445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0">
                <text:p>2000</text:p>
              </table:table-cell>
              <table:table-cell office:value-type="float" office:value="0.408984935999">
                <text:p>0.408984935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0">
                <text:p>2000</text:p>
              </table:table-cell>
              <table:table-cell office:value-type="float" office:value="0.407864679198">
                <text:p>0.4078646791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0">
                <text:p>1500</text:p>
              </table:table-cell>
              <table:table-cell office:value-type="float" office:value="0.406295904786">
                <text:p>0.4062959047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00">
                <text:p>9000</text:p>
              </table:table-cell>
              <table:table-cell office:value-type="float" office:value="0.406107952497">
                <text:p>0.4061079524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0">
                <text:p>2000</text:p>
              </table:table-cell>
              <table:table-cell office:value-type="float" office:value="0.40593938245">
                <text:p>0.405939382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00">
                <text:p>1500</text:p>
              </table:table-cell>
              <table:table-cell office:value-type="float" office:value="0.405890716797">
                <text:p>0.4058907167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00">
                <text:p>5000</text:p>
              </table:table-cell>
              <table:table-cell office:value-type="float" office:value="0.403129869985">
                <text:p>0.4031298699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0">
                <text:p>1000</text:p>
              </table:table-cell>
              <table:table-cell office:value-type="float" office:value="0.402985920611">
                <text:p>0.4029859206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0">
                <text:p>1000</text:p>
              </table:table-cell>
              <table:table-cell office:value-type="float" office:value="0.401973106935">
                <text:p>0.4019731069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00">
                <text:p>6000</text:p>
              </table:table-cell>
              <table:table-cell office:value-type="float" office:value="0.400918359966">
                <text:p>0.4009183599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00">
                <text:p>2000</text:p>
              </table:table-cell>
              <table:table-cell office:value-type="float" office:value="0.399662958969">
                <text:p>0.3996629589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0">
                <text:p>1000</text:p>
              </table:table-cell>
              <table:table-cell office:value-type="float" office:value="0.399366394156">
                <text:p>0.3993663941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00">
                <text:p>1500</text:p>
              </table:table-cell>
              <table:table-cell office:value-type="float" office:value="0.398472650833">
                <text:p>0.3984726508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00">
                <text:p>7000</text:p>
              </table:table-cell>
              <table:table-cell office:value-type="float" office:value="0.398045448356">
                <text:p>0.3980454483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00">
                <text:p>8000</text:p>
              </table:table-cell>
              <table:table-cell office:value-type="float" office:value="0.394064849014">
                <text:p>0.3940648490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0">
                <text:p>1000</text:p>
              </table:table-cell>
              <table:table-cell office:value-type="float" office:value="0.389814276874">
                <text:p>0.3898142768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0">
                <text:p>1000</text:p>
              </table:table-cell>
              <table:table-cell office:value-type="float" office:value="0.387599364158">
                <text:p>0.3875993641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00">
                <text:p>7000</text:p>
              </table:table-cell>
              <table:table-cell office:value-type="float" office:value="0.386081898104">
                <text:p>0.3860818981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00">
                <text:p>1500</text:p>
              </table:table-cell>
              <table:table-cell office:value-type="float" office:value="0.384369304933">
                <text:p>0.3843693049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00">
                <text:p>3000</text:p>
              </table:table-cell>
              <table:table-cell office:value-type="float" office:value="0.381946347594">
                <text:p>0.3819463475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00">
                <text:p>8000</text:p>
              </table:table-cell>
              <table:table-cell office:value-type="float" office:value="0.38138285795">
                <text:p>0.381382857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00">
                <text:p>6000</text:p>
              </table:table-cell>
              <table:table-cell office:value-type="float" office:value="0.375679723747">
                <text:p>0.3756797237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0.371314341411">
                <text:p>0.3713143414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0">
                <text:p>500</text:p>
              </table:table-cell>
              <table:table-cell office:value-type="float" office:value="0.354730487703">
                <text:p>0.3547304877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0">
                <text:p>500</text:p>
              </table:table-cell>
              <table:table-cell office:value-type="float" office:value="0.349682405245">
                <text:p>0.3496824052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00">
                <text:p>6000</text:p>
              </table:table-cell>
              <table:table-cell office:value-type="float" office:value="0.346894530761">
                <text:p>0.3468945307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00">
                <text:p>5000</text:p>
              </table:table-cell>
              <table:table-cell office:value-type="float" office:value="0.346505770174">
                <text:p>0.3465057701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0">
                <text:p>500</text:p>
              </table:table-cell>
              <table:table-cell office:value-type="float" office:value="0.338746540216">
                <text:p>0.3387465402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0">
                <text:p>500</text:p>
              </table:table-cell>
              <table:table-cell office:value-type="float" office:value="0.337585316821">
                <text:p>0.3375853168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00">
                <text:p>7000</text:p>
              </table:table-cell>
              <table:table-cell office:value-type="float" office:value="0.330054203661">
                <text:p>0.3300542036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000">
                <text:p>6000</text:p>
              </table:table-cell>
              <table:table-cell office:value-type="float" office:value="0.329096086183">
                <text:p>0.3290960861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00">
                <text:p>4000</text:p>
              </table:table-cell>
              <table:table-cell office:value-type="float" office:value="0.328168463925">
                <text:p>0.3281684639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00">
                <text:p>9000</text:p>
              </table:table-cell>
              <table:table-cell office:value-type="float" office:value="0.324539000873">
                <text:p>0.3245390008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0">
                <text:p>9000</text:p>
              </table:table-cell>
              <table:table-cell office:value-type="float" office:value="0.314820249248">
                <text:p>0.3148202492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00">
                <text:p>8000</text:p>
              </table:table-cell>
              <table:table-cell office:value-type="float" office:value="0.302160043794">
                <text:p>0.3021600437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00">
                <text:p>9000</text:p>
              </table:table-cell>
              <table:table-cell office:value-type="float" office:value="0.301174485255">
                <text:p>0.3011744852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000">
                <text:p>8000</text:p>
              </table:table-cell>
              <table:table-cell office:value-type="float" office:value="0.291107156563">
                <text:p>0.2911071565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00">
                <text:p>9000</text:p>
              </table:table-cell>
              <table:table-cell office:value-type="float" office:value="0.288565625849">
                <text:p>0.2885656258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00">
                <text:p>5000</text:p>
              </table:table-cell>
              <table:table-cell office:value-type="float" office:value="0.287849610053">
                <text:p>0.2878496100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00">
                <text:p>7000</text:p>
              </table:table-cell>
              <table:table-cell office:value-type="float" office:value="0.281308105445">
                <text:p>0.2813081054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000">
                <text:p>8000</text:p>
              </table:table-cell>
              <table:table-cell office:value-type="float" office:value="0.27890209999">
                <text:p>0.2789020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00">
                <text:p>9000</text:p>
              </table:table-cell>
              <table:table-cell office:value-type="float" office:value="0.276267318654">
                <text:p>0.2762673186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0.251860320817">
                <text:p>0.2518603208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0.236383575434">
                <text:p>0.2363835754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">
                <text:p>50</text:p>
              </table:table-cell>
              <table:table-cell office:value-type="float" office:value="0.0103845268804">
                <text:p>0.01038452688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76cm" xlink:href=".." xlink:type="simple" chart:class="chart:scatter" chart:style-name="ch1">
        <chart:legend chart:legend-position="end" svg:x="13.731cm" svg:y="4.185cm" style:legend-expansion="high" chart:style-name="ch2"/>
        <chart:plot-area chart:style-name="ch3" table:cell-range-address="nsp_en_4.B2:nsp_en_4.C93 nsp_en_4.C1:nsp_en_4.C1" chart:data-source-has-labels="row" svg:x="0.319cm" svg:y="0.179cm" svg:width="13.093cm" svg:height="8.618cm">
          <chartooo:coordinate-region svg:x="1.056cm" svg:y="0.383cm" svg:width="11.976cm" svg:height="7.7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sp_en_4.C2:nsp_en_4.C93" chart:label-cell-address="nsp_en_4.C1:nsp_en_4.C1" chart:class="chart:scatter">
            <chart:domain table:cell-range-address="nsp_en_4.B2:nsp_en_4.B93"/>
            <chart:data-point chart:repeated="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NMI_max</text:p>
                <draw:g>
                  <svg:desc>nsp_en_4.C1:nsp_en_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">
                <text:p>49</text:p>
                <draw:g>
                  <svg:desc>nsp_en_4.B2:nsp_en_4.B93</svg:desc>
                </draw:g>
              </table:table-cell>
              <table:table-cell office:value-type="float" office:value="0.505214936539">
                <text:p>0.505214936539</text:p>
                <draw:g>
                  <svg:desc>nsp_en_4.C2:nsp_en_4.C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0.493200201649">
                <text:p>0.4932002016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0.491341189829">
                <text:p>0.4913411898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0.488179146605">
                <text:p>0.4881791466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9">
                <text:p>299</text:p>
              </table:table-cell>
              <table:table-cell office:value-type="float" office:value="0.487197500891">
                <text:p>0.4871975008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9">
                <text:p>299</text:p>
              </table:table-cell>
              <table:table-cell office:value-type="float" office:value="0.485891362477">
                <text:p>0.4858913624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0.483544362225">
                <text:p>0.483544362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9">
                <text:p>299</text:p>
              </table:table-cell>
              <table:table-cell office:value-type="float" office:value="0.483482279178">
                <text:p>0.4834822791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0.483227725451">
                <text:p>0.483227725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0.478316735361">
                <text:p>0.4783167353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9">
                <text:p>299</text:p>
              </table:table-cell>
              <table:table-cell office:value-type="float" office:value="0.475923209845">
                <text:p>0.4759232098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9">
                <text:p>499</text:p>
              </table:table-cell>
              <table:table-cell office:value-type="float" office:value="0.474994916383">
                <text:p>0.4749949163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0.474221298569">
                <text:p>0.4742212985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9">
                <text:p>499</text:p>
              </table:table-cell>
              <table:table-cell office:value-type="float" office:value="0.473933062328">
                <text:p>0.4739330623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9">
                <text:p>499</text:p>
              </table:table-cell>
              <table:table-cell office:value-type="float" office:value="0.471079922468">
                <text:p>0.4710799224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0.469201227122">
                <text:p>0.4692012271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0.469124285461">
                <text:p>0.4691242854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9">
                <text:p>499</text:p>
              </table:table-cell>
              <table:table-cell office:value-type="float" office:value="0.462980847949">
                <text:p>0.4629808479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">
                <text:p>49</text:p>
              </table:table-cell>
              <table:table-cell office:value-type="float" office:value="0.462821441643">
                <text:p>0.4628214416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9">
                <text:p>499</text:p>
              </table:table-cell>
              <table:table-cell office:value-type="float" office:value="0.461059379038">
                <text:p>0.4610593790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9">
                <text:p>499</text:p>
              </table:table-cell>
              <table:table-cell office:value-type="float" office:value="0.454607028408">
                <text:p>0.4546070284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9">
                <text:p>999</text:p>
              </table:table-cell>
              <table:table-cell office:value-type="float" office:value="0.453549043729">
                <text:p>0.4535490437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9">
                <text:p>999</text:p>
              </table:table-cell>
              <table:table-cell office:value-type="float" office:value="0.453447137815">
                <text:p>0.4534471378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">
                <text:p>49</text:p>
              </table:table-cell>
              <table:table-cell office:value-type="float" office:value="0.449427697885">
                <text:p>0.4494276978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9">
                <text:p>999</text:p>
              </table:table-cell>
              <table:table-cell office:value-type="float" office:value="0.447708710319">
                <text:p>0.4477087103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9">
                <text:p>999</text:p>
              </table:table-cell>
              <table:table-cell office:value-type="float" office:value="0.442828742628">
                <text:p>0.4428287426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99">
                <text:p>1499</text:p>
              </table:table-cell>
              <table:table-cell office:value-type="float" office:value="0.439779571564">
                <text:p>0.4397795715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">
                <text:p>49</text:p>
              </table:table-cell>
              <table:table-cell office:value-type="float" office:value="0.438927060861">
                <text:p>0.4389270608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99">
                <text:p>1499</text:p>
              </table:table-cell>
              <table:table-cell office:value-type="float" office:value="0.438739658469">
                <text:p>0.4387396584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99">
                <text:p>1999</text:p>
              </table:table-cell>
              <table:table-cell office:value-type="float" office:value="0.436854679875">
                <text:p>0.436854679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9">
                <text:p>999</text:p>
              </table:table-cell>
              <table:table-cell office:value-type="float" office:value="0.435910601588">
                <text:p>0.4359106015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9">
                <text:p>299</text:p>
              </table:table-cell>
              <table:table-cell office:value-type="float" office:value="0.435840284369">
                <text:p>0.4358402843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99">
                <text:p>1499</text:p>
              </table:table-cell>
              <table:table-cell office:value-type="float" office:value="0.435802375231">
                <text:p>0.4358023752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9">
                <text:p>299</text:p>
              </table:table-cell>
              <table:table-cell office:value-type="float" office:value="0.433490683769">
                <text:p>0.4334906837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99">
                <text:p>1499</text:p>
              </table:table-cell>
              <table:table-cell office:value-type="float" office:value="0.431712433591">
                <text:p>0.4317124335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9">
                <text:p>499</text:p>
              </table:table-cell>
              <table:table-cell office:value-type="float" office:value="0.431199287475">
                <text:p>0.4311992874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9">
                <text:p>1999</text:p>
              </table:table-cell>
              <table:table-cell office:value-type="float" office:value="0.430128246305">
                <text:p>0.4301282463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9">
                <text:p>1999</text:p>
              </table:table-cell>
              <table:table-cell office:value-type="float" office:value="0.426740659924">
                <text:p>0.4267406599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">
                <text:p>49</text:p>
              </table:table-cell>
              <table:table-cell office:value-type="float" office:value="0.424853387157">
                <text:p>0.4248533871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">
                <text:p>99</text:p>
              </table:table-cell>
              <table:table-cell office:value-type="float" office:value="0.424475661564">
                <text:p>0.4244756615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9">
                <text:p>499</text:p>
              </table:table-cell>
              <table:table-cell office:value-type="float" office:value="0.420784087323">
                <text:p>0.420784087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0.420023252775">
                <text:p>0.4200232527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">
                <text:p>99</text:p>
              </table:table-cell>
              <table:table-cell office:value-type="float" office:value="0.417382782439">
                <text:p>0.4173827824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99">
                <text:p>2999</text:p>
              </table:table-cell>
              <table:table-cell office:value-type="float" office:value="0.416974820321">
                <text:p>0.4169748203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9">
                <text:p>299</text:p>
              </table:table-cell>
              <table:table-cell office:value-type="float" office:value="0.416456488608">
                <text:p>0.4164564886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">
                <text:p>99</text:p>
              </table:table-cell>
              <table:table-cell office:value-type="float" office:value="0.414484575163">
                <text:p>0.4144845751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9">
                <text:p>999</text:p>
              </table:table-cell>
              <table:table-cell office:value-type="float" office:value="0.410429144549">
                <text:p>0.4104291445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9">
                <text:p>499</text:p>
              </table:table-cell>
              <table:table-cell office:value-type="float" office:value="0.408984935999">
                <text:p>0.408984935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9">
                <text:p>999</text:p>
              </table:table-cell>
              <table:table-cell office:value-type="float" office:value="0.407864679198">
                <text:p>0.4078646791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9">
                <text:p>299</text:p>
              </table:table-cell>
              <table:table-cell office:value-type="float" office:value="0.406295904786">
                <text:p>0.4062959047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9">
                <text:p>999</text:p>
              </table:table-cell>
              <table:table-cell office:value-type="float" office:value="0.406107952497">
                <text:p>0.4061079524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99">
                <text:p>1999</text:p>
              </table:table-cell>
              <table:table-cell office:value-type="float" office:value="0.40593938245">
                <text:p>0.405939382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">
                <text:p>99</text:p>
              </table:table-cell>
              <table:table-cell office:value-type="float" office:value="0.405890716797">
                <text:p>0.4058907167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99">
                <text:p>2999</text:p>
              </table:table-cell>
              <table:table-cell office:value-type="float" office:value="0.403129869985">
                <text:p>0.4031298699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">
                <text:p>49</text:p>
              </table:table-cell>
              <table:table-cell office:value-type="float" office:value="0.402985920611">
                <text:p>0.4029859206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9">
                <text:p>999</text:p>
              </table:table-cell>
              <table:table-cell office:value-type="float" office:value="0.401973106935">
                <text:p>0.4019731069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99">
                <text:p>1999</text:p>
              </table:table-cell>
              <table:table-cell office:value-type="float" office:value="0.400918359966">
                <text:p>0.4009183599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99">
                <text:p>1499</text:p>
              </table:table-cell>
              <table:table-cell office:value-type="float" office:value="0.399662958969">
                <text:p>0.3996629589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">
                <text:p>99</text:p>
              </table:table-cell>
              <table:table-cell office:value-type="float" office:value="0.399366394156">
                <text:p>0.3993663941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99">
                <text:p>999</text:p>
              </table:table-cell>
              <table:table-cell office:value-type="float" office:value="0.398472650833">
                <text:p>0.3984726508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99">
                <text:p>1499</text:p>
              </table:table-cell>
              <table:table-cell office:value-type="float" office:value="0.398045448356">
                <text:p>0.3980454483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99">
                <text:p>1499</text:p>
              </table:table-cell>
              <table:table-cell office:value-type="float" office:value="0.394064849014">
                <text:p>0.3940648490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9">
                <text:p>499</text:p>
              </table:table-cell>
              <table:table-cell office:value-type="float" office:value="0.389814276874">
                <text:p>0.3898142768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9">
                <text:p>299</text:p>
              </table:table-cell>
              <table:table-cell office:value-type="float" office:value="0.387599364158">
                <text:p>0.3875993641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99">
                <text:p>1999</text:p>
              </table:table-cell>
              <table:table-cell office:value-type="float" office:value="0.386081898104">
                <text:p>0.3860818981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99">
                <text:p>1499</text:p>
              </table:table-cell>
              <table:table-cell office:value-type="float" office:value="0.384369304933">
                <text:p>0.3843693049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99">
                <text:p>2999</text:p>
              </table:table-cell>
              <table:table-cell office:value-type="float" office:value="0.381946347594">
                <text:p>0.3819463475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99">
                <text:p>1999</text:p>
              </table:table-cell>
              <table:table-cell office:value-type="float" office:value="0.38138285795">
                <text:p>0.381382857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99">
                <text:p>2999</text:p>
              </table:table-cell>
              <table:table-cell office:value-type="float" office:value="0.375679723747">
                <text:p>0.3756797237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99">
                <text:p>2999</text:p>
              </table:table-cell>
              <table:table-cell office:value-type="float" office:value="0.371314341411">
                <text:p>0.3713143414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">
                <text:p>49</text:p>
              </table:table-cell>
              <table:table-cell office:value-type="float" office:value="0.354730487703">
                <text:p>0.3547304877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9">
                <text:p>99</text:p>
              </table:table-cell>
              <table:table-cell office:value-type="float" office:value="0.349682405245">
                <text:p>0.3496824052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99">
                <text:p>3999</text:p>
              </table:table-cell>
              <table:table-cell office:value-type="float" office:value="0.346894530761">
                <text:p>0.3468945307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99">
                <text:p>3999</text:p>
              </table:table-cell>
              <table:table-cell office:value-type="float" office:value="0.346505770174">
                <text:p>0.3465057701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9">
                <text:p>499</text:p>
              </table:table-cell>
              <table:table-cell office:value-type="float" office:value="0.338746540216">
                <text:p>0.3387465402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9">
                <text:p>299</text:p>
              </table:table-cell>
              <table:table-cell office:value-type="float" office:value="0.337585316821">
                <text:p>0.3375853168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99">
                <text:p>3999</text:p>
              </table:table-cell>
              <table:table-cell office:value-type="float" office:value="0.330054203661">
                <text:p>0.3300542036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99">
                <text:p>4999</text:p>
              </table:table-cell>
              <table:table-cell office:value-type="float" office:value="0.329096086183">
                <text:p>0.3290960861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99">
                <text:p>3999</text:p>
              </table:table-cell>
              <table:table-cell office:value-type="float" office:value="0.328168463925">
                <text:p>0.3281684639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99">
                <text:p>1499</text:p>
              </table:table-cell>
              <table:table-cell office:value-type="float" office:value="0.324539000873">
                <text:p>0.3245390008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99">
                <text:p>1999</text:p>
              </table:table-cell>
              <table:table-cell office:value-type="float" office:value="0.314820249248">
                <text:p>0.3148202492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99">
                <text:p>2999</text:p>
              </table:table-cell>
              <table:table-cell office:value-type="float" office:value="0.302160043794">
                <text:p>0.3021600437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99">
                <text:p>2999</text:p>
              </table:table-cell>
              <table:table-cell office:value-type="float" office:value="0.301174485255">
                <text:p>0.3011744852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99">
                <text:p>3999</text:p>
              </table:table-cell>
              <table:table-cell office:value-type="float" office:value="0.291107156563">
                <text:p>0.2911071565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99">
                <text:p>3999</text:p>
              </table:table-cell>
              <table:table-cell office:value-type="float" office:value="0.288565625849">
                <text:p>0.2885656258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99">
                <text:p>4999</text:p>
              </table:table-cell>
              <table:table-cell office:value-type="float" office:value="0.287849610053">
                <text:p>0.2878496100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99">
                <text:p>4999</text:p>
              </table:table-cell>
              <table:table-cell office:value-type="float" office:value="0.281308105445">
                <text:p>0.2813081054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99">
                <text:p>4999</text:p>
              </table:table-cell>
              <table:table-cell office:value-type="float" office:value="0.27890209999">
                <text:p>0.2789020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99">
                <text:p>4999</text:p>
              </table:table-cell>
              <table:table-cell office:value-type="float" office:value="0.276267318654">
                <text:p>0.2762673186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">
                <text:p>49</text:p>
              </table:table-cell>
              <table:table-cell office:value-type="float" office:value="0.251860320817">
                <text:p>0.2518603208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">
                <text:p>99</text:p>
              </table:table-cell>
              <table:table-cell office:value-type="float" office:value="0.236383575434">
                <text:p>0.2363835754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">
                <text:p>49</text:p>
              </table:table-cell>
              <table:table-cell office:value-type="float" office:value="0.0103845268804">
                <text:p>0.010384526880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